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ac53b" officeooo:paragraph-rsid="0437f040"/>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1f540b" officeooo:paragraph-rsid="04ec8584" style:font-size-asian="10pt" style:font-size-complex="10pt"/>
    </style:style>
    <style:style style:name="P35" style:family="paragraph" style:parent-style-name="Text_20_body">
      <style:text-properties style:font-name="Courier 10 Pitch" fo:font-size="10pt" officeooo:rsid="031f540b" officeooo:paragraph-rsid="04fb96a0" style:font-size-asian="10pt" style:font-size-complex="10pt"/>
    </style:style>
    <style:style style:name="P36" style:family="paragraph" style:parent-style-name="Text_20_body">
      <style:text-properties style:font-name="Courier 10 Pitch" fo:font-size="10pt" officeooo:rsid="031f540b" officeooo:paragraph-rsid="0523d8e6" style:font-size-asian="10pt" style:font-size-complex="10pt"/>
    </style:style>
    <style:style style:name="P37" style:family="paragraph" style:parent-style-name="Text_20_body">
      <style:text-properties style:font-name="Courier 10 Pitch" fo:font-size="10pt" officeooo:rsid="031f540b" officeooo:paragraph-rsid="0541a501"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6e8d2" officeooo:paragraph-rsid="0541a501" style:font-size-asian="10pt" style:font-size-complex="10pt"/>
    </style:style>
    <style:style style:name="P50" style:family="paragraph" style:parent-style-name="Text_20_body">
      <style:text-properties style:font-name="Courier 10 Pitch" fo:font-size="10pt" officeooo:rsid="0327e025" officeooo:paragraph-rsid="0327e025" style:font-size-asian="10pt" style:font-size-complex="10pt"/>
    </style:style>
    <style:style style:name="P51" style:family="paragraph" style:parent-style-name="Text_20_body">
      <style:text-properties style:font-name="Courier 10 Pitch" fo:font-size="10pt" officeooo:rsid="0327e025" officeooo:paragraph-rsid="0418b527" style:font-size-asian="10pt" style:font-size-complex="10pt"/>
    </style:style>
    <style:style style:name="P52" style:family="paragraph" style:parent-style-name="Text_20_body">
      <style:text-properties style:font-name="Courier 10 Pitch" fo:font-size="10pt" officeooo:rsid="0327e025" officeooo:paragraph-rsid="041b81c1" style:font-size-asian="10pt" style:font-size-complex="10pt"/>
    </style:style>
    <style:style style:name="P53" style:family="paragraph" style:parent-style-name="Text_20_body">
      <style:text-properties style:font-name="Courier 10 Pitch" fo:font-size="10pt" officeooo:rsid="0328ac2b" officeooo:paragraph-rsid="0328ac2b" style:font-size-asian="10pt" style:font-size-complex="10pt"/>
    </style:style>
    <style:style style:name="P54" style:family="paragraph" style:parent-style-name="Text_20_body">
      <style:text-properties style:font-name="Courier 10 Pitch" fo:font-size="10pt" officeooo:rsid="0329a59c" officeooo:paragraph-rsid="0329a59c" style:font-size-asian="10pt" style:font-size-complex="10pt"/>
    </style:style>
    <style:style style:name="P55" style:family="paragraph" style:parent-style-name="Text_20_body">
      <style:text-properties style:font-name="Courier 10 Pitch" fo:font-size="10pt" officeooo:rsid="032bbb2b" officeooo:paragraph-rsid="032bbb2b" style:font-size-asian="10pt" style:font-size-complex="10pt"/>
    </style:style>
    <style:style style:name="P56" style:family="paragraph" style:parent-style-name="Text_20_body">
      <style:text-properties style:font-name="Courier 10 Pitch" fo:font-size="10pt" officeooo:rsid="032bbb2b" officeooo:paragraph-rsid="03a1518e" style:font-size-asian="10pt" style:font-size-complex="10pt"/>
    </style:style>
    <style:style style:name="P57" style:family="paragraph" style:parent-style-name="Text_20_body">
      <style:text-properties style:font-name="Courier 10 Pitch" fo:font-size="10pt" officeooo:rsid="032bbb2b" officeooo:paragraph-rsid="03f02129"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style:font-name="Liberation Serif" fo:font-size="12pt" officeooo:rsid="04ec8584" officeooo:paragraph-rsid="0541a501" style:font-size-asian="10.5pt" style:font-size-complex="12pt"/>
    </style:style>
    <style:style style:name="P84" style:family="paragraph" style:parent-style-name="Text_20_body">
      <style:text-properties officeooo:rsid="0279dac1" officeooo:paragraph-rsid="0279dac1"/>
    </style:style>
    <style:style style:name="P85" style:family="paragraph" style:parent-style-name="Text_20_body">
      <style:text-properties officeooo:rsid="02840250" officeooo:paragraph-rsid="02840250"/>
    </style:style>
    <style:style style:name="P86" style:family="paragraph" style:parent-style-name="Text_20_body">
      <style:text-properties officeooo:rsid="028a9b5e" officeooo:paragraph-rsid="028a9b5e"/>
    </style:style>
    <style:style style:name="P87" style:family="paragraph" style:parent-style-name="Text_20_body">
      <style:text-properties officeooo:rsid="028a9b5e" officeooo:paragraph-rsid="03748cbf"/>
    </style:style>
    <style:style style:name="P88" style:family="paragraph" style:parent-style-name="Text_20_body">
      <style:text-properties officeooo:rsid="028d3a22" officeooo:paragraph-rsid="028f620e"/>
    </style:style>
    <style:style style:name="P89" style:family="paragraph" style:parent-style-name="Text_20_body">
      <style:text-properties officeooo:rsid="028d3a22" officeooo:paragraph-rsid="028d3a22"/>
    </style:style>
    <style:style style:name="P90" style:family="paragraph" style:parent-style-name="Text_20_body">
      <style:text-properties officeooo:rsid="0292c63c" officeooo:paragraph-rsid="0292c63c"/>
    </style:style>
    <style:style style:name="P91" style:family="paragraph" style:parent-style-name="Text_20_body">
      <style:text-properties officeooo:rsid="0292c63c" officeooo:paragraph-rsid="029af454"/>
    </style:style>
    <style:style style:name="P92" style:family="paragraph" style:parent-style-name="Text_20_body">
      <style:text-properties officeooo:rsid="02a13947" officeooo:paragraph-rsid="03639f12"/>
    </style:style>
    <style:style style:name="P93" style:family="paragraph" style:parent-style-name="Text_20_body">
      <style:paragraph-properties fo:text-align="start" style:justify-single-word="false"/>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59aa0a"/>
    </style:style>
    <style:style style:name="P95" style:family="paragraph" style:parent-style-name="Text_20_body">
      <style:paragraph-properties fo:text-align="start" style:justify-single-word="false"/>
      <style:text-properties officeooo:rsid="0202f779" officeooo:paragraph-rsid="0202f779"/>
    </style:style>
    <style:style style:name="P96" style:family="paragraph" style:parent-style-name="Text_20_body">
      <style:text-properties officeooo:rsid="02a64632" officeooo:paragraph-rsid="02a64632"/>
    </style:style>
    <style:style style:name="P97" style:family="paragraph" style:parent-style-name="Text_20_body">
      <style:text-properties officeooo:rsid="02a64632" officeooo:paragraph-rsid="02a7a40d"/>
    </style:style>
    <style:style style:name="P98" style:family="paragraph" style:parent-style-name="Text_20_body">
      <style:text-properties officeooo:rsid="02abbc40" officeooo:paragraph-rsid="02abbc40"/>
    </style:style>
    <style:style style:name="P99" style:family="paragraph" style:parent-style-name="Text_20_body">
      <style:text-properties officeooo:rsid="02abbc40" officeooo:paragraph-rsid="02acf251"/>
    </style:style>
    <style:style style:name="P100" style:family="paragraph" style:parent-style-name="Text_20_body">
      <style:text-properties officeooo:rsid="02b006b1" officeooo:paragraph-rsid="0305d5df"/>
    </style:style>
    <style:style style:name="P101" style:family="paragraph" style:parent-style-name="Text_20_body">
      <style:text-properties officeooo:rsid="02b006b1" officeooo:paragraph-rsid="037b9240"/>
    </style:style>
    <style:style style:name="P102" style:family="paragraph" style:parent-style-name="Text_20_body">
      <style:text-properties officeooo:rsid="02b006b1" officeooo:paragraph-rsid="055c5687"/>
    </style:style>
    <style:style style:name="P103" style:family="paragraph" style:parent-style-name="Text_20_body">
      <style:text-properties officeooo:rsid="02b4f811" officeooo:paragraph-rsid="02b4f811"/>
    </style:style>
    <style:style style:name="P104" style:family="paragraph" style:parent-style-name="Text_20_body">
      <style:text-properties officeooo:rsid="02b4f811" officeooo:paragraph-rsid="037b9240"/>
    </style:style>
    <style:style style:name="P105" style:family="paragraph" style:parent-style-name="Text_20_body">
      <style:text-properties officeooo:rsid="02b72915" officeooo:paragraph-rsid="02b72915"/>
    </style:style>
    <style:style style:name="P106" style:family="paragraph" style:parent-style-name="Text_20_body">
      <style:text-properties officeooo:rsid="02b72915" officeooo:paragraph-rsid="037b9240"/>
    </style:style>
    <style:style style:name="P107" style:family="paragraph" style:parent-style-name="Text_20_body">
      <style:text-properties officeooo:rsid="02ba682a" officeooo:paragraph-rsid="02ba682a"/>
    </style:style>
    <style:style style:name="P108" style:family="paragraph" style:parent-style-name="Text_20_body">
      <style:text-properties officeooo:rsid="02bacf5f" officeooo:paragraph-rsid="02bacf5f"/>
    </style:style>
    <style:style style:name="P109" style:family="paragraph" style:parent-style-name="Text_20_body">
      <style:text-properties officeooo:rsid="02c8ed27" officeooo:paragraph-rsid="02c9d163"/>
    </style:style>
    <style:style style:name="P110" style:family="paragraph" style:parent-style-name="Text_20_body">
      <style:text-properties officeooo:rsid="02cc5004" officeooo:paragraph-rsid="02cc5004"/>
    </style:style>
    <style:style style:name="P111" style:family="paragraph" style:parent-style-name="Text_20_body">
      <style:text-properties officeooo:rsid="02cdbeb0" officeooo:paragraph-rsid="02cdbeb0"/>
    </style:style>
    <style:style style:name="P112" style:family="paragraph" style:parent-style-name="Text_20_body">
      <style:text-properties officeooo:rsid="02cf1b49" officeooo:paragraph-rsid="02cf1b49"/>
    </style:style>
    <style:style style:name="P113" style:family="paragraph" style:parent-style-name="Text_20_body">
      <style:text-properties officeooo:rsid="02dae778" officeooo:paragraph-rsid="02dae778"/>
    </style:style>
    <style:style style:name="P114" style:family="paragraph" style:parent-style-name="Text_20_body">
      <style:text-properties officeooo:rsid="02f19778" officeooo:paragraph-rsid="02f19778"/>
    </style:style>
    <style:style style:name="P115" style:family="paragraph" style:parent-style-name="Text_20_body">
      <style:text-properties officeooo:rsid="02f48b93" officeooo:paragraph-rsid="02f48b93"/>
    </style:style>
    <style:style style:name="P116" style:family="paragraph" style:parent-style-name="Text_20_body">
      <style:text-properties officeooo:rsid="03019aee" officeooo:paragraph-rsid="03019aee"/>
    </style:style>
    <style:style style:name="P117" style:family="paragraph" style:parent-style-name="Text_20_body">
      <style:paragraph-properties fo:text-align="start" style:justify-single-word="false"/>
      <style:text-properties officeooo:rsid="01f0ba79" officeooo:paragraph-rsid="01f0ba79"/>
    </style:style>
    <style:style style:name="P118" style:family="paragraph" style:parent-style-name="Text_20_body">
      <style:paragraph-properties fo:text-align="start" style:justify-single-word="false"/>
      <style:text-properties officeooo:rsid="030e929e" officeooo:paragraph-rsid="030e929e"/>
    </style:style>
    <style:style style:name="P119" style:family="paragraph" style:parent-style-name="Text_20_body">
      <style:text-properties officeooo:rsid="031f540b" officeooo:paragraph-rsid="031f540b"/>
    </style:style>
    <style:style style:name="P120" style:family="paragraph" style:parent-style-name="Text_20_body">
      <style:text-properties officeooo:rsid="032fe60b" officeooo:paragraph-rsid="032fe60b"/>
    </style:style>
    <style:style style:name="P121" style:family="paragraph" style:parent-style-name="Text_20_body">
      <style:text-properties officeooo:rsid="0336a350" officeooo:paragraph-rsid="0336a350"/>
    </style:style>
    <style:style style:name="P122" style:family="paragraph" style:parent-style-name="Text_20_body">
      <style:text-properties officeooo:rsid="03490997" officeooo:paragraph-rsid="03490997"/>
    </style:style>
    <style:style style:name="P123" style:family="paragraph" style:parent-style-name="Text_20_body">
      <style:text-properties officeooo:rsid="034d472b" officeooo:paragraph-rsid="034d472b"/>
    </style:style>
    <style:style style:name="P124" style:family="paragraph" style:parent-style-name="Text_20_body">
      <style:text-properties officeooo:rsid="035be570" officeooo:paragraph-rsid="035be570"/>
    </style:style>
    <style:style style:name="P125" style:family="paragraph" style:parent-style-name="Text_20_body">
      <style:text-properties officeooo:rsid="035d8c2d" officeooo:paragraph-rsid="035d8c2d"/>
    </style:style>
    <style:style style:name="P126" style:family="paragraph" style:parent-style-name="Text_20_body">
      <style:text-properties officeooo:rsid="035eb797" officeooo:paragraph-rsid="035eb797"/>
    </style:style>
    <style:style style:name="P127" style:family="paragraph" style:parent-style-name="Text_20_body">
      <style:paragraph-properties fo:text-align="start" style:justify-single-word="false"/>
      <style:text-properties officeooo:rsid="02363e6f" officeooo:paragraph-rsid="02363e6f"/>
    </style:style>
    <style:style style:name="P128" style:family="paragraph" style:parent-style-name="Text_20_body">
      <style:text-properties officeooo:rsid="037652f0" officeooo:paragraph-rsid="037652f0"/>
    </style:style>
    <style:style style:name="P129" style:family="paragraph" style:parent-style-name="Text_20_body">
      <style:text-properties officeooo:rsid="037ecc9a" officeooo:paragraph-rsid="037ecc9a"/>
    </style:style>
    <style:style style:name="P130" style:family="paragraph" style:parent-style-name="Text_20_body">
      <style:text-properties officeooo:rsid="038ab3c1" officeooo:paragraph-rsid="038ab3c1"/>
    </style:style>
    <style:style style:name="P131" style:family="paragraph" style:parent-style-name="Text_20_body">
      <style:text-properties officeooo:rsid="038ab3c1" officeooo:paragraph-rsid="038c09cb"/>
    </style:style>
    <style:style style:name="P132" style:family="paragraph" style:parent-style-name="Text_20_body">
      <style:text-properties officeooo:rsid="03a79fb2" officeooo:paragraph-rsid="03a79fb2"/>
    </style:style>
    <style:style style:name="P133" style:family="paragraph" style:parent-style-name="Text_20_body">
      <style:text-properties officeooo:rsid="03a7a6bf" officeooo:paragraph-rsid="03a7a6bf"/>
    </style:style>
    <style:style style:name="P134" style:family="paragraph" style:parent-style-name="Text_20_body">
      <style:text-properties officeooo:rsid="03d0ab54" officeooo:paragraph-rsid="03d0ab54"/>
    </style:style>
    <style:style style:name="P135" style:family="paragraph" style:parent-style-name="Text_20_body">
      <style:text-properties officeooo:rsid="031e5db2" officeooo:paragraph-rsid="031e5db2"/>
    </style:style>
    <style:style style:name="P136" style:family="paragraph" style:parent-style-name="Text_20_body">
      <style:text-properties officeooo:rsid="03da49f9" officeooo:paragraph-rsid="03da49f9"/>
    </style:style>
    <style:style style:name="P137" style:family="paragraph" style:parent-style-name="Text_20_body">
      <style:text-properties officeooo:rsid="03dca7cc" officeooo:paragraph-rsid="03dca7cc"/>
    </style:style>
    <style:style style:name="P138" style:family="paragraph" style:parent-style-name="Text_20_body">
      <style:text-properties officeooo:rsid="0331aadb" officeooo:paragraph-rsid="0331aadb"/>
    </style:style>
    <style:style style:name="P139" style:family="paragraph" style:parent-style-name="Text_20_body">
      <style:text-properties officeooo:rsid="04012477" officeooo:paragraph-rsid="04012477"/>
    </style:style>
    <style:style style:name="P140" style:family="paragraph" style:parent-style-name="Text_20_body">
      <style:text-properties officeooo:rsid="0402c1a5" officeooo:paragraph-rsid="0402c1a5"/>
    </style:style>
    <style:style style:name="P141" style:family="paragraph" style:parent-style-name="Text_20_body">
      <style:text-properties officeooo:rsid="042f09a2" officeooo:paragraph-rsid="042f09a2"/>
    </style:style>
    <style:style style:name="P142" style:family="paragraph" style:parent-style-name="Text_20_body">
      <style:text-properties officeooo:rsid="04354f9f" officeooo:paragraph-rsid="04354f9f"/>
    </style:style>
    <style:style style:name="P143" style:family="paragraph" style:parent-style-name="Text_20_body">
      <style:text-properties officeooo:paragraph-rsid="042f09a2"/>
    </style:style>
    <style:style style:name="P144" style:family="paragraph" style:parent-style-name="Text_20_body">
      <style:text-properties officeooo:paragraph-rsid="044b26ed"/>
    </style:style>
    <style:style style:name="P145" style:family="paragraph" style:parent-style-name="Text_20_body">
      <style:text-properties officeooo:rsid="044df690" officeooo:paragraph-rsid="044b26ed"/>
    </style:style>
    <style:style style:name="P146" style:family="paragraph" style:parent-style-name="Text_20_body">
      <style:text-properties officeooo:rsid="0437f040" officeooo:paragraph-rsid="0437f040"/>
    </style:style>
    <style:style style:name="P147" style:family="paragraph" style:parent-style-name="Text_20_body">
      <style:text-properties officeooo:rsid="0284a8c2" officeooo:paragraph-rsid="02889d51"/>
    </style:style>
    <style:style style:name="P148" style:family="paragraph" style:parent-style-name="Text_20_body">
      <style:text-properties officeooo:rsid="0484a25d" officeooo:paragraph-rsid="0491e092"/>
    </style:style>
    <style:style style:name="P149" style:family="paragraph" style:parent-style-name="Text_20_body">
      <style:text-properties officeooo:rsid="04b04df1" officeooo:paragraph-rsid="04b04df1"/>
    </style:style>
    <style:style style:name="P150" style:family="paragraph" style:parent-style-name="Text_20_body">
      <style:text-properties officeooo:paragraph-rsid="04b28773"/>
    </style:style>
    <style:style style:name="P151" style:family="paragraph" style:parent-style-name="Text_20_body">
      <style:text-properties officeooo:rsid="04b66f8a" officeooo:paragraph-rsid="04b66f8a"/>
    </style:style>
    <style:style style:name="P152" style:family="paragraph" style:parent-style-name="Text_20_body">
      <style:text-properties officeooo:rsid="04ccafa1" officeooo:paragraph-rsid="0491e092"/>
    </style:style>
    <style:style style:name="P153" style:family="paragraph" style:parent-style-name="Text_20_body">
      <style:text-properties officeooo:paragraph-rsid="02c119af"/>
    </style:style>
    <style:style style:name="P154" style:family="paragraph" style:parent-style-name="Text_20_body">
      <style:text-properties officeooo:rsid="04dd31b5" officeooo:paragraph-rsid="04dd31b5"/>
    </style:style>
    <style:style style:name="P155" style:family="paragraph" style:parent-style-name="Text_20_body">
      <style:text-properties officeooo:rsid="04dd31b5" officeooo:paragraph-rsid="04e17e82"/>
    </style:style>
    <style:style style:name="P156" style:family="paragraph" style:parent-style-name="Text_20_body">
      <style:text-properties officeooo:paragraph-rsid="04e17e82"/>
    </style:style>
    <style:style style:name="P157" style:family="paragraph" style:parent-style-name="Text_20_body">
      <style:text-properties officeooo:paragraph-rsid="02ffa01d"/>
    </style:style>
    <style:style style:name="P158" style:family="paragraph" style:parent-style-name="Text_20_body">
      <style:text-properties officeooo:rsid="04e6a784" officeooo:paragraph-rsid="04e6a784"/>
    </style:style>
    <style:style style:name="P159" style:family="paragraph" style:parent-style-name="Text_20_body">
      <style:text-properties officeooo:paragraph-rsid="04e8a56c"/>
    </style:style>
    <style:style style:name="P160" style:family="paragraph" style:parent-style-name="Text_20_body">
      <style:text-properties officeooo:rsid="04ec8584" officeooo:paragraph-rsid="04fb96a0"/>
    </style:style>
    <style:style style:name="P161" style:family="paragraph" style:parent-style-name="Text_20_body">
      <style:text-properties officeooo:rsid="04ec8584" officeooo:paragraph-rsid="04ec8584"/>
    </style:style>
    <style:style style:name="P162" style:family="paragraph" style:parent-style-name="Text_20_body">
      <style:text-properties officeooo:rsid="04ec8584" officeooo:paragraph-rsid="0541a501"/>
    </style:style>
    <style:style style:name="P163" style:family="paragraph" style:parent-style-name="Text_20_body">
      <style:text-properties officeooo:rsid="050c092f" officeooo:paragraph-rsid="050c092f"/>
    </style:style>
    <style:style style:name="P164" style:family="paragraph" style:parent-style-name="Text_20_body">
      <style:text-properties officeooo:rsid="0514d68e" officeooo:paragraph-rsid="0514d68e"/>
    </style:style>
    <style:style style:name="P165" style:family="paragraph" style:parent-style-name="Text_20_body">
      <style:text-properties officeooo:paragraph-rsid="02b006b1"/>
    </style:style>
    <style:style style:name="P166" style:family="paragraph" style:parent-style-name="Text_20_body">
      <style:text-properties officeooo:paragraph-rsid="04ec8584"/>
    </style:style>
    <style:style style:name="P167" style:family="paragraph" style:parent-style-name="Text_20_body">
      <style:text-properties officeooo:paragraph-rsid="04ef623b"/>
    </style:style>
    <style:style style:name="P168" style:family="paragraph" style:parent-style-name="Text_20_body">
      <style:text-properties officeooo:paragraph-rsid="04fb96a0"/>
    </style:style>
    <style:style style:name="P169" style:family="paragraph" style:parent-style-name="Text_20_body">
      <style:text-properties officeooo:paragraph-rsid="0541a501"/>
    </style:style>
    <style:style style:name="P170" style:family="paragraph" style:parent-style-name="Text_20_body">
      <style:text-properties officeooo:paragraph-rsid="0418b527"/>
    </style:style>
    <style:style style:name="P171" style:family="paragraph" style:parent-style-name="Text_20_body">
      <style:text-properties officeooo:paragraph-rsid="032bbb2b"/>
    </style:style>
    <style:style style:name="P172" style:family="paragraph" style:parent-style-name="Text_20_body">
      <style:text-properties officeooo:paragraph-rsid="03a1518e"/>
    </style:style>
    <style:style style:name="P173" style:family="paragraph" style:parent-style-name="Text_20_body">
      <style:text-properties officeooo:paragraph-rsid="03f02129"/>
    </style:style>
    <style:style style:name="P174" style:family="paragraph" style:parent-style-name="Text_20_body">
      <style:text-properties officeooo:paragraph-rsid="03490997"/>
    </style:style>
    <style:style style:name="P175" style:family="paragraph" style:parent-style-name="Text_20_body">
      <style:text-properties officeooo:rsid="02c36d79" officeooo:paragraph-rsid="02c36d79"/>
    </style:style>
    <style:style style:name="P176" style:family="paragraph" style:parent-style-name="Text_20_body">
      <style:text-properties officeooo:rsid="038210ed" officeooo:paragraph-rsid="056fee4a"/>
    </style:style>
    <style:style style:name="P177" style:family="paragraph" style:parent-style-name="Subtitle">
      <style:text-properties officeooo:rsid="0251bdbe" officeooo:paragraph-rsid="0251bdbe"/>
    </style:style>
    <style:style style:name="P178" style:family="paragraph" style:parent-style-name="Standard">
      <style:paragraph-properties fo:text-align="start" style:justify-single-word="false"/>
      <style:text-properties officeooo:rsid="006a2413"/>
    </style:style>
    <style:style style:name="P179" style:family="paragraph" style:parent-style-name="Standard">
      <style:paragraph-properties fo:text-align="start" style:justify-single-word="false"/>
      <style:text-properties officeooo:paragraph-rsid="02d39616"/>
    </style:style>
    <style:style style:name="P180" style:family="paragraph" style:parent-style-name="Text_20_body">
      <style:paragraph-properties fo:margin-left="0.4925in" fo:margin-right="0in" fo:text-indent="0in" style:auto-text-indent="false"/>
      <style:text-properties officeooo:rsid="02c8ed27" officeooo:paragraph-rsid="02c9d163"/>
    </style:style>
    <style:style style:name="P181" style:family="paragraph" style:parent-style-name="Text_20_body">
      <style:paragraph-properties fo:margin-left="0.4925in" fo:margin-right="0in" fo:text-indent="0in" style:auto-text-indent="false"/>
      <style:text-properties officeooo:rsid="02b87ce4" officeooo:paragraph-rsid="02b87ce4"/>
    </style:style>
    <style:style style:name="P182" style:family="paragraph" style:parent-style-name="Text_20_body">
      <style:paragraph-properties fo:margin-left="0.4925in" fo:margin-right="0in" fo:text-indent="0in" style:auto-text-indent="false"/>
      <style:text-properties officeooo:rsid="02cdbeb0" officeooo:paragraph-rsid="02cdbeb0"/>
    </style:style>
    <style:style style:name="P183" style:family="paragraph" style:parent-style-name="Text_20_body">
      <style:paragraph-properties fo:margin-left="0.4925in" fo:margin-right="0in" fo:text-indent="0in" style:auto-text-indent="false"/>
      <style:text-properties officeooo:rsid="02cf1b49" officeooo:paragraph-rsid="02cf1b49"/>
    </style:style>
    <style:style style:name="P184"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85"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86"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87"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188"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89"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90"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91" style:family="paragraph" style:parent-style-name="Text_20_body">
      <style:paragraph-properties fo:margin-left="0.4925in" fo:margin-right="0in" fo:text-indent="0in" style:auto-text-indent="false"/>
      <style:text-properties officeooo:rsid="02f48b93" officeooo:paragraph-rsid="02f48b93"/>
    </style:style>
    <style:style style:name="P192" style:family="paragraph" style:parent-style-name="Text_20_body">
      <style:paragraph-properties fo:margin-left="0.4925in" fo:margin-right="0in" fo:text-indent="0in" style:auto-text-indent="false"/>
      <style:text-properties officeooo:rsid="0336a350" officeooo:paragraph-rsid="0336a350"/>
    </style:style>
    <style:style style:name="P193" style:family="paragraph" style:parent-style-name="Text_20_body">
      <style:paragraph-properties fo:margin-left="0.4925in" fo:margin-right="0in" fo:text-indent="0in" style:auto-text-indent="false"/>
      <style:text-properties officeooo:rsid="037652f0" officeooo:paragraph-rsid="037652f0"/>
    </style:style>
    <style:style style:name="P194" style:family="paragraph" style:parent-style-name="Text_20_body">
      <style:paragraph-properties fo:margin-left="0.4925in" fo:margin-right="0in" fo:text-indent="0in" style:auto-text-indent="false"/>
      <style:text-properties officeooo:rsid="03d38c85" officeooo:paragraph-rsid="03d38c85"/>
    </style:style>
    <style:style style:name="P195" style:family="paragraph" style:parent-style-name="Text_20_body">
      <style:paragraph-properties fo:margin-left="0.4925in" fo:margin-right="0in" fo:text-indent="0in" style:auto-text-indent="false"/>
      <style:text-properties officeooo:rsid="02f4aa13" officeooo:paragraph-rsid="02f4aa13"/>
    </style:style>
    <style:style style:name="P196" style:family="paragraph" style:parent-style-name="Text_20_body">
      <style:paragraph-properties fo:margin-left="0.4925in" fo:margin-right="0in" fo:text-indent="0in" style:auto-text-indent="false"/>
      <style:text-properties officeooo:rsid="02cc5004" officeooo:paragraph-rsid="02cc5004"/>
    </style:style>
    <style:style style:name="P197" style:family="paragraph" style:parent-style-name="Text_20_body">
      <style:paragraph-properties fo:margin-left="0.4925in" fo:margin-right="0in" fo:text-indent="0in" style:auto-text-indent="false"/>
      <style:text-properties officeooo:rsid="0402c1a5" officeooo:paragraph-rsid="0402c1a5"/>
    </style:style>
    <style:style style:name="P198" style:family="paragraph" style:parent-style-name="Text_20_body">
      <style:paragraph-properties fo:margin-left="0.4925in" fo:margin-right="0in" fo:text-indent="0in" style:auto-text-indent="false"/>
      <style:text-properties officeooo:rsid="03d0ab54" officeooo:paragraph-rsid="03d0ab54"/>
    </style:style>
    <style:style style:name="P199" style:family="paragraph" style:parent-style-name="Text_20_body">
      <style:paragraph-properties fo:margin-left="0.4925in" fo:margin-right="0in" fo:text-indent="0in" style:auto-text-indent="false"/>
      <style:text-properties officeooo:rsid="02a64632" officeooo:paragraph-rsid="02a64632"/>
    </style:style>
    <style:style style:name="P200" style:family="paragraph" style:parent-style-name="Text_20_body">
      <style:paragraph-properties fo:margin-left="0.4925in" fo:margin-right="0in" fo:text-indent="0in" style:auto-text-indent="false"/>
      <style:text-properties officeooo:rsid="02a64632" officeooo:paragraph-rsid="0574751e"/>
    </style:style>
    <style:style style:name="P201" style:family="paragraph" style:parent-style-name="Text_20_body">
      <style:paragraph-properties fo:margin-left="0.4925in" fo:margin-right="0in" fo:text-indent="0in" style:auto-text-indent="false"/>
      <style:text-properties officeooo:paragraph-rsid="04335860"/>
    </style:style>
    <style:style style:name="P202" style:family="paragraph" style:parent-style-name="Text_20_body">
      <style:paragraph-properties fo:margin-left="0in" fo:margin-right="0in" fo:text-indent="0in" style:auto-text-indent="false"/>
      <style:text-properties officeooo:rsid="02f4aa13" officeooo:paragraph-rsid="02f4aa13"/>
    </style:style>
    <style:style style:name="P203" style:family="paragraph" style:parent-style-name="Text_20_body">
      <style:paragraph-properties fo:margin-left="0in" fo:margin-right="0in" fo:text-indent="0in" style:auto-text-indent="false"/>
      <style:text-properties officeooo:rsid="0336a350" officeooo:paragraph-rsid="0336a350"/>
    </style:style>
    <style:style style:name="P204" style:family="paragraph" style:parent-style-name="Text_20_body">
      <style:paragraph-properties fo:margin-left="0in" fo:margin-right="0in" fo:text-indent="0in" style:auto-text-indent="false"/>
      <style:text-properties officeooo:rsid="03379fb7" officeooo:paragraph-rsid="03379fb7"/>
    </style:style>
    <style:style style:name="P205" style:family="paragraph" style:parent-style-name="Text_20_body">
      <style:paragraph-properties fo:margin-left="0in" fo:margin-right="0in" fo:text-indent="0in" style:auto-text-indent="false"/>
      <style:text-properties officeooo:rsid="03399bfd" officeooo:paragraph-rsid="03399bfd"/>
    </style:style>
    <style:style style:name="P206" style:family="paragraph" style:parent-style-name="Text_20_body">
      <style:paragraph-properties fo:margin-left="0in" fo:margin-right="0in" fo:text-indent="0in" style:auto-text-indent="false"/>
      <style:text-properties officeooo:rsid="033b6350" officeooo:paragraph-rsid="03459d68"/>
    </style:style>
    <style:style style:name="P207" style:family="paragraph" style:parent-style-name="Text_20_body">
      <style:paragraph-properties fo:margin-left="0in" fo:margin-right="0in" fo:text-indent="0in" style:auto-text-indent="false"/>
      <style:text-properties officeooo:rsid="03410fac" officeooo:paragraph-rsid="03410fac"/>
    </style:style>
    <style:style style:name="P208" style:family="paragraph" style:parent-style-name="Text_20_body">
      <style:paragraph-properties fo:margin-left="0in" fo:margin-right="0in" fo:text-indent="0in" style:auto-text-indent="false"/>
      <style:text-properties officeooo:rsid="03410fac" officeooo:paragraph-rsid="03459d68"/>
    </style:style>
    <style:style style:name="P209"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10"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11"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12"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13" style:family="paragraph" style:parent-style-name="Text_20_body">
      <style:paragraph-properties fo:margin-left="0in" fo:margin-right="0in" fo:text-indent="0in" style:auto-text-indent="false"/>
      <style:text-properties officeooo:rsid="03d38c85" officeooo:paragraph-rsid="03d38c85"/>
    </style:style>
    <style:style style:name="P214" style:family="paragraph" style:parent-style-name="Text_20_body">
      <style:paragraph-properties fo:margin-left="0in" fo:margin-right="0in" fo:text-indent="0in" style:auto-text-indent="false"/>
      <style:text-properties officeooo:rsid="03ee5b69" officeooo:paragraph-rsid="03ee5b69"/>
    </style:style>
    <style:style style:name="P215" style:family="paragraph" style:parent-style-name="Text_20_body">
      <style:paragraph-properties fo:margin-left="0in" fo:margin-right="0in" fo:text-indent="0in" style:auto-text-indent="false"/>
      <style:text-properties officeooo:rsid="0402c1a5" officeooo:paragraph-rsid="0402c1a5"/>
    </style:style>
    <style:style style:name="P216" style:family="paragraph" style:parent-style-name="Text_20_body">
      <style:paragraph-properties fo:margin-left="0in" fo:margin-right="0in" fo:text-indent="0in" style:auto-text-indent="false"/>
      <style:text-properties officeooo:rsid="0414dd48" officeooo:paragraph-rsid="0414dd48"/>
    </style:style>
    <style:style style:name="P21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1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1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20" style:family="paragraph" style:parent-style-name="Title">
      <style:text-properties officeooo:rsid="0251bdbe" officeooo:paragraph-rsid="0251bdbe"/>
    </style:style>
    <style:style style:name="P221" style:family="paragraph" style:parent-style-name="Contents_20_1">
      <style:paragraph-properties>
        <style:tab-stops>
          <style:tab-stop style:position="6.9252in" style:type="right" style:leader-style="dotted" style:leader-text="."/>
        </style:tab-stops>
      </style:paragraph-properties>
    </style:style>
    <style:style style:name="P222" style:family="paragraph" style:parent-style-name="Contents_20_1">
      <style:paragraph-properties fo:break-before="page">
        <style:tab-stops>
          <style:tab-stop style:position="6.9252in" style:type="right" style:leader-style="dotted" style:leader-text="."/>
        </style:tab-stops>
      </style:paragraph-properties>
    </style:style>
    <style:style style:name="P223" style:family="paragraph" style:parent-style-name="Heading_20_1">
      <style:paragraph-properties fo:break-before="page"/>
    </style:style>
    <style:style style:name="P224" style:family="paragraph" style:parent-style-name="Heading_20_1">
      <style:paragraph-properties fo:break-before="page"/>
      <style:text-properties officeooo:rsid="02ab5948" officeooo:paragraph-rsid="02ab5948"/>
    </style:style>
    <style:style style:name="P225" style:family="paragraph" style:parent-style-name="Heading_20_1">
      <style:paragraph-properties fo:break-before="page"/>
      <style:text-properties officeooo:rsid="02b006b1" officeooo:paragraph-rsid="02b006b1"/>
    </style:style>
    <style:style style:name="P226" style:family="paragraph" style:parent-style-name="Heading_20_1">
      <style:paragraph-properties fo:break-before="page"/>
      <style:text-properties officeooo:rsid="03055587" officeooo:paragraph-rsid="03055587"/>
    </style:style>
    <style:style style:name="P227" style:family="paragraph" style:parent-style-name="Heading_20_1">
      <style:paragraph-properties fo:break-before="page"/>
      <style:text-properties officeooo:rsid="0369b5f5" officeooo:paragraph-rsid="0369b5f5"/>
    </style:style>
    <style:style style:name="P228" style:family="paragraph" style:parent-style-name="Heading_20_1">
      <style:paragraph-properties fo:break-before="page"/>
      <style:text-properties officeooo:rsid="02c119af" officeooo:paragraph-rsid="02c119af"/>
    </style:style>
    <style:style style:name="P229" style:family="paragraph" style:parent-style-name="Heading_20_1">
      <style:paragraph-properties fo:break-before="page"/>
      <style:text-properties officeooo:rsid="0514d68e" officeooo:paragraph-rsid="0514d68e"/>
    </style:style>
    <style:style style:name="P230" style:family="paragraph" style:parent-style-name="Heading_20_1">
      <style:paragraph-properties fo:break-before="page"/>
      <style:text-properties officeooo:rsid="04d9ef06" officeooo:paragraph-rsid="04d9ef06"/>
    </style:style>
    <style:style style:name="P231" style:family="paragraph" style:parent-style-name="Heading_20_1">
      <style:paragraph-properties fo:break-before="page"/>
      <style:text-properties officeooo:rsid="02840250" officeooo:paragraph-rsid="02840250"/>
    </style:style>
    <style:style style:name="P232" style:family="paragraph" style:parent-style-name="Heading_20_1">
      <style:paragraph-properties fo:break-before="page"/>
      <style:text-properties officeooo:rsid="028d3a22" officeooo:paragraph-rsid="028d3a22"/>
    </style:style>
    <style:style style:name="P233" style:family="paragraph" style:parent-style-name="Heading_20_1">
      <style:paragraph-properties fo:break-before="page"/>
      <style:text-properties officeooo:rsid="0437f040" officeooo:paragraph-rsid="0437f040"/>
    </style:style>
    <style:style style:name="P234" style:family="paragraph" style:parent-style-name="Heading_20_1">
      <style:paragraph-properties fo:break-before="page"/>
      <style:text-properties officeooo:rsid="02dae778" officeooo:paragraph-rsid="02dae778"/>
    </style:style>
    <style:style style:name="P235" style:family="paragraph" style:parent-style-name="Heading_20_1">
      <style:paragraph-properties fo:break-before="page"/>
      <style:text-properties officeooo:rsid="0292c63c" officeooo:paragraph-rsid="0292c63c"/>
    </style:style>
    <style:style style:name="P236" style:family="paragraph" style:parent-style-name="Heading_20_1" style:list-style-name="">
      <style:paragraph-properties fo:break-before="page"/>
      <style:text-properties officeooo:rsid="0496a375" officeooo:paragraph-rsid="0496a375"/>
    </style:style>
    <style:style style:name="P237" style:family="paragraph" style:parent-style-name="Heading_20_1">
      <style:paragraph-properties fo:break-before="page"/>
      <style:text-properties officeooo:rsid="03879c3f" officeooo:paragraph-rsid="03879c3f"/>
    </style:style>
    <style:style style:name="P238" style:family="paragraph" style:parent-style-name="Heading_20_1">
      <style:paragraph-properties fo:break-before="page"/>
      <style:text-properties officeooo:rsid="025c94a4" officeooo:paragraph-rsid="025c94a4"/>
    </style:style>
    <style:style style:name="P239" style:family="paragraph" style:parent-style-name="Heading_20_1">
      <style:paragraph-properties fo:break-before="page"/>
      <style:text-properties officeooo:rsid="035cb5bb" officeooo:paragraph-rsid="035cb5bb"/>
    </style:style>
    <style:style style:name="P240" style:family="paragraph" style:parent-style-name="Heading_20_1">
      <style:paragraph-properties fo:break-before="page"/>
      <style:text-properties officeooo:rsid="042f09a2" officeooo:paragraph-rsid="042f09a2"/>
    </style:style>
    <style:style style:name="P241" style:family="paragraph" style:parent-style-name="Heading_20_1">
      <style:paragraph-properties fo:break-before="page"/>
      <style:text-properties officeooo:rsid="035ba004" officeooo:paragraph-rsid="035ba004"/>
    </style:style>
    <style:style style:name="P242" style:family="paragraph" style:parent-style-name="Heading_20_1">
      <style:paragraph-properties fo:break-before="page"/>
      <style:text-properties officeooo:rsid="0279dac1" officeooo:paragraph-rsid="0279dac1"/>
    </style:style>
    <style:style style:name="P243" style:family="paragraph" style:parent-style-name="Heading_20_1">
      <style:paragraph-properties fo:break-before="page"/>
      <style:text-properties officeooo:rsid="031e5db2" officeooo:paragraph-rsid="031e5db2"/>
    </style:style>
    <style:style style:name="P244" style:family="paragraph" style:parent-style-name="Heading_20_1">
      <style:paragraph-properties fo:break-before="page"/>
      <style:text-properties officeooo:rsid="032fe60b" officeooo:paragraph-rsid="032fe60b"/>
    </style:style>
    <style:style style:name="P245" style:family="paragraph" style:parent-style-name="Heading_20_1">
      <style:paragraph-properties fo:break-before="page"/>
      <style:text-properties officeooo:rsid="02a44c5b" officeooo:paragraph-rsid="02a44c5b"/>
    </style:style>
    <style:style style:name="P246" style:family="paragraph" style:parent-style-name="Heading_20_1">
      <style:paragraph-properties fo:break-before="page"/>
      <style:text-properties officeooo:rsid="0284a8c2" officeooo:paragraph-rsid="0284a8c2"/>
    </style:style>
    <style:style style:name="P247" style:family="paragraph" style:parent-style-name="Heading_20_1">
      <style:paragraph-properties fo:break-before="page"/>
      <style:text-properties officeooo:rsid="02f19778" officeooo:paragraph-rsid="02f19778"/>
    </style:style>
    <style:style style:name="P248" style:family="paragraph" style:parent-style-name="Heading_20_1">
      <style:paragraph-properties fo:break-before="page"/>
      <style:text-properties officeooo:rsid="0451631a" officeooo:paragraph-rsid="0451631a"/>
    </style:style>
    <style:style style:name="P249" style:family="paragraph" style:parent-style-name="Heading_20_1">
      <style:paragraph-properties fo:break-before="page"/>
      <style:text-properties officeooo:rsid="03dca7cc" officeooo:paragraph-rsid="03dca7cc"/>
    </style:style>
    <style:style style:name="P250" style:family="paragraph" style:parent-style-name="Heading_20_1" style:list-style-name="">
      <style:paragraph-properties fo:break-before="page"/>
      <style:text-properties officeooo:rsid="0410f587" officeooo:paragraph-rsid="0410f587"/>
    </style:style>
    <style:style style:name="P251" style:family="paragraph" style:parent-style-name="Heading_20_1" style:list-style-name="">
      <style:paragraph-properties fo:break-before="page"/>
      <style:text-properties officeooo:rsid="049f6163" officeooo:paragraph-rsid="049f6163"/>
    </style:style>
    <style:style style:name="P252" style:family="paragraph" style:parent-style-name="Heading_20_1">
      <style:paragraph-properties fo:break-before="page"/>
      <style:text-properties officeooo:rsid="02a13947" officeooo:paragraph-rsid="03639f12"/>
    </style:style>
    <style:style style:name="P253" style:family="paragraph" style:parent-style-name="Heading_20_1" style:list-style-name="">
      <style:paragraph-properties fo:break-before="page"/>
      <style:text-properties officeooo:rsid="054e5fc1" officeooo:paragraph-rsid="054e5fc1"/>
    </style:style>
    <style:style style:name="P254" style:family="paragraph" style:parent-style-name="Heading_20_1">
      <style:paragraph-properties fo:break-before="page"/>
      <style:text-properties officeooo:rsid="03490997" officeooo:paragraph-rsid="03490997"/>
    </style:style>
    <style:style style:name="P255" style:family="paragraph" style:parent-style-name="Heading_20_1">
      <style:paragraph-properties fo:break-before="page"/>
      <style:text-properties officeooo:rsid="03a7a6bf" officeooo:paragraph-rsid="03a7a6bf"/>
    </style:style>
    <style:style style:name="P256" style:family="paragraph" style:parent-style-name="Heading_20_1">
      <style:paragraph-properties fo:break-before="page"/>
      <style:text-properties officeooo:rsid="03019aee" officeooo:paragraph-rsid="03019aee"/>
    </style:style>
    <style:style style:name="P257" style:family="paragraph" style:parent-style-name="Heading_20_1">
      <style:paragraph-properties fo:break-before="page"/>
      <style:text-properties officeooo:rsid="02fdf977" officeooo:paragraph-rsid="02fdf977"/>
    </style:style>
    <style:style style:name="P258" style:family="paragraph" style:parent-style-name="Standard" style:list-style-name="L5"/>
    <style:style style:name="P259" style:family="paragraph" style:parent-style-name="Text_20_body" style:list-style-name="L1">
      <style:text-properties officeooo:rsid="029a621f" officeooo:paragraph-rsid="029a621f"/>
    </style:style>
    <style:style style:name="P260" style:family="paragraph" style:parent-style-name="Text_20_body" style:list-style-name="L1">
      <style:text-properties officeooo:rsid="029af454" officeooo:paragraph-rsid="029af454"/>
    </style:style>
    <style:style style:name="P261" style:family="paragraph" style:parent-style-name="Text_20_body" style:list-style-name="L2">
      <style:text-properties officeooo:rsid="028098ec" officeooo:paragraph-rsid="028098ec"/>
    </style:style>
    <style:style style:name="P262" style:family="paragraph" style:parent-style-name="Text_20_body" style:list-style-name="L2">
      <style:text-properties officeooo:rsid="02b31ec4" officeooo:paragraph-rsid="02b31ec4"/>
    </style:style>
    <style:style style:name="P263" style:family="paragraph" style:parent-style-name="Text_20_body" style:list-style-name="L2">
      <style:text-properties officeooo:rsid="03712b81" officeooo:paragraph-rsid="03712b81"/>
    </style:style>
    <style:style style:name="P264" style:family="paragraph" style:parent-style-name="Text_20_body" style:list-style-name="L2">
      <style:text-properties officeooo:rsid="0279dac1" officeooo:paragraph-rsid="0279dac1"/>
    </style:style>
    <style:style style:name="P265" style:family="paragraph" style:parent-style-name="Text_20_body" style:list-style-name="L3">
      <style:text-properties officeooo:paragraph-rsid="0555d8ff"/>
    </style:style>
    <style:style style:name="P266" style:family="paragraph" style:parent-style-name="Text_20_body" style:list-style-name="L3">
      <style:text-properties officeooo:paragraph-rsid="05b7f467"/>
    </style:style>
    <style:style style:name="P267" style:family="paragraph" style:parent-style-name="Text_20_body" style:list-style-name="L3">
      <style:text-properties officeooo:rsid="0467bb51" officeooo:paragraph-rsid="05b7f467"/>
    </style:style>
    <style:style style:name="P268" style:family="paragraph" style:parent-style-name="Text_20_body" style:list-style-name="L3">
      <style:text-properties officeooo:rsid="04554632" officeooo:paragraph-rsid="05b742ca"/>
    </style:style>
    <style:style style:name="P269" style:family="paragraph" style:parent-style-name="Text_20_body" style:list-style-name="L3">
      <style:text-properties officeooo:rsid="045aa6fb" officeooo:paragraph-rsid="05b742ca"/>
    </style:style>
    <style:style style:name="P270" style:family="paragraph" style:parent-style-name="Text_20_body" style:list-style-name="L3">
      <style:text-properties officeooo:rsid="045ecf58" officeooo:paragraph-rsid="05adaccc"/>
    </style:style>
    <style:style style:name="P271" style:family="paragraph" style:parent-style-name="Text_20_body" style:list-style-name="L3">
      <style:text-properties officeooo:rsid="045ecf58" officeooo:paragraph-rsid="05b7f467"/>
    </style:style>
    <style:style style:name="P272" style:family="paragraph" style:parent-style-name="Text_20_body" style:list-style-name="L3">
      <style:text-properties officeooo:rsid="045d372f" officeooo:paragraph-rsid="045d372f"/>
    </style:style>
    <style:style style:name="P273" style:family="paragraph" style:parent-style-name="Text_20_body" style:list-style-name="L3">
      <style:text-properties officeooo:rsid="045d372f" officeooo:paragraph-rsid="05b742ca"/>
    </style:style>
    <style:style style:name="P274" style:family="paragraph" style:parent-style-name="Text_20_body" style:list-style-name="L3">
      <style:text-properties officeooo:rsid="045c2eb6" officeooo:paragraph-rsid="045c2eb6"/>
    </style:style>
    <style:style style:name="P275" style:family="paragraph" style:parent-style-name="Text_20_body" style:list-style-name="L3">
      <style:text-properties officeooo:rsid="045c2eb6" officeooo:paragraph-rsid="05b742ca"/>
    </style:style>
    <style:style style:name="P276" style:family="paragraph" style:parent-style-name="Text_20_body" style:list-style-name="L3">
      <style:text-properties officeooo:rsid="04525674" officeooo:paragraph-rsid="04525674"/>
    </style:style>
    <style:style style:name="P277" style:family="paragraph" style:parent-style-name="Text_20_body" style:list-style-name="L3">
      <style:text-properties officeooo:rsid="04525674" officeooo:paragraph-rsid="05b742ca"/>
    </style:style>
    <style:style style:name="P278" style:family="paragraph" style:parent-style-name="Text_20_body" style:list-style-name="L3">
      <style:text-properties officeooo:rsid="0464d76f" officeooo:paragraph-rsid="0464d76f"/>
    </style:style>
    <style:style style:name="P279" style:family="paragraph" style:parent-style-name="Text_20_body" style:list-style-name="L3">
      <style:text-properties officeooo:rsid="0464d76f" officeooo:paragraph-rsid="05b742ca"/>
    </style:style>
    <style:style style:name="P280" style:family="paragraph" style:parent-style-name="Text_20_body" style:list-style-name="L3">
      <style:text-properties officeooo:rsid="0454283a" officeooo:paragraph-rsid="0454283a"/>
    </style:style>
    <style:style style:name="P281" style:family="paragraph" style:parent-style-name="Text_20_body" style:list-style-name="L3">
      <style:text-properties officeooo:rsid="0454283a" officeooo:paragraph-rsid="05b742ca"/>
    </style:style>
    <style:style style:name="P282" style:family="paragraph" style:parent-style-name="Text_20_body" style:list-style-name="L3">
      <style:text-properties officeooo:rsid="0457f185" officeooo:paragraph-rsid="0457f185"/>
    </style:style>
    <style:style style:name="P283" style:family="paragraph" style:parent-style-name="Text_20_body" style:list-style-name="L3">
      <style:text-properties officeooo:rsid="0457f185" officeooo:paragraph-rsid="05b742ca"/>
    </style:style>
    <style:style style:name="P284" style:family="paragraph" style:parent-style-name="Text_20_body" style:list-style-name="L3">
      <style:text-properties officeooo:rsid="04641b67" officeooo:paragraph-rsid="04641b67"/>
    </style:style>
    <style:style style:name="P285" style:family="paragraph" style:parent-style-name="Text_20_body" style:list-style-name="L3">
      <style:text-properties officeooo:rsid="04641b67" officeooo:paragraph-rsid="05b742ca"/>
    </style:style>
    <style:style style:name="P286" style:family="paragraph" style:parent-style-name="Text_20_body" style:list-style-name="L3">
      <style:text-properties officeooo:rsid="045e3a90" officeooo:paragraph-rsid="045e3a90"/>
    </style:style>
    <style:style style:name="P287" style:family="paragraph" style:parent-style-name="Text_20_body" style:list-style-name="L3">
      <style:text-properties officeooo:rsid="045e3a90" officeooo:paragraph-rsid="05b742ca"/>
    </style:style>
    <style:style style:name="P288" style:family="paragraph" style:parent-style-name="Text_20_body" style:list-style-name="L3">
      <style:text-properties officeooo:rsid="0456998b" officeooo:paragraph-rsid="0456998b"/>
    </style:style>
    <style:style style:name="P289" style:family="paragraph" style:parent-style-name="Text_20_body" style:list-style-name="L3">
      <style:text-properties officeooo:rsid="0456998b" officeooo:paragraph-rsid="05b742ca"/>
    </style:style>
    <style:style style:name="P290" style:family="paragraph" style:parent-style-name="Text_20_body">
      <style:text-properties officeooo:rsid="0456998b" officeooo:paragraph-rsid="05a95f20"/>
    </style:style>
    <style:style style:name="P291" style:family="paragraph" style:parent-style-name="Text_20_body" style:list-style-name="L13">
      <style:text-properties officeooo:rsid="049d9a98" officeooo:paragraph-rsid="05a3b8dd"/>
    </style:style>
    <style:style style:name="P292" style:family="paragraph" style:parent-style-name="Text_20_body" style:list-style-name="L4">
      <style:text-properties officeooo:rsid="03dca7cc" officeooo:paragraph-rsid="03e87df7"/>
    </style:style>
    <style:style style:name="P293" style:family="paragraph" style:parent-style-name="Text_20_body" style:list-style-name="L4">
      <style:text-properties officeooo:rsid="03dca7cc" officeooo:paragraph-rsid="046a3f08"/>
    </style:style>
    <style:style style:name="P294" style:family="paragraph" style:parent-style-name="Text_20_body" style:list-style-name="L4">
      <style:text-properties officeooo:rsid="03dca7cc" officeooo:paragraph-rsid="03dca7cc"/>
    </style:style>
    <style:style style:name="P295" style:family="paragraph" style:parent-style-name="Text_20_body" style:list-style-name="L6"/>
    <style:style style:name="P296" style:family="paragraph" style:parent-style-name="Text_20_body" style:list-style-name="L6">
      <style:text-properties officeooo:rsid="04b28773" officeooo:paragraph-rsid="04b28773"/>
    </style:style>
    <style:style style:name="P297" style:family="paragraph" style:parent-style-name="Text_20_body" style:list-style-name="L6">
      <style:text-properties officeooo:rsid="04d4419a" officeooo:paragraph-rsid="04d4419a"/>
    </style:style>
    <style:style style:name="P298" style:family="paragraph" style:parent-style-name="Text_20_body" style:list-style-name="L7">
      <style:text-properties officeooo:rsid="04b8014b" officeooo:paragraph-rsid="04b8014b"/>
    </style:style>
    <style:style style:name="P299" style:family="paragraph" style:parent-style-name="Text_20_body" style:list-style-name="L7">
      <style:text-properties officeooo:rsid="04b936ea" officeooo:paragraph-rsid="04b936ea"/>
    </style:style>
    <style:style style:name="P300" style:family="paragraph" style:parent-style-name="Text_20_body" style:list-style-name="L7">
      <style:text-properties officeooo:rsid="04bac86f" officeooo:paragraph-rsid="04bac86f"/>
    </style:style>
    <style:style style:name="P301" style:family="paragraph" style:parent-style-name="Text_20_body" style:list-style-name="L7">
      <style:text-properties officeooo:rsid="04bdfd61" officeooo:paragraph-rsid="04bdfd61"/>
    </style:style>
    <style:style style:name="P302" style:family="paragraph" style:parent-style-name="Text_20_body" style:list-style-name="L7">
      <style:text-properties officeooo:rsid="04bf369d" officeooo:paragraph-rsid="04bf369d"/>
    </style:style>
    <style:style style:name="P303" style:family="paragraph" style:parent-style-name="Text_20_body" style:list-style-name="L8">
      <style:text-properties officeooo:paragraph-rsid="054e5fc1"/>
    </style:style>
    <style:style style:name="P304" style:family="paragraph" style:parent-style-name="Text_20_body" style:list-style-name="L9">
      <style:text-properties officeooo:rsid="03d6c112" officeooo:paragraph-rsid="03d6c112"/>
    </style:style>
    <style:style style:name="P305" style:family="paragraph" style:parent-style-name="Text_20_body" style:list-style-name="L16">
      <style:text-properties officeooo:rsid="0582ae31" officeooo:paragraph-rsid="05a5893c"/>
    </style:style>
    <style:style style:name="P306" style:family="paragraph" style:parent-style-name="Text_20_body" style:list-style-name="L3">
      <style:text-properties officeooo:rsid="05839979" officeooo:paragraph-rsid="05a95f20"/>
    </style:style>
    <style:style style:name="P307" style:family="paragraph" style:parent-style-name="Text_20_body">
      <style:text-properties officeooo:rsid="0465ce45" officeooo:paragraph-rsid="0465ce45"/>
    </style:style>
    <style:style style:name="P308" style:family="paragraph" style:parent-style-name="Text_20_body">
      <style:text-properties officeooo:rsid="058a1520" officeooo:paragraph-rsid="058a1520"/>
    </style:style>
    <style:style style:name="P309" style:family="paragraph" style:parent-style-name="Text_20_body">
      <style:text-properties officeooo:rsid="058a2017" officeooo:paragraph-rsid="058a2017"/>
    </style:style>
    <style:style style:name="P310" style:family="paragraph" style:parent-style-name="Text_20_body" style:list-style-name="L11">
      <style:text-properties officeooo:rsid="058a2017" officeooo:paragraph-rsid="05972ef7"/>
    </style:style>
    <style:style style:name="P311" style:family="paragraph" style:parent-style-name="Text_20_body" style:list-style-name="L11">
      <style:text-properties officeooo:rsid="058d56c7" officeooo:paragraph-rsid="058d56c7"/>
    </style:style>
    <style:style style:name="P312" style:family="paragraph" style:parent-style-name="Text_20_body">
      <style:text-properties officeooo:rsid="058f4104" officeooo:paragraph-rsid="058f4104"/>
    </style:style>
    <style:style style:name="P313" style:family="paragraph" style:parent-style-name="Text_20_body">
      <style:text-properties officeooo:rsid="0593cc7e" officeooo:paragraph-rsid="0593cc7e"/>
    </style:style>
    <style:style style:name="P314" style:family="paragraph" style:parent-style-name="Text_20_body" style:list-style-name="L10">
      <style:text-properties officeooo:paragraph-rsid="058a1520"/>
    </style:style>
    <style:style style:name="P315" style:family="paragraph" style:parent-style-name="Text_20_body">
      <style:text-properties officeooo:rsid="059f3160" officeooo:paragraph-rsid="059f3160"/>
    </style:style>
    <style:style style:name="P316" style:family="paragraph" style:parent-style-name="Text_20_body">
      <style:text-properties officeooo:rsid="05a07375" officeooo:paragraph-rsid="05a07375"/>
    </style:style>
    <style:style style:name="P317" style:family="paragraph" style:parent-style-name="Text_20_body" style:list-style-name="L12">
      <style:text-properties officeooo:paragraph-rsid="05912004"/>
    </style:style>
    <style:style style:name="P318" style:family="paragraph" style:parent-style-name="Text_20_body">
      <style:text-properties officeooo:rsid="05a5893c" officeooo:paragraph-rsid="05a5893c"/>
    </style:style>
    <style:style style:name="P319" style:family="paragraph" style:parent-style-name="Text_20_body">
      <style:text-properties officeooo:paragraph-rsid="05a5893c"/>
    </style:style>
    <style:style style:name="P320" style:family="paragraph" style:parent-style-name="Text_20_body" style:list-style-name="L15">
      <style:text-properties officeooo:paragraph-rsid="05a5893c"/>
    </style:style>
    <style:style style:name="P321" style:family="paragraph" style:parent-style-name="Text_20_body" style:list-style-name="L16">
      <style:text-properties officeooo:rsid="05a7b9c1" officeooo:paragraph-rsid="05a7b9c1"/>
    </style:style>
    <style:style style:name="P322" style:family="paragraph" style:parent-style-name="Text_20_body">
      <style:text-properties officeooo:rsid="05a86716" officeooo:paragraph-rsid="05a86716"/>
    </style:style>
    <style:style style:name="P323" style:family="paragraph" style:parent-style-name="Text_20_body">
      <style:text-properties officeooo:rsid="05a95f20" officeooo:paragraph-rsid="05a95f20"/>
    </style:style>
    <style:style style:name="P324" style:family="paragraph" style:parent-style-name="Text_20_body" style:list-style-name="L18">
      <style:text-properties officeooo:paragraph-rsid="05af4f55"/>
    </style:style>
    <style:style style:name="P325" style:family="paragraph" style:parent-style-name="Text_20_body" style:list-style-name="L18">
      <style:text-properties officeooo:rsid="05b12c75" officeooo:paragraph-rsid="05b12c75"/>
    </style:style>
    <style:style style:name="P326" style:family="paragraph" style:parent-style-name="Text_20_body" style:list-style-name="L3">
      <style:text-properties officeooo:rsid="05b12c75" officeooo:paragraph-rsid="05b7f467"/>
    </style:style>
    <style:style style:name="P327" style:family="paragraph" style:parent-style-name="Text_20_body">
      <style:text-properties officeooo:rsid="05b4ec5f" officeooo:paragraph-rsid="05b4ec5f"/>
    </style:style>
    <style:style style:name="P328" style:family="paragraph" style:parent-style-name="Text_20_body" style:list-style-name="L19">
      <style:text-properties officeooo:paragraph-rsid="05b4ec5f"/>
    </style:style>
    <style:style style:name="P329" style:family="paragraph" style:parent-style-name="Text_20_body">
      <style:text-properties officeooo:rsid="05b7f467" officeooo:paragraph-rsid="05b7f46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officeooo:rsid="02039373"/>
    </style:style>
    <style:style style:name="T27" style:family="text">
      <style:text-properties officeooo:rsid="0213c4ca"/>
    </style:style>
    <style:style style:name="T28" style:family="text">
      <style:text-properties officeooo:rsid="02160567"/>
    </style:style>
    <style:style style:name="T29" style:family="text">
      <style:text-properties officeooo:rsid="021759de"/>
    </style:style>
    <style:style style:name="T30" style:family="text">
      <style:text-properties officeooo:rsid="02190f0f"/>
    </style:style>
    <style:style style:name="T31" style:family="text">
      <style:text-properties officeooo:rsid="021c9192"/>
    </style:style>
    <style:style style:name="T32" style:family="text">
      <style:text-properties officeooo:rsid="02288d31"/>
    </style:style>
    <style:style style:name="T33" style:family="text">
      <style:text-properties officeooo:rsid="022a11e6"/>
    </style:style>
    <style:style style:name="T34" style:family="text">
      <style:text-properties officeooo:rsid="02352d16"/>
    </style:style>
    <style:style style:name="T35" style:family="text">
      <style:text-properties officeooo:rsid="02383875"/>
    </style:style>
    <style:style style:name="T36" style:family="text">
      <style:text-properties officeooo:rsid="023d7a30"/>
    </style:style>
    <style:style style:name="T37" style:family="text">
      <style:text-properties officeooo:rsid="02404030"/>
    </style:style>
    <style:style style:name="T38" style:family="text">
      <style:text-properties style:text-position="sub 58%" officeooo:rsid="02404030"/>
    </style:style>
    <style:style style:name="T39" style:family="text">
      <style:text-properties officeooo:rsid="02467069"/>
    </style:style>
    <style:style style:name="T40" style:family="text">
      <style:text-properties officeooo:rsid="02498df1"/>
    </style:style>
    <style:style style:name="T41" style:family="text">
      <style:text-properties officeooo:rsid="0258df24"/>
    </style:style>
    <style:style style:name="T42" style:family="text">
      <style:text-properties officeooo:rsid="0259030e"/>
    </style:style>
    <style:style style:name="T43" style:family="text">
      <style:text-properties officeooo:rsid="025c076e"/>
    </style:style>
    <style:style style:name="T44" style:family="text">
      <style:text-properties officeooo:rsid="025de54d"/>
    </style:style>
    <style:style style:name="T45" style:family="text">
      <style:text-properties officeooo:rsid="0264d1bf"/>
    </style:style>
    <style:style style:name="T46" style:family="text">
      <style:text-properties officeooo:rsid="026663bc"/>
    </style:style>
    <style:style style:name="T47" style:family="text">
      <style:text-properties officeooo:rsid="026b0726"/>
    </style:style>
    <style:style style:name="T48" style:family="text">
      <style:text-properties officeooo:rsid="02721663"/>
    </style:style>
    <style:style style:name="T49" style:family="text">
      <style:text-properties officeooo:rsid="02741253"/>
    </style:style>
    <style:style style:name="T50" style:family="text">
      <style:text-properties officeooo:rsid="0276eb45"/>
    </style:style>
    <style:style style:name="T51" style:family="text">
      <style:text-properties officeooo:rsid="027c9bde"/>
    </style:style>
    <style:style style:name="T52" style:family="text">
      <style:text-properties officeooo:rsid="028098ec"/>
    </style:style>
    <style:style style:name="T53" style:family="text">
      <style:text-properties officeooo:rsid="0284a8c2"/>
    </style:style>
    <style:style style:name="T54" style:family="text">
      <style:text-properties officeooo:rsid="028557bd"/>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89e30"/>
    </style:style>
    <style:style style:name="T71" style:family="text">
      <style:text-properties officeooo:rsid="02ea1b68"/>
    </style:style>
    <style:style style:name="T72" style:family="text">
      <style:text-properties officeooo:rsid="02f48b93"/>
    </style:style>
    <style:style style:name="T73" style:family="text">
      <style:text-properties officeooo:rsid="02f4c077"/>
    </style:style>
    <style:style style:name="T74" style:family="text">
      <style:text-properties officeooo:rsid="02f64163"/>
    </style:style>
    <style:style style:name="T75" style:family="text">
      <style:text-properties officeooo:rsid="02f77daf"/>
    </style:style>
    <style:style style:name="T76" style:family="text">
      <style:text-properties officeooo:rsid="02fc5209"/>
    </style:style>
    <style:style style:name="T77" style:family="text">
      <style:text-properties officeooo:rsid="03048e78"/>
    </style:style>
    <style:style style:name="T78" style:family="text">
      <style:text-properties officeooo:rsid="0305d5df"/>
    </style:style>
    <style:style style:name="T79" style:family="text">
      <style:text-properties officeooo:rsid="0318819b"/>
    </style:style>
    <style:style style:name="T80" style:family="text">
      <style:text-properties officeooo:rsid="03194c58"/>
    </style:style>
    <style:style style:name="T81" style:family="text">
      <style:text-properties officeooo:rsid="031a55fa"/>
    </style:style>
    <style:style style:name="T82" style:family="text">
      <style:text-properties officeooo:rsid="03313e48"/>
    </style:style>
    <style:style style:name="T83" style:family="text">
      <style:text-properties officeooo:rsid="0332c4d8"/>
    </style:style>
    <style:style style:name="T84" style:family="text">
      <style:text-properties officeooo:rsid="03340133"/>
    </style:style>
    <style:style style:name="T85" style:family="text">
      <style:text-properties officeooo:rsid="03343725"/>
    </style:style>
    <style:style style:name="T86" style:family="text">
      <style:text-properties officeooo:rsid="033b6350"/>
    </style:style>
    <style:style style:name="T87" style:family="text">
      <style:text-properties officeooo:rsid="033cbae9"/>
    </style:style>
    <style:style style:name="T88" style:family="text">
      <style:text-properties officeooo:rsid="0342f640"/>
    </style:style>
    <style:style style:name="T89" style:family="text">
      <style:text-properties officeooo:rsid="03493650"/>
    </style:style>
    <style:style style:name="T90" style:family="text">
      <style:text-properties officeooo:rsid="0349ec5b"/>
    </style:style>
    <style:style style:name="T91" style:family="text">
      <style:text-properties officeooo:rsid="034f8271"/>
    </style:style>
    <style:style style:name="T92" style:family="text">
      <style:text-properties officeooo:rsid="03534f46"/>
    </style:style>
    <style:style style:name="T93" style:family="text">
      <style:text-properties officeooo:rsid="0357427d"/>
    </style:style>
    <style:style style:name="T94" style:family="text">
      <style:text-properties officeooo:rsid="03599bba"/>
    </style:style>
    <style:style style:name="T95" style:family="text">
      <style:text-properties officeooo:rsid="035be570"/>
    </style:style>
    <style:style style:name="T96" style:family="text">
      <style:text-properties officeooo:rsid="0360293b"/>
    </style:style>
    <style:style style:name="T97" style:family="text">
      <style:text-properties officeooo:rsid="0361d4c2"/>
    </style:style>
    <style:style style:name="T98" style:family="text">
      <style:text-properties officeooo:rsid="0362a0f5"/>
    </style:style>
    <style:style style:name="T99" style:family="text">
      <style:text-properties officeooo:rsid="03639f12"/>
    </style:style>
    <style:style style:name="T100" style:family="text">
      <style:text-properties officeooo:rsid="0367cc30"/>
    </style:style>
    <style:style style:name="T101" style:family="text">
      <style:text-properties officeooo:rsid="036868d9"/>
    </style:style>
    <style:style style:name="T102" style:family="text">
      <style:text-properties officeooo:rsid="03697cac"/>
    </style:style>
    <style:style style:name="T103" style:family="text">
      <style:text-properties officeooo:rsid="036aa115"/>
    </style:style>
    <style:style style:name="T104" style:family="text">
      <style:text-properties officeooo:rsid="036d1f7a"/>
    </style:style>
    <style:style style:name="T105" style:family="text">
      <style:text-properties officeooo:rsid="036e41ac"/>
    </style:style>
    <style:style style:name="T106" style:family="text">
      <style:text-properties officeooo:rsid="0371f7c6"/>
    </style:style>
    <style:style style:name="T107" style:family="text">
      <style:text-properties officeooo:rsid="03748cbf"/>
    </style:style>
    <style:style style:name="T108" style:family="text">
      <style:text-properties officeooo:rsid="0377f027"/>
    </style:style>
    <style:style style:name="T109" style:family="text">
      <style:text-properties officeooo:rsid="0379b619"/>
    </style:style>
    <style:style style:name="T110" style:family="text">
      <style:text-properties officeooo:rsid="037b9240"/>
    </style:style>
    <style:style style:name="T111" style:family="text">
      <style:text-properties officeooo:rsid="037e52cd"/>
    </style:style>
    <style:style style:name="T112" style:family="text">
      <style:text-properties officeooo:rsid="0380f859"/>
    </style:style>
    <style:style style:name="T113" style:family="text">
      <style:text-properties officeooo:rsid="0382de4b"/>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a1518e"/>
    </style:style>
    <style:style style:name="T128" style:family="text">
      <style:text-properties officeooo:rsid="03a2fa0b"/>
    </style:style>
    <style:style style:name="T129" style:family="text">
      <style:text-properties officeooo:rsid="03a3fbaa"/>
    </style:style>
    <style:style style:name="T130" style:family="text">
      <style:text-properties officeooo:rsid="03aa5757"/>
    </style:style>
    <style:style style:name="T131" style:family="text">
      <style:text-properties officeooo:rsid="03abcd44"/>
    </style:style>
    <style:style style:name="T132" style:family="text">
      <style:text-properties officeooo:rsid="03b5eb6c"/>
    </style:style>
    <style:style style:name="T133" style:family="text">
      <style:text-properties officeooo:rsid="03b7aea8"/>
    </style:style>
    <style:style style:name="T134" style:family="text">
      <style:text-properties officeooo:rsid="03b9524d"/>
    </style:style>
    <style:style style:name="T135" style:family="text">
      <style:text-properties officeooo:rsid="03bbaf99"/>
    </style:style>
    <style:style style:name="T136" style:family="text">
      <style:text-properties officeooo:rsid="03bcf9e9"/>
    </style:style>
    <style:style style:name="T137" style:family="text">
      <style:text-properties officeooo:rsid="03be7b85"/>
    </style:style>
    <style:style style:name="T138" style:family="text">
      <style:text-properties officeooo:rsid="03c00128"/>
    </style:style>
    <style:style style:name="T139" style:family="text">
      <style:text-properties officeooo:rsid="03c17949"/>
    </style:style>
    <style:style style:name="T140" style:family="text">
      <style:text-properties officeooo:rsid="03c2d79c"/>
    </style:style>
    <style:style style:name="T141" style:family="text">
      <style:text-properties officeooo:rsid="03c5f460"/>
    </style:style>
    <style:style style:name="T142" style:family="text">
      <style:text-properties officeooo:rsid="03c74da0"/>
    </style:style>
    <style:style style:name="T143" style:family="text">
      <style:text-properties officeooo:rsid="03ca228f"/>
    </style:style>
    <style:style style:name="T144" style:family="text">
      <style:text-properties officeooo:rsid="03cd261a"/>
    </style:style>
    <style:style style:name="T145" style:family="text">
      <style:text-properties officeooo:rsid="03ce4501"/>
    </style:style>
    <style:style style:name="T146" style:family="text">
      <style:text-properties officeooo:rsid="03d21e57"/>
    </style:style>
    <style:style style:name="T147" style:family="text">
      <style:text-properties officeooo:rsid="03d61951"/>
    </style:style>
    <style:style style:name="T148" style:family="text">
      <style:text-properties officeooo:rsid="03d6c112"/>
    </style:style>
    <style:style style:name="T149" style:family="text">
      <style:text-properties officeooo:rsid="03d74e65"/>
    </style:style>
    <style:style style:name="T150" style:family="text">
      <style:text-properties officeooo:rsid="03da49f9"/>
    </style:style>
    <style:style style:name="T151" style:family="text">
      <style:text-properties officeooo:rsid="03de7045"/>
    </style:style>
    <style:style style:name="T152" style:family="text">
      <style:text-properties officeooo:rsid="03dfdc0a"/>
    </style:style>
    <style:style style:name="T153" style:family="text">
      <style:text-properties officeooo:rsid="03e0b3ca"/>
    </style:style>
    <style:style style:name="T154" style:family="text">
      <style:text-properties officeooo:rsid="03e1a1b9"/>
    </style:style>
    <style:style style:name="T155" style:family="text">
      <style:text-properties officeooo:rsid="03e31b98"/>
    </style:style>
    <style:style style:name="T156" style:family="text">
      <style:text-properties officeooo:rsid="03e45e83"/>
    </style:style>
    <style:style style:name="T157" style:family="text">
      <style:text-properties officeooo:rsid="03e5a5e3"/>
    </style:style>
    <style:style style:name="T158" style:family="text">
      <style:text-properties officeooo:rsid="03e6b78a"/>
    </style:style>
    <style:style style:name="T159" style:family="text">
      <style:text-properties officeooo:rsid="03e818e1"/>
    </style:style>
    <style:style style:name="T160" style:family="text">
      <style:text-properties officeooo:rsid="03e87df7"/>
    </style:style>
    <style:style style:name="T161" style:family="text">
      <style:text-properties officeooo:rsid="03efaa05"/>
    </style:style>
    <style:style style:name="T162" style:family="text">
      <style:text-properties officeooo:rsid="03f02129"/>
    </style:style>
    <style:style style:name="T163" style:family="text">
      <style:text-properties officeooo:rsid="03f6782e"/>
    </style:style>
    <style:style style:name="T164" style:family="text">
      <style:text-properties officeooo:rsid="03f82533"/>
    </style:style>
    <style:style style:name="T165" style:family="text">
      <style:text-properties officeooo:rsid="03fdadc3"/>
    </style:style>
    <style:style style:name="T166" style:family="text">
      <style:text-properties officeooo:rsid="04017204"/>
    </style:style>
    <style:style style:name="T167" style:family="text">
      <style:text-properties officeooo:rsid="04027774"/>
    </style:style>
    <style:style style:name="T168" style:family="text">
      <style:text-properties officeooo:rsid="0402c1a5"/>
    </style:style>
    <style:style style:name="T169" style:family="text">
      <style:text-properties officeooo:rsid="040493e1"/>
    </style:style>
    <style:style style:name="T170" style:family="text">
      <style:text-properties officeooo:rsid="04077c28"/>
    </style:style>
    <style:style style:name="T171" style:family="text">
      <style:text-properties officeooo:rsid="0409f447"/>
    </style:style>
    <style:style style:name="T172" style:family="text">
      <style:text-properties officeooo:rsid="040bd5ff"/>
    </style:style>
    <style:style style:name="T173" style:family="text">
      <style:text-properties officeooo:rsid="04189fc7"/>
    </style:style>
    <style:style style:name="T174" style:family="text">
      <style:text-properties officeooo:rsid="0418b527"/>
    </style:style>
    <style:style style:name="T175" style:family="text">
      <style:text-properties officeooo:rsid="04190790"/>
    </style:style>
    <style:style style:name="T176" style:family="text">
      <style:text-properties officeooo:rsid="041a0817"/>
    </style:style>
    <style:style style:name="T177" style:family="text">
      <style:text-properties officeooo:rsid="041d029e"/>
    </style:style>
    <style:style style:name="T178" style:family="text">
      <style:text-properties officeooo:rsid="041d8606"/>
    </style:style>
    <style:style style:name="T179" style:family="text">
      <style:text-properties officeooo:rsid="041f68af"/>
    </style:style>
    <style:style style:name="T180" style:family="text">
      <style:text-properties officeooo:rsid="04211c04"/>
    </style:style>
    <style:style style:name="T181" style:family="text">
      <style:text-properties officeooo:rsid="0421d930"/>
    </style:style>
    <style:style style:name="T182" style:family="text">
      <style:text-properties officeooo:rsid="0422cf48"/>
    </style:style>
    <style:style style:name="T183" style:family="text">
      <style:text-properties officeooo:rsid="04247803"/>
    </style:style>
    <style:style style:name="T184" style:family="text">
      <style:text-properties officeooo:rsid="0428a05f"/>
    </style:style>
    <style:style style:name="T185" style:family="text">
      <style:text-properties officeooo:rsid="042f09a2"/>
    </style:style>
    <style:style style:name="T186" style:family="text">
      <style:text-properties officeooo:rsid="04354f9f"/>
    </style:style>
    <style:style style:name="T187" style:family="text">
      <style:text-properties officeooo:rsid="04270a51"/>
    </style:style>
    <style:style style:name="T188" style:family="text">
      <style:text-properties officeooo:rsid="0437f040"/>
    </style:style>
    <style:style style:name="T189" style:family="text">
      <style:text-properties officeooo:rsid="043b4492"/>
    </style:style>
    <style:style style:name="T190" style:family="text">
      <style:text-properties officeooo:rsid="043d3b6f"/>
    </style:style>
    <style:style style:name="T191" style:family="text">
      <style:text-properties officeooo:rsid="043fdc18"/>
    </style:style>
    <style:style style:name="T192" style:family="text">
      <style:text-properties officeooo:rsid="04412feb"/>
    </style:style>
    <style:style style:name="T193" style:family="text">
      <style:text-properties officeooo:rsid="044272a5"/>
    </style:style>
    <style:style style:name="T194" style:family="text">
      <style:text-properties officeooo:rsid="0443efa4"/>
    </style:style>
    <style:style style:name="T195" style:family="text">
      <style:text-properties officeooo:rsid="0445f2ab"/>
    </style:style>
    <style:style style:name="T196" style:family="text">
      <style:text-properties officeooo:rsid="044b26ed"/>
    </style:style>
    <style:style style:name="T197" style:family="text">
      <style:text-properties officeooo:rsid="044c2a91"/>
    </style:style>
    <style:style style:name="T198" style:family="text">
      <style:text-properties officeooo:rsid="044df690"/>
    </style:style>
    <style:style style:name="T199" style:family="text">
      <style:text-properties officeooo:rsid="044f7a62"/>
    </style:style>
    <style:style style:name="T200" style:family="text">
      <style:text-properties officeooo:rsid="04540e31"/>
    </style:style>
    <style:style style:name="T201" style:family="text">
      <style:text-properties officeooo:rsid="045e6153"/>
    </style:style>
    <style:style style:name="T202" style:family="text">
      <style:text-properties officeooo:rsid="045ecf58"/>
    </style:style>
    <style:style style:name="T203" style:family="text">
      <style:text-properties officeooo:rsid="04606e0e"/>
    </style:style>
    <style:style style:name="T204" style:family="text">
      <style:text-properties officeooo:rsid="04626482"/>
    </style:style>
    <style:style style:name="T205" style:family="text">
      <style:text-properties officeooo:rsid="046a3f08"/>
    </style:style>
    <style:style style:name="T206" style:family="text">
      <style:text-properties officeooo:rsid="046c1547"/>
    </style:style>
    <style:style style:name="T207" style:family="text">
      <style:text-properties officeooo:rsid="04713408"/>
    </style:style>
    <style:style style:name="T208" style:family="text">
      <style:text-properties officeooo:rsid="0475e99e"/>
    </style:style>
    <style:style style:name="T209" style:family="text">
      <style:text-properties officeooo:rsid="047925eb"/>
    </style:style>
    <style:style style:name="T210" style:family="text">
      <style:text-properties officeooo:rsid="04794850"/>
    </style:style>
    <style:style style:name="T211" style:family="text">
      <style:text-properties officeooo:rsid="047bab8e"/>
    </style:style>
    <style:style style:name="T212" style:family="text">
      <style:text-properties officeooo:rsid="047bc777"/>
    </style:style>
    <style:style style:name="T213" style:family="text">
      <style:text-properties officeooo:rsid="047db747"/>
    </style:style>
    <style:style style:name="T214" style:family="text">
      <style:text-properties officeooo:rsid="047e0c21"/>
    </style:style>
    <style:style style:name="T215" style:family="text">
      <style:text-properties officeooo:rsid="047e3754"/>
    </style:style>
    <style:style style:name="T216" style:family="text">
      <style:text-properties officeooo:rsid="04834ff8"/>
    </style:style>
    <style:style style:name="T217" style:family="text">
      <style:text-properties officeooo:rsid="04837eea"/>
    </style:style>
    <style:style style:name="T218" style:family="text">
      <style:text-properties officeooo:rsid="048510fa"/>
    </style:style>
    <style:style style:name="T219" style:family="text">
      <style:text-properties officeooo:rsid="04861a30"/>
    </style:style>
    <style:style style:name="T220" style:family="text">
      <style:text-properties officeooo:rsid="048d1005"/>
    </style:style>
    <style:style style:name="T221" style:family="text">
      <style:text-properties officeooo:rsid="04afae2f"/>
    </style:style>
    <style:style style:name="T222" style:family="text">
      <style:text-properties officeooo:rsid="04b05ba3"/>
    </style:style>
    <style:style style:name="T223" style:family="text">
      <style:text-properties officeooo:rsid="04b1a509"/>
    </style:style>
    <style:style style:name="T224" style:family="text">
      <style:text-properties officeooo:rsid="04b28773"/>
    </style:style>
    <style:style style:name="T225" style:family="text">
      <style:text-properties officeooo:rsid="04bac86f"/>
    </style:style>
    <style:style style:name="T226" style:family="text">
      <style:text-properties officeooo:rsid="04bb6f34"/>
    </style:style>
    <style:style style:name="T227" style:family="text">
      <style:text-properties officeooo:rsid="04bdfd61"/>
    </style:style>
    <style:style style:name="T228" style:family="text">
      <style:text-properties officeooo:rsid="04bf369d"/>
    </style:style>
    <style:style style:name="T229" style:family="text">
      <style:text-properties officeooo:rsid="04bffe3c"/>
    </style:style>
    <style:style style:name="T230" style:family="text">
      <style:text-properties officeooo:rsid="04c034e1"/>
    </style:style>
    <style:style style:name="T231" style:family="text">
      <style:text-properties officeooo:rsid="04dad40d"/>
    </style:style>
    <style:style style:name="T232" style:family="text">
      <style:text-properties officeooo:rsid="02c119af"/>
    </style:style>
    <style:style style:name="T233" style:family="text">
      <style:text-properties officeooo:rsid="04dbf2e2"/>
    </style:style>
    <style:style style:name="T234" style:family="text">
      <style:text-properties officeooo:rsid="04e03614"/>
    </style:style>
    <style:style style:name="T235" style:family="text">
      <style:text-properties officeooo:rsid="04e17e82"/>
    </style:style>
    <style:style style:name="T236" style:family="text">
      <style:text-properties officeooo:rsid="04e6a784"/>
    </style:style>
    <style:style style:name="T237" style:family="text">
      <style:text-properties officeooo:rsid="02ffa01d"/>
    </style:style>
    <style:style style:name="T238" style:family="text">
      <style:text-properties officeooo:rsid="04e80732"/>
    </style:style>
    <style:style style:name="T239" style:family="text">
      <style:text-properties officeooo:rsid="04e8a56c"/>
    </style:style>
    <style:style style:name="T240" style:family="text">
      <style:text-properties officeooo:rsid="04ed69d0"/>
    </style:style>
    <style:style style:name="T241" style:family="text">
      <style:text-properties officeooo:rsid="04ef623b"/>
    </style:style>
    <style:style style:name="T242" style:family="text">
      <style:text-properties officeooo:rsid="04f4a874"/>
    </style:style>
    <style:style style:name="T243" style:family="text">
      <style:text-properties officeooo:rsid="04fb96a0"/>
    </style:style>
    <style:style style:name="T244" style:family="text">
      <style:text-properties officeooo:rsid="04fc7878"/>
    </style:style>
    <style:style style:name="T245" style:family="text">
      <style:text-properties officeooo:rsid="04fd38d5"/>
    </style:style>
    <style:style style:name="T246" style:family="text">
      <style:text-properties officeooo:rsid="04ffb70a"/>
    </style:style>
    <style:style style:name="T247" style:family="text">
      <style:text-properties officeooo:rsid="0507579a"/>
    </style:style>
    <style:style style:name="T248" style:family="text">
      <style:text-properties officeooo:rsid="050ed3d4"/>
    </style:style>
    <style:style style:name="T249" style:family="text">
      <style:text-properties officeooo:rsid="05108151"/>
    </style:style>
    <style:style style:name="T250" style:family="text">
      <style:text-properties officeooo:rsid="0513c07c"/>
    </style:style>
    <style:style style:name="T251" style:family="text">
      <style:text-properties officeooo:rsid="0517c924"/>
    </style:style>
    <style:style style:name="T252" style:family="text">
      <style:text-properties officeooo:rsid="0519c4d4"/>
    </style:style>
    <style:style style:name="T253" style:family="text">
      <style:text-properties officeooo:rsid="02b006b1"/>
    </style:style>
    <style:style style:name="T254" style:family="text">
      <style:text-properties officeooo:rsid="051d9310"/>
    </style:style>
    <style:style style:name="T255" style:family="text">
      <style:text-properties officeooo:rsid="0315d265"/>
    </style:style>
    <style:style style:name="T256" style:family="text">
      <style:text-properties officeooo:rsid="02e61f71"/>
    </style:style>
    <style:style style:name="T257" style:family="text">
      <style:text-properties officeooo:rsid="03c63a3a"/>
    </style:style>
    <style:style style:name="T258" style:family="text">
      <style:text-properties officeooo:rsid="02d39616"/>
    </style:style>
    <style:style style:name="T259" style:family="text">
      <style:text-properties officeooo:rsid="042b0968"/>
    </style:style>
    <style:style style:name="T260" style:family="text">
      <style:text-properties officeooo:rsid="052203c6"/>
    </style:style>
    <style:style style:name="T261" style:family="text">
      <style:text-properties officeooo:rsid="0522c51b"/>
    </style:style>
    <style:style style:name="T262" style:family="text">
      <style:text-properties officeooo:rsid="0523d8e6"/>
    </style:style>
    <style:style style:name="T263" style:family="text">
      <style:text-properties officeooo:rsid="052a038f"/>
    </style:style>
    <style:style style:name="T264" style:family="text">
      <style:text-properties officeooo:rsid="052b1e7f"/>
    </style:style>
    <style:style style:name="T265" style:family="text">
      <style:text-properties officeooo:rsid="052c4969"/>
    </style:style>
    <style:style style:name="T266" style:family="text">
      <style:text-properties style:font-name="Courier 10 Pitch" fo:font-size="10pt" officeooo:rsid="031f540b" style:font-size-asian="10pt" style:font-size-complex="10pt"/>
    </style:style>
    <style:style style:name="T267" style:family="text">
      <style:text-properties style:font-name="Courier 10 Pitch" fo:font-size="10pt" officeooo:rsid="04fa8aa9" style:font-size-asian="10pt" style:font-size-complex="10pt"/>
    </style:style>
    <style:style style:name="T268" style:family="text">
      <style:text-properties style:font-name="Courier 10 Pitch" fo:font-size="10pt" officeooo:rsid="052b1e7f" style:font-size-asian="10pt" style:font-size-complex="10pt"/>
    </style:style>
    <style:style style:name="T269" style:family="text">
      <style:text-properties style:font-name="Courier 10 Pitch" fo:font-size="10pt" officeooo:rsid="052f3507" style:font-size-asian="10pt" style:font-size-complex="10pt"/>
    </style:style>
    <style:style style:name="T270" style:family="text">
      <style:text-properties style:font-name="Courier 10 Pitch" fo:font-size="10pt" officeooo:rsid="0500b43c" style:font-size-asian="10pt" style:font-size-complex="10pt"/>
    </style:style>
    <style:style style:name="T271" style:family="text">
      <style:text-properties style:font-name="Courier 10 Pitch" fo:font-size="10pt" officeooo:rsid="038eeba8" style:font-size-asian="10pt" style:font-size-complex="10pt"/>
    </style:style>
    <style:style style:name="T272" style:family="text">
      <style:text-properties style:font-name="Courier 10 Pitch" fo:font-size="10pt" officeooo:rsid="0320165d" style:font-size-asian="10pt" style:font-size-complex="10pt"/>
    </style:style>
    <style:style style:name="T273" style:family="text">
      <style:text-properties style:font-name="Courier 10 Pitch" fo:font-size="10pt" officeooo:rsid="052c4969" style:font-size-asian="10pt" style:font-size-complex="10pt"/>
    </style:style>
    <style:style style:name="T274" style:family="text">
      <style:text-properties style:font-name="Courier 10 Pitch" fo:font-size="10pt" officeooo:rsid="05305dfa" style:font-size-asian="10pt" style:font-size-complex="10pt"/>
    </style:style>
    <style:style style:name="T275" style:family="text">
      <style:text-properties style:font-name="Courier 10 Pitch" fo:font-size="10pt" officeooo:rsid="05022358" style:font-size-asian="10pt" style:font-size-complex="10pt"/>
    </style:style>
    <style:style style:name="T276" style:family="text">
      <style:text-properties style:font-name="Courier 10 Pitch" fo:font-size="10pt" officeooo:rsid="0390efb8" style:font-size-asian="10pt" style:font-size-complex="10pt"/>
    </style:style>
    <style:style style:name="T277" style:family="text">
      <style:text-properties style:font-name="Courier 10 Pitch" fo:font-size="10pt" officeooo:rsid="0326e8d2" style:font-size-asian="10pt" style:font-size-complex="10pt"/>
    </style:style>
    <style:style style:name="T278" style:family="text">
      <style:text-properties style:font-name="Courier 10 Pitch" fo:font-size="10pt" officeooo:rsid="04fb96a0" style:font-size-asian="10pt" style:font-size-complex="10pt"/>
    </style:style>
    <style:style style:name="T279" style:family="text">
      <style:text-properties style:font-name="Courier 10 Pitch" fo:font-size="10pt" officeooo:rsid="04fdcd21" style:font-size-asian="10pt" style:font-size-complex="10pt"/>
    </style:style>
    <style:style style:name="T280" style:family="text">
      <style:text-properties style:font-name="Courier 10 Pitch" fo:font-size="10pt" officeooo:rsid="05323e75" style:font-size-asian="10pt" style:font-size-complex="10pt"/>
    </style:style>
    <style:style style:name="T281" style:family="text">
      <style:text-properties style:font-name="Courier 10 Pitch" fo:font-size="10pt" officeooo:rsid="04189fc7" style:font-size-asian="10pt" style:font-size-complex="10pt"/>
    </style:style>
    <style:style style:name="T282" style:family="text">
      <style:text-properties style:font-name="Courier 10 Pitch" fo:font-size="10pt" officeooo:rsid="032bbb2b" style:font-size-asian="10pt" style:font-size-complex="10pt"/>
    </style:style>
    <style:style style:name="T283" style:family="text">
      <style:text-properties style:font-name="Courier 10 Pitch" fo:font-size="10pt" officeooo:rsid="054ac69b" style:font-size-asian="10pt" style:font-size-complex="10pt"/>
    </style:style>
    <style:style style:name="T284" style:family="text">
      <style:text-properties officeooo:rsid="053724d5"/>
    </style:style>
    <style:style style:name="T285" style:family="text">
      <style:text-properties officeooo:rsid="05373756"/>
    </style:style>
    <style:style style:name="T286" style:family="text">
      <style:text-properties officeooo:rsid="053a75ba"/>
    </style:style>
    <style:style style:name="T287" style:family="text">
      <style:text-properties officeooo:rsid="053d916c"/>
    </style:style>
    <style:style style:name="T288" style:family="text">
      <style:text-properties officeooo:rsid="05403d21"/>
    </style:style>
    <style:style style:name="T289" style:family="text">
      <style:text-properties officeooo:rsid="0540404f"/>
    </style:style>
    <style:style style:name="T290" style:family="text">
      <style:text-properties officeooo:rsid="0541a501"/>
    </style:style>
    <style:style style:name="T291" style:family="text">
      <style:text-properties officeooo:rsid="05447fcb"/>
    </style:style>
    <style:style style:name="T292" style:family="text">
      <style:text-properties officeooo:rsid="054638c5"/>
    </style:style>
    <style:style style:name="T293" style:family="text">
      <style:text-properties officeooo:rsid="054ac69b"/>
    </style:style>
    <style:style style:name="T294" style:family="text">
      <style:text-properties officeooo:rsid="054ce491"/>
    </style:style>
    <style:style style:name="T295" style:family="text">
      <style:text-properties officeooo:rsid="054fb346"/>
    </style:style>
    <style:style style:name="T296" style:family="text">
      <style:text-properties officeooo:rsid="055092ef"/>
    </style:style>
    <style:style style:name="T297" style:family="text">
      <style:text-properties officeooo:rsid="0551cd1f"/>
    </style:style>
    <style:style style:name="T298" style:family="text">
      <style:text-properties officeooo:rsid="05547fc4"/>
    </style:style>
    <style:style style:name="T299" style:family="text">
      <style:text-properties officeooo:rsid="03490997"/>
    </style:style>
    <style:style style:name="T300" style:family="text">
      <style:text-properties officeooo:rsid="05557309"/>
    </style:style>
    <style:style style:name="T301" style:family="text">
      <style:text-properties officeooo:rsid="0555d8ff"/>
    </style:style>
    <style:style style:name="T302" style:family="text">
      <style:text-properties officeooo:rsid="0557cfe2"/>
    </style:style>
    <style:style style:name="T303" style:family="text">
      <style:text-properties officeooo:rsid="05593efb"/>
    </style:style>
    <style:style style:name="T304" style:family="text">
      <style:text-properties officeooo:rsid="055c5687"/>
    </style:style>
    <style:style style:name="T305" style:family="text">
      <style:text-properties officeooo:rsid="055dfb6e"/>
    </style:style>
    <style:style style:name="T306" style:family="text">
      <style:text-properties officeooo:rsid="055ec183"/>
    </style:style>
    <style:style style:name="T307" style:family="text">
      <style:text-properties officeooo:rsid="055fcde4"/>
    </style:style>
    <style:style style:name="T308" style:family="text">
      <style:text-properties officeooo:rsid="056151c4"/>
    </style:style>
    <style:style style:name="T309" style:family="text">
      <style:text-properties officeooo:rsid="05627362"/>
    </style:style>
    <style:style style:name="T310" style:family="text">
      <style:text-properties officeooo:rsid="056369fe"/>
    </style:style>
    <style:style style:name="T311" style:family="text">
      <style:text-properties officeooo:rsid="05647f35"/>
    </style:style>
    <style:style style:name="T312" style:family="text">
      <style:text-properties officeooo:rsid="0564d520"/>
    </style:style>
    <style:style style:name="T313" style:family="text">
      <style:text-properties officeooo:rsid="05663bef"/>
    </style:style>
    <style:style style:name="T314" style:family="text">
      <style:text-properties officeooo:rsid="0566fc21"/>
    </style:style>
    <style:style style:name="T315" style:family="text">
      <style:text-properties officeooo:rsid="0567fd0f"/>
    </style:style>
    <style:style style:name="T316" style:family="text">
      <style:text-properties officeooo:rsid="05697c60"/>
    </style:style>
    <style:style style:name="T317" style:family="text">
      <style:text-properties officeooo:rsid="056af249"/>
    </style:style>
    <style:style style:name="T318" style:family="text">
      <style:text-properties officeooo:rsid="056ba8db"/>
    </style:style>
    <style:style style:name="T319" style:family="text">
      <style:text-properties officeooo:rsid="0226a423"/>
    </style:style>
    <style:style style:name="T320" style:family="text">
      <style:text-properties officeooo:rsid="0572c133"/>
    </style:style>
    <style:style style:name="T321" style:family="text">
      <style:text-properties officeooo:rsid="05783a94"/>
    </style:style>
    <style:style style:name="T322" style:family="text">
      <style:text-properties officeooo:rsid="05789bc6"/>
    </style:style>
    <style:style style:name="T323" style:family="text">
      <style:text-properties officeooo:rsid="057b8a8f"/>
    </style:style>
    <style:style style:name="T324" style:family="text">
      <style:text-properties officeooo:rsid="058064eb"/>
    </style:style>
    <style:style style:name="T325" style:family="text">
      <style:text-properties officeooo:rsid="0585758c"/>
    </style:style>
    <style:style style:name="T326" style:family="text">
      <style:text-properties officeooo:rsid="0586b61e"/>
    </style:style>
    <style:style style:name="T327" style:family="text">
      <style:text-properties officeooo:rsid="0587baa0"/>
    </style:style>
    <style:style style:name="T328" style:family="text">
      <style:text-properties officeooo:rsid="058a0f74"/>
    </style:style>
    <style:style style:name="T329" style:family="text">
      <style:text-properties officeooo:rsid="058a1520"/>
    </style:style>
    <style:style style:name="T330" style:family="text">
      <style:text-properties officeooo:rsid="05912004"/>
    </style:style>
    <style:style style:name="T331" style:family="text">
      <style:text-properties officeooo:rsid="0591f0da"/>
    </style:style>
    <style:style style:name="T332" style:family="text">
      <style:text-properties officeooo:rsid="0593cc7e"/>
    </style:style>
    <style:style style:name="T333" style:family="text">
      <style:text-properties officeooo:rsid="059560fe"/>
    </style:style>
    <style:style style:name="T334" style:family="text">
      <style:text-properties officeooo:rsid="05972ef7"/>
    </style:style>
    <style:style style:name="T335" style:family="text">
      <style:text-properties officeooo:rsid="0598ca6b"/>
    </style:style>
    <style:style style:name="T336" style:family="text">
      <style:text-properties officeooo:rsid="059a3947"/>
    </style:style>
    <style:style style:name="T337" style:family="text">
      <style:text-properties officeooo:rsid="059d379d"/>
    </style:style>
    <style:style style:name="T338" style:family="text">
      <style:text-properties officeooo:rsid="05a1fd29"/>
    </style:style>
    <style:style style:name="T339" style:family="text">
      <style:text-properties officeooo:rsid="05a29580"/>
    </style:style>
    <style:style style:name="T340" style:family="text">
      <style:text-properties officeooo:rsid="05a5893c"/>
    </style:style>
    <style:style style:name="T341" style:family="text">
      <style:text-properties officeooo:rsid="05aaa372"/>
    </style:style>
    <style:style style:name="T342" style:family="text">
      <style:text-properties officeooo:rsid="05aab7c5"/>
    </style:style>
    <style:style style:name="T343" style:family="text">
      <style:text-properties officeooo:rsid="05ac43ce"/>
    </style:style>
    <style:style style:name="T344" style:family="text">
      <style:text-properties officeooo:rsid="05adaccc"/>
    </style:style>
    <style:style style:name="T345" style:family="text">
      <style:text-properties officeooo:rsid="05b4c162"/>
    </style:style>
    <style:style style:name="T346" style:family="text">
      <style:text-properties officeooo:rsid="05b4ec5f"/>
    </style:style>
    <style:style style:name="T347" style:family="text">
      <style:text-properties officeooo:rsid="05b5b8b0"/>
    </style:style>
    <style:style style:name="T348" style:family="text">
      <style:text-properties officeooo:rsid="05b720f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Smoke</text:p>
      <text:p text:style-name="P177">An Android <text:span text:style-name="T43">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2"><text:a xlink:type="simple" xlink:href="#__RefHeading__697_1754408385" text:style-name="Index_20_Link" text:visited-style-name="Index_20_Link">About<text:tab/>3</text:a></text:p>
          <text:p text:style-name="P221"><text:a xlink:type="simple" xlink:href="#__RefHeading___Toc505_1878324060" text:style-name="Index_20_Link" text:visited-style-name="Index_20_Link">Activity Authenticate<text:tab/>4</text:a></text:p>
          <text:p text:style-name="P221"><text:a xlink:type="simple" xlink:href="#__RefHeading___Toc507_1878324060" text:style-name="Index_20_Link" text:visited-style-name="Index_20_Link">Activity Chat<text:tab/>5</text:a></text:p>
          <text:p text:style-name="P221"><text:a xlink:type="simple" xlink:href="#__RefHeading___Toc792_736866454" text:style-name="Index_20_Link" text:visited-style-name="Index_20_Link">Activity Fire<text:tab/>6</text:a></text:p>
          <text:p text:style-name="P221"><text:a xlink:type="simple" xlink:href="#__RefHeading___Toc1466_883854242" text:style-name="Index_20_Link" text:visited-style-name="Index_20_Link">Activity Member Chat<text:tab/>7</text:a></text:p>
          <text:p text:style-name="P221"><text:a xlink:type="simple" xlink:href="#__RefHeading___Toc513_1878324060" text:style-name="Index_20_Link" text:visited-style-name="Index_20_Link">Activity Settings<text:tab/>9</text:a></text:p>
          <text:p text:style-name="P221"><text:a xlink:type="simple" xlink:href="#__RefHeading___Toc6190_4294644744" text:style-name="Index_20_Link" text:visited-style-name="Index_20_Link">Activity Smokescreen<text:tab/>10</text:a></text:p>
          <text:p text:style-name="P221"><text:a xlink:type="simple" xlink:href="#__RefHeading___Toc2666_3077280143" text:style-name="Index_20_Link" text:visited-style-name="Index_20_Link">Activity Steam<text:tab/>11</text:a></text:p>
          <text:p text:style-name="P221"><text:a xlink:type="simple" xlink:href="#__RefHeading___Toc145_1035930204" text:style-name="Index_20_Link" text:visited-style-name="Index_20_Link">Android<text:tab/>12</text:a></text:p>
          <text:p text:style-name="P221"><text:a xlink:type="simple" xlink:href="#__RefHeading___Toc790_1689950355" text:style-name="Index_20_Link" text:visited-style-name="Index_20_Link">Congestion Control<text:tab/>13</text:a></text:p>
          <text:p text:style-name="P221"><text:a xlink:type="simple" xlink:href="#__RefHeading___Toc445_1428144265" text:style-name="Index_20_Link" text:visited-style-name="Index_20_Link">Corrupted Database Values<text:tab/>14</text:a></text:p>
          <text:p text:style-name="P221"><text:a xlink:type="simple" xlink:href="#__RefHeading___Toc2419_617709667" text:style-name="Index_20_Link" text:visited-style-name="Index_20_Link">Custom Session Credentials<text:tab/>15</text:a></text:p>
          <text:p text:style-name="P221"><text:a xlink:type="simple" xlink:href="#__RefHeading___Toc199_1272986993" text:style-name="Index_20_Link" text:visited-style-name="Index_20_Link">Database Containers<text:tab/>16</text:a></text:p>
          <text:p text:style-name="P221"><text:a xlink:type="simple" xlink:href="#__RefHeading___Toc733_353659540" text:style-name="Index_20_Link" text:visited-style-name="Index_20_Link">Developers<text:tab/>17</text:a></text:p>
          <text:p text:style-name="P221"><text:a xlink:type="simple" xlink:href="#__RefHeading___Toc100_1369832164" text:style-name="Index_20_Link" text:visited-style-name="Index_20_Link">Discovery via Cryptography<text:tab/>18</text:a></text:p>
          <text:p text:style-name="P221"><text:a xlink:type="simple" xlink:href="#__RefHeading___Toc468_783998592" text:style-name="Index_20_Link" text:visited-style-name="Index_20_Link">Exchanging Private Credentials<text:tab/>19</text:a></text:p>
          <text:p text:style-name="P221"><text:a xlink:type="simple" xlink:href="#__RefHeading___Toc2530_449016159" text:style-name="Index_20_Link" text:visited-style-name="Index_20_Link">Exporting / Importing Participant Personalities<text:tab/>20</text:a></text:p>
          <text:p text:style-name="P221"><text:a xlink:type="simple" xlink:href="#__RefHeading___Toc1594_225190499" text:style-name="Index_20_Link" text:visited-style-name="Index_20_Link">Fiasco Keys<text:tab/>21</text:a></text:p>
          <text:p text:style-name="P221"><text:a xlink:type="simple" xlink:href="#__RefHeading___Toc311_1980819345" text:style-name="Index_20_Link" text:visited-style-name="Index_20_Link">Fire<text:tab/>22</text:a></text:p>
          <text:p text:style-name="P221"><text:a xlink:type="simple" xlink:href="#__RefHeading___Toc1464_739530787" text:style-name="Index_20_Link" text:visited-style-name="Index_20_Link">Forward Secrecy and SmokeStack<text:tab/>23</text:a></text:p>
          <text:p text:style-name="P221"><text:a xlink:type="simple" xlink:href="#__RefHeading___Toc83_222518397" text:style-name="Index_20_Link" text:visited-style-name="Index_20_Link">Inflate<text:tab/>24</text:a></text:p>
          <text:p text:style-name="P221"><text:a xlink:type="simple" xlink:href="#__RefHeading___Toc2290_3680134397" text:style-name="Index_20_Link" text:visited-style-name="Index_20_Link">Juggernaut Protocol<text:tab/>25</text:a></text:p>
          <text:p text:style-name="P221"><text:a xlink:type="simple" xlink:href="#__RefHeading___Toc1449_1436150141" text:style-name="Index_20_Link" text:visited-style-name="Index_20_Link">Local Broadcast Manager<text:tab/>26</text:a></text:p>
          <text:p text:style-name="P221"><text:a xlink:type="simple" xlink:href="#__RefHeading___Toc372_292885038" text:style-name="Index_20_Link" text:visited-style-name="Index_20_Link">McEliece CCA2<text:tab/>27</text:a></text:p>
          <text:p text:style-name="P221"><text:a xlink:type="simple" xlink:href="#__RefHeading___Toc848_1547525695" text:style-name="Index_20_Link" text:visited-style-name="Index_20_Link">Message Structures<text:tab/>28</text:a></text:p>
          <text:p text:style-name="P221"><text:a xlink:type="simple" xlink:href="#__RefHeading___Toc852_1547525695" text:style-name="Index_20_Link" text:visited-style-name="Index_20_Link">Neighbors<text:tab/>45</text:a></text:p>
          <text:p text:style-name="P221"><text:a xlink:type="simple" xlink:href="#__RefHeading___Toc503_1878324060" text:style-name="Index_20_Link" text:visited-style-name="Index_20_Link">New Installation<text:tab/>47</text:a></text:p>
          <text:p text:style-name="P221"><text:a xlink:type="simple" xlink:href="#__RefHeading___Toc792_1689950355" text:style-name="Index_20_Link" text:visited-style-name="Index_20_Link">Outbound Queues<text:tab/>48</text:a></text:p>
          <text:p text:style-name="P221"><text:a xlink:type="simple" xlink:href="#__RefHeading___Toc143_1035930204" text:style-name="Index_20_Link" text:visited-style-name="Index_20_Link">Ozone Address<text:tab/>49</text:a></text:p>
          <text:p text:style-name="P221"><text:a xlink:type="simple" xlink:href="#__RefHeading___Toc749_353659540" text:style-name="Index_20_Link" text:visited-style-name="Index_20_Link">Participants<text:tab/>50</text:a></text:p>
          <text:p text:style-name="P221"><text:a xlink:type="simple" xlink:href="#__RefHeading___Toc2421_617709667" text:style-name="Index_20_Link" text:visited-style-name="Index_20_Link">Performance Considerations<text:tab/>51</text:a></text:p>
          <text:p text:style-name="P221"><text:a xlink:type="simple" xlink:href="#__RefHeading___Toc256_1329608135" text:style-name="Index_20_Link" text:visited-style-name="Index_20_Link">Private Public-Key Server<text:tab/>52</text:a></text:p>
          <text:p text:style-name="P221"><text:a xlink:type="simple" xlink:href="#__RefHeading___Toc1804_1127017888" text:style-name="Index_20_Link" text:visited-style-name="Index_20_Link">Private Servers<text:tab/>53</text:a></text:p>
          <text:p text:style-name="P221"><text:a xlink:type="simple" xlink:href="#__RefHeading___Toc2036_1416438090" text:style-name="Index_20_Link" text:visited-style-name="Index_20_Link">Smoke Aliases<text:tab/>54</text:a></text:p>
          <text:p text:style-name="P221"><text:a xlink:type="simple" xlink:href="#__RefHeading___Toc39_1222626670" text:style-name="Index_20_Link" text:visited-style-name="Index_20_Link">Smoke Identities<text:tab/>55</text:a></text:p>
          <text:p text:style-name="P221"><text:a xlink:type="simple" xlink:href="#__RefHeading___Toc2547_3236038107" text:style-name="Index_20_Link" text:visited-style-name="Index_20_Link">Smoke Pipes (Simple Steams)<text:tab/>56</text:a></text:p>
          <text:p text:style-name="P221"><text:a xlink:type="simple" xlink:href="#__RefHeading___Toc1545_532530284" text:style-name="Index_20_Link" text:visited-style-name="Index_20_Link">Software Distribution<text:tab/>57</text:a></text:p>
          <text:p text:style-name="P221"><text:a xlink:type="simple" xlink:href="#__RefHeading___Toc3338_21258703" text:style-name="Index_20_Link" text:visited-style-name="Index_20_Link">Steam Ephemeral Key Exchange<text:tab/>58</text:a></text:p>
          <text:p text:style-name="P221"><text:a xlink:type="simple" xlink:href="#__RefHeading___Toc226_1901209788" text:style-name="Index_20_Link" text:visited-style-name="Index_20_Link">TCP, UDP Protocols<text:tab/>59</text:a></text:p>
          <text:p text:style-name="P221"><text:a xlink:type="simple" xlink:href="#__RefHeading___Toc857_1547525695" text:style-name="Index_20_Link" text:visited-style-name="Index_20_Link">Task Utilization<text:tab/>60</text:a></text:p>
          <text:p text:style-name="P221"><text:a xlink:type="simple" xlink:href="#__RefHeading__1732_663878714" text:style-name="Index_20_Link" text:visited-style-name="Index_20_Link">Time<text:tab/>61</text:a></text:p>
          <text:p text:style-name="P221"><text:a xlink:type="simple" xlink:href="#__RefHeading___Toc789_736866454" text:style-name="Index_20_Link" text:visited-style-name="Index_20_Link">UDP Datagrams<text:tab/>62</text:a></text:p>
          <text:p text:style-name="P221"><text:a xlink:type="simple" xlink:href="#__RefHeading___Toc785_736866454" text:style-name="Index_20_Link" text:visited-style-name="Index_20_Link">Verifying Public-Key Ownership<text:tab/>63</text:a></text:p>
        </text:index-body>
      </text:table-of-content>
      <text:p text:style-name="Standard"/>
      <text:h text:style-name="P223" text:outline-level="1"><text:bookmark-start text:name="__RefHeading__697_1754408385"/>About<text:bookmark-end text:name="__RefHeading__697_1754408385"/></text:h>
      <text:p text:style-name="P179">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79"/>
      <text:p text:style-name="P179"><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78"/>
      <text:h text:style-name="P224" text:outline-level="1"><text:bookmark-start text:name="__RefHeading___Toc505_1878324060"/>Activity Authenticate<text:bookmark-end text:name="__RefHeading___Toc505_1878324060"/></text:h>
      <text:p text:style-name="P99">After launching a prepared Smoke <text:span text:style-name="T133">instance</text:spa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99">Smoke may be reset within the Authenticate activity.</text:p>
      <text:p text:style-name="P98"/>
      <text:h text:style-name="P225" text:outline-level="1"><text:bookmark-start text:name="__RefHeading___Toc507_1878324060"/>Activity Chat<text:bookmark-end text:name="__RefHeading___Toc507_1878324060"/></text:h>
      <text:p text:style-name="P165"><text:span text:style-name="T253">The Chat activity is one of </text:span><text:span text:style-name="T101">three</text:span><text:span text:style-name="T253"> messaging activities. </text:span><text:span text:style-name="T63">From this activity, one may message one or more defined participants. </text:span><text:span text:style-name="T250">The Send button is enabled if at least one participant </text:span><text:span text:style-name="T254">is selected </text:span><text:span text:style-name="T251">and </text:span><text:span text:style-name="T250">a writable neighbor (not necessarily </text:span><text:span text:style-name="T252">network-ready</text:span><text:span text:style-name="T250">) is available.</text:span></text:p>
      <text:p text:style-name="P103">Before a <text:span text:style-name="T76">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4">and Custom Session mechanisms.</text:span></text:p>
      <text:p text:style-name="P105">A context menu may be activated by pressing and holding on the <text:span text:style-name="T91">right-hand</text:span> <text:span text:style-name="T15">Participants </text:span><text:span text:style-name="T9">widget. </text:span><text:span text:style-name="T19">Context-m</text:span><text:span text:style-name="T12">enu items are described below.</text:span></text:p>
      <text:p text:style-name="P2">Custom Session</text:p>
      <text:p text:style-name="P201"><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09">New Window</text:p>
      <text:p text:style-name="P209"><text:tab/>Display a new Member Chat activity <text:span text:style-name="T141">with the selected participant.</text:span></text:p>
      <text:p text:style-name="P2">Optional Signatures</text:p>
      <text:p text:style-name="P181"><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7"><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8"><text:span text:style-name="T9"><text:tab/>Refresh the </text:span><text:span text:style-name="T15">P</text:span><text:span text:style-name="T9">articipants </text:span><text:span text:style-name="T17">widget</text:span><text:span text:style-name="T9">.</text:span></text:p>
      <text:p text:style-name="P5">Retrieve Messages</text:p>
      <text:p text:style-name="P184">Retrieve messages from SmokeStack instances. An Ozone and an active network must be present <text:span text:style-name="T70">for this option to be enabled.</text:span></text:p>
      <text:p text:style-name="P7">Show Details</text:p>
      <text:p text:style-name="P7"><text:tab/>Disable or enable various <text:span text:style-name="T71">Participants details.</text:span></text:p>
      <text:p text:style-name="P7">Show Icons</text:p>
      <text:p text:style-name="P7"><text:tab/>Disable or enable <text:span text:style-name="T142">P</text:span>articipant<text:span text:style-name="T142">s</text:span> <text:span text:style-name="T134">status </text:span>icons.</text:p>
      <text:p text:style-name="P7"/>
      <text:h text:style-name="P226" text:outline-level="1"><text:bookmark-start text:name="__RefHeading___Toc792_736866454"/>Activity Fire<text:bookmark-end text:name="__RefHeading___Toc792_736866454"/></text:h>
      <text:p text:style-name="P100">The <text:span text:style-name="T78">Fire</text:span> activity is one of <text:span text:style-name="T102">three</text:span> messaging activities. <text:span text:style-name="T63">From this activity, one may communicate with one or more groups of anonymous participants. Fire is compatible with Spot-On’s Buzz. 256-bit AES-CBC along with SHA-384 HMAC provide encryption and authentication.</text:span></text:p>
      <text:p text:style-name="P102"><text:span text:style-name="T250">The Send button is enabled if at least one </text:span><text:span text:style-name="T252">network-ready </text:span><text:span text:style-name="T304">neighbor</text:span><text:span text:style-name="T250"> is available.</text:span></text:p>
      <text:p text:style-name="P102"/>
      <text:h text:style-name="P227" text:outline-level="1"><text:bookmark-start text:name="__RefHeading___Toc1466_883854242"/>Activity Member Chat<text:bookmark-end text:name="__RefHeading___Toc1466_883854242"/></text:h>
      <text:p text:style-name="P101">The <text:span text:style-name="T110">Member </text:span>Chat activity is one of <text:span text:style-name="T101">three</text:span> messaging activities. <text:span text:style-name="T63">From this activity, one may message one participant.</text:span></text:p>
      <text:p text:style-name="P104">Before a <text:span text:style-name="T76">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4">and Custom Session mechanisms. </text:span><text:span text:style-name="T249">The Send button is </text:span><text:span text:style-name="T305">enabled</text:span><text:span text:style-name="T249"> if a session is established </text:span><text:span text:style-name="T305">and </text:span><text:span text:style-name="T249">if a writable neighbor (not necessarily network-ready) is available.</text:span></text:p>
      <text:p text:style-name="P106"><text:span text:style-name="T111">C</text:span>ontext menu<text:span text:style-name="T111">s</text:span> may be activated by pressing and holding <text:span text:style-name="T135">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McEliece <text:span text:style-name="T321">(m = 11, t = 50) </text:span><text:span text:style-name="T126">public-key pair</text:span>.</text:p>
      <text:p text:style-name="P129"><text:span text:style-name="T12">C</text:span><text:span text:style-name="T9">all </text:span><text:span text:style-name="T20">via RSA</text:span></text:p>
      <text:p text:style-name="P10"><text:tab/>Exchange private key material <text:span text:style-name="T123">via an ephemeral RSA </text:span><text:span text:style-name="T321">(2048-bit) </text:span><text:span text:style-name="T123">public-key pair.</text:span></text:p>
      <text:p text:style-name="P10">Copy Text</text:p>
      <text:p text:style-name="P10"><text:tab/>Place the selected message’s text in<text:span text:style-name="T199">to</text:span> the clipboard buffer.</text:p>
      <text:p text:style-name="P3">Custom Session</text:p>
      <text:p text:style-name="P186">Private key material may be generated. The generated material is not <text:span text:style-name="T183">transferred</text:span> o<text:span text:style-name="T322">ver</text:span> the network.</text:p>
      <text:p text:style-name="P11">Delete All Messages</text:p>
      <text:p text:style-name="P11"><text:tab/>If confirmed, all messages associated with the specified <text:span text:style-name="T143">participant</text:span> are deleted.</text:p>
      <text:p text:style-name="P11">Delete Message</text:p>
      <text:p text:style-name="P188">If confirmed, the selected message is deleted.</text:p>
      <text:p text:style-name="P211">JuggerKnot <text:span text:style-name="T195">Credentials</text:span></text:p>
      <text:p text:style-name="P189"><text:span text:style-name="T187">Display an input dialog. If the dialog is confirmed, the Juggernaut Protocol is initiated with the specified participant. </text:span>If the protocol completes successfully, authentication and encryption credentials are created.</text:p>
      <text:p text:style-name="P210">Juggernaut</text:p>
      <text:p text:style-name="P190">Display an input dialog. If the dialog is confirmed, the Juggernaut Protocol is initiated <text:span text:style-name="T184">with the specified participant.</text:span></text:p>
      <text:p text:style-name="P212">Optional Signatures</text:p>
      <text:p text:style-name="P187">Messaging and status messages are <text:span text:style-name="T255">digitally </text:span>signed. Signatures may be disabled <text:span text:style-name="T256">per participant</text:span>. Please note that if one party requires <text:span text:style-name="T257">digital </text:span>signatures and <text:span text:style-name="T257">digital </text:span>signatures are not provided by the other party, messages will be ignored <text:span text:style-name="T258">by the receiving party. </text:span><text:span text:style-name="T259">Juggernaut messages and read-acknowledgments are always signed.</text:span></text:p>
      <text:p text:style-name="P6">Retrieve Messages</text:p>
      <text:p text:style-name="P185"><text:soft-page-break/>Retrieve messages from SmokeStack instances. An Ozone and an active network must be present <text:span text:style-name="T70">for this option to be enabled.</text:span></text:p>
      <text:p text:style-name="P9">Save Attachment</text:p>
      <text:p text:style-name="P9"><text:tab/>If the selected message contains an image, this option is enabled. Once activated, the attached <text:tab/>bitmap is saved.</text:p>
      <text:p text:style-name="P9"/>
      <text:h text:style-name="P228" text:outline-level="1"><text:bookmark-start text:name="__RefHeading___Toc513_1878324060"/>Activity Settings<text:bookmark-end text:name="__RefHeading___Toc513_1878324060"/></text:h>
      <text:p text:style-name="P153"><text:span text:style-name="T232">The Settings activity contains various </text:span><text:span text:style-name="T231">configuration</text:span><text:span text:style-name="T232"> items. </text:span><text:span text:style-name="T65">Smoke may also be reset from this activity. This page will describe miscellaneous portions.</text:span></text:p>
      <text:p text:style-name="P109">About</text:p>
      <text:p text:style-name="P180">Describes software information, including <text:span text:style-name="T79">the </text:span>Android version <text:span text:style-name="T79">of the device</text:span>. Log clearing may also be performed in this section. <text:span text:style-name="T168">The Foreground Service option disables or enables a Smoke foreground service. </text:span>The Prefer Active CPU option, <text:span text:style-name="T66">if enabled, ensures that the CPU remains active if the screen is turned off.</text:span></text:p>
      <text:p text:style-name="P110">Ozone</text:p>
      <text:p text:style-name="P196">One Ozone address may be defined in this section. <text:span text:style-name="T80">Please refer to the Ozone page for more details.</text:span></text:p>
      <text:p text:style-name="P215">Participants</text:p>
      <text:p text:style-name="P197">A list of participants. A context menu is available.</text:p>
      <text:p text:style-name="P111">Password</text:p>
      <text:p text:style-name="P182">Generate new local authentication and encryption keys. <text:span text:style-name="T233">If confirmed, all existing data will be purged.</text:span> <text:span text:style-name="T233">A new</text:span><text:span text:style-name="T103"> </text:span>public and private key pair <text:span text:style-name="T233">may also be generated.</text:span></text:p>
      <text:p text:style-name="P112">Public Data</text:p>
      <text:p text:style-name="P183">Contains the <text:span text:style-name="T171">Smoke Alias and </text:span>Smoke Chat ID. <text:span text:style-name="T171">A Smoke Alias is synonymous to an e-mail address. The Smoke Alias is optional. If provided, it must contain at least eight characters. Preferably, it should be a unique value. </text:span>A Smoke Identity is <text:span text:style-name="T81">synonymous</text:span> to <text:span text:style-name="T171">a telephone number. Basic public-key data </text:span><text:span text:style-name="T323">are </text:span><text:span text:style-name="T171">also displayed in this section.</text:span></text:p>
      <text:p text:style-name="P132">Share Smoke ID</text:p>
      <text:p text:style-name="P218">Share the Smoke ID with a SmokeStack instance via the defined Ozone. <text:span text:style-name="T172">Please note that the Smoke Alias, if one is defined, is transformed into a Smoke ID.</text:span></text:p>
      <text:p text:style-name="P132"/>
      <text:h text:style-name="P229" text:outline-level="1"><text:bookmark-start text:name="__RefHeading___Toc6190_4294644744"/>Activity Smokescreen<text:bookmark-end text:name="__RefHeading___Toc6190_4294644744"/></text:h>
      <text:p text:style-name="P164">Lock or unlock the Smoke application.</text:p>
      <text:p text:style-name="P164"/>
      <text:h text:style-name="P230" text:outline-level="1"><text:bookmark-start text:name="__RefHeading___Toc2666_3077280143"/>Activity Steam<text:bookmark-end text:name="__RefHeading___Toc2666_3077280143"/></text:h>
      <text:p text:style-name="P154">The Steam activity allows for the transferring of files to Steam participants and/or anonymous destinations. Received files <text:span text:style-name="T234">are stored in the Downloads folder.</text:span></text:p>
      <text:p text:style-name="P156"><text:span text:style-name="T235">Please note that Simple Steams (files transferred to anonymous destinations) will be streamed </text:span><text:span text:style-name="T306">sequentially </text:span><text:span text:style-name="T235">in the order in which they were </text:span><text:span text:style-name="T307">registered</text:span><text:span text:style-name="T235"> for transfer.</text:span></text:p>
      <text:p text:style-name="P155"/>
      <text:h text:style-name="P223" text:outline-level="1"><text:bookmark-start text:name="__RefHeading___Toc145_1035930204"/>Android<text:bookmark-end text:name="__RefHeading___Toc145_1035930204"/></text:h>
      <text:p text:style-name="P16">Smoke has been successfully tested on Android <text:span text:style-name="T44">versions </text:span>7.<text:span text:style-name="T167">x, 8.x, and 9.x. Versions older than 7.x are not supported.</text:span></text:p>
      <text:p text:style-name="P16"/>
      <text:h text:style-name="P231" text:outline-level="1"><text:bookmark-start text:name="__RefHeading___Toc790_1689950355"/>Congestion Control<text:bookmark-end text:name="__RefHeading___Toc790_1689950355"/></text:h>
      <text:p text:style-name="P85">Smoke implements a software-based congestion control mechanism. The SipHash algorithm is used for computing digests. Computed digests are stored in an SQLite database <text:span text:style-name="T53">table</text:span>.</text:p>
      <text:p text:style-name="P123">Congestion-control items are inspected every 5 seconds. Items older than 60 seconds are discarded.</text:p>
      <text:p text:style-name="P123"/>
      <text:h text:style-name="P232" text:outline-level="1"><text:bookmark-start text:name="__RefHeading___Toc445_1428144265"/>Corrupted Database Values<text:bookmark-end text:name="__RefHeading___Toc445_1428144265"/></text:h>
      <text:p text:style-name="P88">Encrypted database values pose a<text:span text:style-name="T55">n</text:span> interesting <text:span text:style-name="T55">design </text:span>problem. <text:span text:style-name="T56">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text:span text:style-name="T136">widgets</text:span>. These depictions offer insight into potential system failures.</text:p>
      <text:p text:style-name="P89"/>
      <text:h text:style-name="P233" text:outline-level="1"><text:bookmark-start text:name="__RefHeading___Toc2419_617709667"/>Custom Session Credentials<text:bookmark-end text:name="__RefHeading___Toc2419_617709667"/></text:h>
      <text:p text:style-name="P146">Credentials are generated as follows (stretch the first key stream):</text:p>
      <text:p text:style-name="P24">keystream1 := pbkdf2(sha512(<text:span text:style-name="T188">string</text:span>), // Salt</text:p>
      <text:p text:style-name="P24"><text:s text:c="21"/><text:span text:style-name="T188">string</text:span>,</text:p>
      <text:p text:style-name="P24"><text:s text:c="21"/>4096, <text:s text:c="6"/>// Iteration Count</text:p>
      <text:p text:style-name="P24"><text:s text:c="21"/>160) <text:s text:c="7"/>// Bits (20 Bytes)</text:p>
      <text:p text:style-name="P24">keystream2 := pbkdf2(sha512(<text:span text:style-name="T188">string</text:span>), // Salt</text:p>
      <text:p text:style-name="P24"><text:s text:c="21"/><text:span text:style-name="T192">base64(</text:span>keystream1<text:span text:style-name="T192">)</text:span>,</text:p>
      <text:p text:style-name="P24"><text:s text:c="21"/>1, <text:s text:c="9"/>// Iteration Count</text:p>
      <text:p text:style-name="P24"><text:s text:c="21"/>768) <text:s text:c="7"/>// Bits (96 Bytes)</text:p>
      <text:p text:style-name="P19"/>
      <text:h text:style-name="P223" text:outline-level="1"><text:bookmark-start text:name="__RefHeading___Toc199_1272986993"/>Database Containers<text:bookmark-end text:name="__RefHeading___Toc199_1272986993"/></text:h>
      <text:p text:style-name="P17">Most of the database fields <text:span text:style-name="T34">contain </text:span>authentically-encrypted <text:span text:style-name="T34">values</text:span>. Some fields contain keyed digests, including keyed digests of binary <text:span text:style-name="T36">(false / true) </text:span>values. <text:span text:style-name="T37">Values are stored as E(Data, K</text:span><text:span text:style-name="T38">e</text:span><text:span text:style-name="T37">) || HMAC(E(Data, K</text:span><text:span text:style-name="T38">e</text:span><text:span text:style-name="T37">), K</text:span><text:span text:style-name="T38">a</text:span><text:span text:style-name="T37">) and HMAC(Data, K</text:span><text:span text:style-name="T38">a</text:span><text:span text:style-name="T37">). 256-bit AES-CBC is used for encrypting data. SHA-512 HMAC is used for data authentication.</text:span></text:p>
      <text:p text:style-name="P17"/>
      <text:h text:style-name="P234" text:outline-level="1"><text:bookmark-start text:name="__RefHeading___Toc733_353659540"/>Developers<text:bookmark-end text:name="__RefHeading___Toc733_353659540"/></text:h>
      <text:p text:style-name="P11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text:span text:style-name="T183">files </text:span>for guidance.</text:p>
      <text:p text:style-name="P113"/>
      <text:h text:style-name="P223" text:outline-level="1"><text:bookmark-start text:name="__RefHeading___Toc100_1369832164"/>Discovery via Cryptography<text:bookmark-end text:name="__RefHeading___Toc100_1369832164"/></text:h>
      <text:p text:style-name="P14">Cryptographic <text:span text:style-name="T209">D</text:span>iscovery is a <text:span text:style-name="T261">novel </text:span>mechanism which allows servers to lighten the computational <text:span text:style-name="T30">and data</text:span> responsibilities of mobile devices.</text:p>
      <text:p text:style-name="P13">Shortly after a Smoke instance connects to a SmokeStack service, <text:span text:style-name="T28">the </text:span>Smoke <text:span text:style-name="T28">instance shares some</text:span> non-private material. Th<text:span text:style-name="T31">e</text:span> material allows <text:span text:style-name="T29">a </text:span>SmokeStack <text:span text:style-name="T29">server </text:span>to <text:span text:style-name="T31">transfer messages to their correct destinations</text:span>.</text:p>
      <text:p text:style-name="P15">To mitigate replay attacks, Smoke <text:span text:style-name="T210">instances </text:span>offer SmokeStack instances random identity streams during message-retrieval requests. The identity streams self-expire.</text:p>
      <text:p text:style-name="P94"/>
      <text:h text:style-name="P235" text:outline-level="1"><text:bookmark-start text:name="__RefHeading___Toc468_783998592"/>Exchanging Private Credentials<text:bookmark-end text:name="__RefHeading___Toc468_783998592"/></text:h>
      <text:p text:style-name="P90">The Calling feature allows two parties to exchange private key material. <text:span text:style-name="T57">The process of exchanging private credentials is as follows:</text:span></text:p>
      <text:list xml:id="list2803209843" text:style-name="L1">
        <text:list-item>
          <text:p text:style-name="P259">A participant issues a Call via a selected participant. A new <text:span text:style-name="T125">ephemeral McEliece or </text:span>RSA public-key pair is generated. A signature <text:span text:style-name="T104">binding</text:span> the two participants is <text:span text:style-name="T58">computed</text:span>. <text:span text:style-name="T58">The bundle is then transferred to the recipient.</text:span></text:p>
        </text:list-item>
        <text:list-item>
          <text:p text:style-name="P259"><text:span text:style-name="T58">A</text:span> participant receives the bundle, <text:span text:style-name="T58">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60">The initiating participant receives the private key material, <text:span text:style-name="T59">verifies the included signature,</text:span> and <text:span text:style-name="T137">unpacks</text:span> <text:span text:style-name="T59">the private key material</text:span> via the ephemeral private key. <text:span text:style-name="T92">The two participants are now paired.</text:span></text:p>
        </text:list-item>
      </text:list>
      <text:p text:style-name="P91"/>
      <text:h text:style-name="P236"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37" text:outline-level="1"><text:bookmark-start text:name="__RefHeading___Toc1594_225190499"/>Fiasco Keys<text:bookmark-end text:name="__RefHeading___Toc1594_225190499"/></text:h>
      <text:p text:style-name="P130">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4">n authentication</text:span> key is <text:span text:style-name="T116">recovered</text:span>, the message is <text:span text:style-name="T186">deciphered</text:span> and delivered locally. <text:span text:style-name="T115">Newer authentication keys are tested first.</text:span></text:p>
      <text:p text:style-name="P131">A <text:span text:style-name="T115">key pair has a lifetime of 864,000 seconds.</text:span></text:p>
      <text:p text:style-name="P130"/>
      <text:h text:style-name="P238" text:outline-level="1"><text:bookmark-start text:name="__RefHeading___Toc311_1980819345"/>Fire<text:bookmark-end text:name="__RefHeading___Toc311_1980819345"/></text:h>
      <text:p text:style-name="P62">Fire <text:span text:style-name="T48">introduces </text:span>communication <text:span text:style-name="T138">channels</text:span> between Smoke and Spot-On. <text:span text:style-name="T48">Key generation is described below.</text:span></text:p>
      <text:p text:style-name="P28">authentication_key = <text:span text:style-name="T49">pbkdf2(sha512(Digest || “sha384”), // Salt</text:span></text:p>
      <text:p text:style-name="P28"><text:tab/><text:tab/><text:tab/><text:tab/> <text:s/><text:span text:style-name="T49">Digest,</text:span></text:p>
      <text:p text:style-name="P28"><text:tab/><text:tab/><text:tab/><text:tab/> <text:s/><text:span text:style-name="T49">10000,</text:span></text:p>
      <text:p text:style-name="P28"><text:tab/><text:tab/><text:tab/><text:tab/> <text:s/><text:span text:style-name="T94">896) <text:s text:c="23"/>// Bits (112 Bytes)</text:span></text:p>
      <text:p text:style-name="P29">authentication_key, destination_key := authentication_key[0 … <text:span text:style-name="T94">48</text:span>], authentication_key[<text:span text:style-name="T94">48</text:span> … ]</text:p>
      <text:p text:style-name="P23"><text:span text:style-name="T47">encryption_key</text:span> := pbkdf2(<text:span text:style-name="T47">Salt</text:span>,</text:p>
      <text:p text:style-name="P23"><text:s text:c="25"/><text:span text:style-name="T47">Channel || “aes256” || “sha384”</text:span>,</text:p>
      <text:p text:style-name="P23"><text:s text:c="25"/><text:span text:style-name="T45">10000</text:span>, <text:s text:c="6"/>// Iteration Count</text:p>
      <text:p text:style-name="P23"><text:s text:c="25"/><text:span text:style-name="T45">2304</text:span>) <text:s text:c="7"/>// Bits (2<text:span text:style-name="T46">88</text:span> Bytes)</text:p>
      <text:p text:style-name="P27"><text:span text:style-name="T47">encryption_key</text:span> := <text:span text:style-name="T47">encryption_key</text:span>[0 … 3<text:span text:style-name="T50">1</text:span>]</text:p>
      <text:p text:style-name="P77"/>
      <text:h text:style-name="P239" text:outline-level="1"><text:bookmark-start text:name="__RefHeading___Toc1464_739530787"/>Forward Secrecy and SmokeStack<text:bookmark-end text:name="__RefHeading___Toc1464_739530787"/></text:h>
      <text:p text:style-name="P125">Smoke includes a mechanism for establishing session-based authentication and encryption keys. Th<text:span text:style-name="T260">e</text:span> key material is exchanged via ephemeral and permanent public keys. <text:span text:style-name="T105">F</text:span>orward secrecy is constituted by the use of ephemeral public keys.</text:p>
      <text:p text:style-name="P126">The <text:span text:style-name="T98">Forward Fiasco</text:span> <text:span text:style-name="T97">release </text:span>provides a mechanism for storing secret key pairs for some period of time. After a message-retrieval request has been initiated, a Smoke instance will attempt to <text:span text:style-name="T96">uncover the received content using previously-established secret keys.</text:span></text:p>
      <text:p text:style-name="P126"/>
      <text:h text:style-name="P223" text:outline-level="1"><text:bookmark-start text:name="__RefHeading___Toc83_222518397"/>Inflate<text:bookmark-end text:name="__RefHeading___Toc83_222518397"/></text:h>
      <text:p text:style-name="P95">Smoke expands <text:span text:style-name="T60">text-</text:span>messaging data to 8192 <text:span text:style-name="T26">bytes. If the provided data exceeds 8192 bytes, Smoke expands the provided data by 1024 + mod(data length, 2) bytes. Inflation does not apply to Fire as Fire must remain compatible with Spot-On.</text:span></text:p>
      <text:p text:style-name="P95"/>
      <text:h text:style-name="P240" text:outline-level="1"><text:bookmark-start text:name="__RefHeading___Toc2290_3680134397"/>Juggernaut Protocol<text:bookmark-end text:name="__RefHeading___Toc2290_3680134397"/></text:h>
      <text:p text:style-name="P143"><text:span text:style-name="T185">Smoke implements the </text:span><text:bookmark text:name="firstHeading"/>Password Authenticated Key Exchange by Juggling <text:span text:style-name="T185">protocol. The data </text:span><text:span text:style-name="T324">are</text:span><text:span text:style-name="T185">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5">keystream1 := pbkdf2(sha512(<text:span text:style-name="T189">key material</text:span>), // Salt</text:p>
      <text:p text:style-name="P25"><text:s text:c="21"/><text:span text:style-name="T191">base64(key material)</text:span>,</text:p>
      <text:p text:style-name="P25"><text:s text:c="21"/>4096, <text:s text:c="6"/>// Iteration Count</text:p>
      <text:p text:style-name="P25"><text:s text:c="21"/>160) <text:s text:c="7"/>// Bits (20 Bytes)</text:p>
      <text:p text:style-name="P25">keystream2 := pbkdf2(sha512(<text:span text:style-name="T190">key material</text:span>), // Salt</text:p>
      <text:p text:style-name="P25"><text:s text:c="21"/><text:span text:style-name="T191">base64(</text:span>keystream1<text:span text:style-name="T191">)</text:span>,</text:p>
      <text:p text:style-name="P25"><text:s text:c="21"/>1, <text:s text:c="9"/>// Iteration Count</text:p>
      <text:p text:style-name="P25"><text:s text:c="21"/>768) <text:s text:c="7"/>// Bits (96 Bytes)</text:p>
      <text:p text:style-name="P141">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1"/>
      <text:h text:style-name="P241" text:outline-level="1"><text:bookmark-start text:name="__RefHeading___Toc1449_1436150141"/>Local Broadcast <text:span text:style-name="T95">Manager</text:span><text:bookmark-end text:name="__RefHeading___Toc1449_1436150141"/></text:h>
      <text:p text:style-name="P124">Communications between the Kernel and the user interface utilize <text:span text:style-name="T211">a </text:span>Local Broadcast Manager <text:span text:style-name="T212">instance</text:span>.</text:p>
      <text:p text:style-name="P124"/>
      <text:h text:style-name="P242" text:outline-level="1"><text:bookmark-start text:name="__RefHeading___Toc372_292885038"/>McEliece CCA2<text:bookmark-end text:name="__RefHeading___Toc372_292885038"/></text:h>
      <text:p text:style-name="P84">Smoke supports McEliece-Fujisaki <text:span text:style-name="T229">and McEliece-Pointcheval </text:span>via BouncyCastle. Parameters are <text:span text:style-name="T51">SHA-256, </text:span>m = <text:span text:style-name="T230">11, m = </text:span>1<text:span text:style-name="T113">2 (Fujisaki only)</text:span>, <text:span text:style-name="T230">t = 50, </text:span>t = <text:span text:style-name="T113">68 (Fujisaki only)</text:span>. Some discussions:</text:p>
      <text:list xml:id="list2400738651" text:style-name="L2">
        <text:list-item>
          <text:p text:style-name="P261">Authentication process may require several minutes to complete.</text:p>
        </text:list-item>
        <text:list-item>
          <text:p text:style-name="P262">Communications between McEliece and RSA are fully functional.</text:p>
        </text:list-item>
        <text:list-item>
          <text:p text:style-name="P263">Degraded performance is expected <text:span text:style-name="T145">during key sharing.</text:span></text:p>
        </text:list-item>
        <text:list-item>
          <text:p text:style-name="P264">During the key-sharing process, McEliece signatures are not provided <text:span text:style-name="T77">and therefore are not verified.</text:span></text:p>
        </text:list-item>
        <text:list-item>
          <text:p text:style-name="P264"><text:span text:style-name="T52">I</text:span>nitialization process<text:span text:style-name="T52">es</text:span> may require several minutes to complete.</text:p>
        </text:list-item>
      </text:list>
      <text:p text:style-name="P84"/>
      <text:h text:style-name="P243" text:outline-level="1"><text:bookmark-start text:name="__RefHeading___Toc848_1547525695"/>Message Structures<text:bookmark-end text:name="__RefHeading___Toc848_1547525695"/></text:h>
      <text:p text:style-name="P135">This <text:span text:style-name="T213">section</text:span> will detail the various message structures.</text:p>
      <text:p text:style-name="P136">AUTHENTICATE</text:p>
      <text:p text:style-name="P31">[PK <text:span text:style-name="T155">Signature</text:span>] (1)</text:p>
      <text:p text:style-name="P31">{</text:p>
      <text:p text:style-name="P31"><text:tab/><text:span text:style-name="T150">Random Bytes </text:span>(<text:span text:style-name="T154">1</text:span>) <text:tab/><text:tab/><text:tab/><text:tab/><text:tab/><text:tab/><text:tab/><text:span text:style-name="T150">Variable</text:span></text:p>
      <text:p text:style-name="P31">}</text:p>
      <text:p text:style-name="P31"/>
      <text:p text:style-name="P119">CALL-HALF-AND-HALF-A</text:p>
      <text:p text:style-name="P30">[PK] (1<text:span text:style-name="T292">)</text:span></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7">(Base-64)</text:span></text:p>
      <text:p text:style-name="P30"><text:tab/><text:span text:style-name="T177">\n</text:span></text:p>
      <text:p text:style-name="P30"><text:tab/><text:span text:style-name="T118">Ephemeral </text:span>Public Key (3)<text:tab/><text:tab/><text:tab/><text:tab/><text:tab/><text:span text:style-name="T117">Variable (Base-64)</text:span></text:p>
      <text:p text:style-name="P30"><text:tab/><text:span text:style-name="T177">\n</text:span></text:p>
      <text:p text:style-name="P30"><text:tab/><text:span text:style-name="T118">Ephemeral Public Key Type (4)<text:tab/><text:tab/><text:tab/><text:tab/><text:tab/>1 Byte (Base-64)</text:span></text:p>
      <text:p text:style-name="P30"><text:tab/><text:span text:style-name="T177">\n</text:span></text:p>
      <text:p text:style-name="P30"><text:tab/>Sender's Identity (<text:span text:style-name="T117">5</text:span>)<text:tab/><text:tab/><text:tab/><text:tab/><text:tab/><text:tab/>8 Bytes <text:span text:style-name="T117">(Base-64)</text:span></text:p>
      <text:p text:style-name="P30"><text:tab/><text:span text:style-name="T177">\n</text:span></text:p>
      <text:p text:style-name="P30"><text:tab/>Sender's Public Encryption Key SHA-512 Digest (<text:span text:style-name="T117">6</text:span>)<text:tab/>64 Bytes <text:span text:style-name="T117">(Base-64)</text:span></text:p>
      <text:p text:style-name="P30"><text:tab/><text:span text:style-name="T177">\n</text:span></text:p>
      <text:p text:style-name="P30"><text:tab/>[PK Signature] (<text:span text:style-name="T117">7)</text:span><text:tab/><text:tab/><text:tab/><text:tab/><text:tab/><text:tab/>Variable <text:span text:style-name="T117">(Base-64)</text:span></text:p>
      <text:p text:style-name="P30"><text:tab/>{</text:p>
      <text:p text:style-name="P30"><text:tab/><text:tab/>[PK] (1 ... 2) || [AES-256] (1 ... <text:span text:style-name="T117">6</text:span>) ||</text:p>
      <text:p text:style-name="P30"><text:tab/><text:tab/>Recipient's Public Encryption Key SHA-512 Digest (1)</text:p>
      <text:p text:style-name="P30"><text:soft-page-break/><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2">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63"/>
      <text:p text:style-name="P63">CALL-HALF-AND-HALF-B</text:p>
      <text:p text:style-name="P38">[PK] (1)</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9">(Base-64)</text:span></text:p>
      <text:p text:style-name="P38"><text:tab/><text:span text:style-name="T178">\n</text:span></text:p>
      <text:p text:style-name="P38"><text:tab/><text:span text:style-name="T122">Ephemeral </text:span>Public Key (3)<text:tab/><text:tab/><text:tab/><text:tab/><text:tab/><text:span text:style-name="T119">Variable (Base-64)</text:span></text:p>
      <text:p text:style-name="P38"><text:tab/>{</text:p>
      <text:p text:style-name="P38"><text:tab/><text:tab/>AES-256 Key (1)</text:p>
      <text:p text:style-name="P38"><text:tab/><text:tab/>SHA-512 Key (2)</text:p>
      <text:p text:style-name="P38"><text:soft-page-break/><text:tab/>}</text:p>
      <text:p text:style-name="P38"><text:tab/><text:span text:style-name="T178">\n</text:span></text:p>
      <text:p text:style-name="P38"><text:tab/><text:span text:style-name="T122">Ephemeral Public Key Type </text:span><text:span text:style-name="T247">(Ignored) </text:span><text:span text:style-name="T122">(4)<text:tab/><text:tab/><text:tab/>1 Byte (Base-64)</text:span></text:p>
      <text:p text:style-name="P38"><text:tab/><text:span text:style-name="T178">\n</text:span></text:p>
      <text:p text:style-name="P38"><text:tab/>Sender's Identity (<text:span text:style-name="T121">5</text:span>)<text:tab/><text:tab/><text:tab/><text:tab/><text:tab/><text:tab/>8 Bytes <text:span text:style-name="T119">(Base-64)</text:span></text:p>
      <text:p text:style-name="P38"><text:tab/><text:span text:style-name="T178">\n</text:span></text:p>
      <text:p text:style-name="P38"><text:tab/>Sender's Public Encryption Key SHA-512 Digest (<text:span text:style-name="T121">6</text:span>)<text:tab/>64 Bytes <text:span text:style-name="T120">(Base-64)</text:span></text:p>
      <text:p text:style-name="P38"><text:tab/><text:span text:style-name="T178">\n</text:span></text:p>
      <text:p text:style-name="P38"><text:tab/>[PK Signature] (<text:span text:style-name="T121">7</text:span>)<text:tab/><text:tab/><text:tab/><text:tab/><text:tab/><text:tab/>Variable <text:span text:style-name="T120">(Base-64)</text:span></text:p>
      <text:p text:style-name="P38"><text:tab/>{</text:p>
      <text:p text:style-name="P38"><text:tab/><text:tab/>[PK] (1 ... 2) || [AES-256] (1 ... <text:span text:style-name="T121">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2">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p>
      <text:p text:style-name="P41">{</text:p>
      <text:p text:style-name="P41"><text:tab/>Sender's Public Encryption Key SHA-512 Digest (1)<text:tab/>64 Bytes</text:p>
      <text:p text:style-name="P41"><text:soft-page-break/>}</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79">\n</text:span></text:p>
      <text:p text:style-name="P41"><text:tab/>Message (3)<text:tab/><text:tab/><text:tab/><text:tab/><text:tab/><text:tab/><text:tab/><text:tab/>Variable (Base-64)</text:p>
      <text:p text:style-name="P41"><text:tab/><text:span text:style-name="T179">\n</text:span></text:p>
      <text:p text:style-name="P41"><text:tab/>Sequence (4)<text:tab/><text:tab/><text:tab/><text:tab/><text:tab/><text:tab/><text:tab/>8 Bytes (Base-64)</text:p>
      <text:p text:style-name="P41"><text:tab/><text:span text:style-name="T179">\n</text:span></text:p>
      <text:p text:style-name="P41"><text:tab/><text:span text:style-name="T100">Attachment (5)<text:tab/><text:tab/><text:tab/><text:tab/><text:tab/><text:tab/><text:tab/>Variable (Base-64)</text:span></text:p>
      <text:p text:style-name="P41"><text:tab/><text:span text:style-name="T179">\n</text:span></text:p>
      <text:p text:style-name="P41"><text:tab/><text:span text:style-name="T157">Message Identity (6)<text:tab/><text:tab/><text:tab/><text:tab/><text:tab/><text:tab/>64 Bytes (Base-64)</text:span></text:p>
      <text:p text:style-name="P41"><text:tab/><text:span text:style-name="T179">\n</text:span></text:p>
      <text:p text:style-name="P41"><text:tab/>[PK Signature] (<text:span text:style-name="T157">7</text:span>)<text:tab/><text:tab/><text:tab/><text:tab/><text:tab/><text:tab/>Variable <text:span text:style-name="T117">(</text:span>Base-64)</text:p>
      <text:p text:style-name="P41"><text:tab/>{</text:p>
      <text:p text:style-name="P41"><text:tab/><text:tab/>[PK] (1) || [AES-256] (1 ... <text:span text:style-name="T157">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2">Smoke I</text:span>dentity.</text:p>
      <text:p text:style-name="P41">*/</text:p>
      <text:p text:style-name="P41"/>
      <text:p text:style-name="P41">[Destination SHA-512 HMAC] (4)<text:tab/><text:tab/><text:tab/><text:tab/><text:tab/>64 Bytes</text:p>
      <text:p text:style-name="P41">{</text:p>
      <text:p text:style-name="P41"><text:soft-page-break/><text:tab/>[PK] || [AES-256] || [SHA-512 HMAC] (1)</text:p>
      <text:p text:style-name="P41">}</text:p>
      <text:p text:style-name="P66"/>
      <text:p text:style-name="P66">CHAT-RETRIEVAL <text:span text:style-name="T129">(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soft-page-break/><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2">Smoke I</text:span>dentity.</text:p>
      <text:p text:style-name="P45">*/</text:p>
      <text:p text:style-name="P45"/>
      <text:p text:style-name="P45">[Destination SHA-512 HMAC] (4)<text:tab/><text:tab/><text:tab/><text:tab/><text:tab/>64 Bytes</text:p>
      <text:p text:style-name="P45">{</text:p>
      <text:p text:style-name="P45"><text:tab/>[PK] || [AES-256] || [SHA-512 HMAC] (1)</text:p>
      <text:p text:style-name="P45">}</text:p>
      <text:p text:style-name="P69"/>
      <text:p text:style-name="P71">EPKS</text:p>
      <text:p text:style-name="P50">[AES-256] (1)</text:p>
      <text:p text:style-name="P50">{</text:p>
      <text:p text:style-name="P50"><text:tab/>A Timestamp (1)<text:tab/><text:tab/><text:tab/><text:tab/><text:tab/><text:tab/><text:tab/>8 Bytes (Base-64)</text:p>
      <text:p text:style-name="P50"><text:tab/><text:span text:style-name="T175">\n</text:span></text:p>
      <text:p text:style-name="P50"><text:tab/>Key Type (2)<text:tab/><text:tab/><text:tab/><text:tab/><text:tab/><text:tab/><text:tab/>1 Byte (Base-64)</text:p>
      <text:p text:style-name="P50"><text:tab/><text:span text:style-name="T175">\n</text:span></text:p>
      <text:p text:style-name="P170"><text:span text:style-name="T281"><text:tab/>Sender’s Smoke Identity (3)<text:tab/><text:tab/><text:tab/><text:tab/><text:tab/></text:span><text:span text:style-name="T283">Variable </text:span><text:span text:style-name="T281">(Base-64)</text:span></text:p>
      <text:p text:style-name="P51"><text:tab/><text:span text:style-name="T175">\n</text:span></text:p>
      <text:p text:style-name="P50"><text:tab/>Public Key (<text:span text:style-name="T174">4</text:span>)<text:tab/><text:tab/><text:tab/><text:tab/><text:tab/><text:tab/><text:tab/>Variable (Base-64)</text:p>
      <text:p text:style-name="P50"><text:tab/><text:span text:style-name="T175">\n</text:span></text:p>
      <text:p text:style-name="P50"><text:tab/>Public Key Signature <text:span text:style-name="T175">((3) || (4) || (6)) </text:span>(<text:span text:style-name="T174">5</text:span>)<text:tab/><text:tab/>Variable (Base-64)</text:p>
      <text:p text:style-name="P50"><text:tab/><text:span text:style-name="T175">\n</text:span></text:p>
      <text:p text:style-name="P50"><text:soft-page-break/><text:tab/>Signature Public Key (<text:span text:style-name="T173">6</text:span>)<text:tab/><text:tab/><text:tab/><text:tab/><text:tab/>Variable (Base-64)</text:p>
      <text:p text:style-name="P50"><text:tab/><text:span text:style-name="T175">\n</text:span></text:p>
      <text:p text:style-name="P52"><text:tab/>Signature Public Key Signature <text:span text:style-name="T176">((3) || (4) || (6)) </text:span>(<text:span text:style-name="T173">7</text:span>)</text:p>
      <text:p text:style-name="P52"><text:tab/><text:tab/><text:tab/><text:tab/><text:tab/><text:tab/><text:tab/><text:tab/><text:tab/><text:tab/>Variable (Base-64)</text:p>
      <text:p text:style-name="P50">}</text:p>
      <text:p text:style-name="P50"/>
      <text:p text:style-name="P50">[SHA-512 HMAC] (2)<text:tab/><text:tab/><text:tab/><text:tab/><text:tab/><text:tab/><text:tab/>64 Bytes</text:p>
      <text:p text:style-name="P50">{</text:p>
      <text:p text:style-name="P50"><text:tab/>[AES-256] (1)</text:p>
      <text:p text:style-name="P50">}</text:p>
      <text:p text:style-name="P50"/>
      <text:p text:style-name="P50">/*</text:p>
      <text:p text:style-name="P50">** The destination is created via the recipient's Smoke <text:span text:style-name="T182">I</text:span>dentity.</text:p>
      <text:p text:style-name="P50">*/</text:p>
      <text:p text:style-name="P50"/>
      <text:p text:style-name="P50">[Destination SHA-512 HMAC] (3)<text:tab/><text:tab/><text:tab/><text:tab/><text:tab/>64 Bytes</text:p>
      <text:p text:style-name="P50">{</text:p>
      <text:p text:style-name="P50"><text:tab/>[AES-256] || [SHA-512 HMAC] (1)</text:p>
      <text:p text:style-name="P50">}</text:p>
      <text:p text:style-name="P72"/>
      <text:p text:style-name="P72">FIRE-CHAT</text:p>
      <text:p text:style-name="P53">[AES-256] (1)</text:p>
      <text:p text:style-name="P53">{</text:p>
      <text:p text:style-name="P53"><text:tab/>0040b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Message (4)<text:tab/><text:tab/><text:tab/><text:tab/><text:tab/><text:tab/><text:tab/><text:tab/>Base-64</text:p>
      <text:p text:style-name="P53"><text:tab/>\n</text:p>
      <text:p text:style-name="P53"><text:tab/>UTC Date (5)<text:tab/><text:tab/><text:tab/><text:tab/><text:tab/><text:tab/><text:tab/>Base-64</text:p>
      <text:p text:style-name="P53">}</text:p>
      <text:p text:style-name="P53"><text:soft-page-break/></text:p>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tab/>[AES-256] || [SHA-384 HMAC] (1)</text:p>
      <text:p text:style-name="P53">}</text:p>
      <text:p text:style-name="P73"/>
      <text:p text:style-name="P73">FIRE-STATUS</text:p>
      <text:p text:style-name="P54">[AES-256] (1)</text:p>
      <text:p text:style-name="P54">{</text:p>
      <text:p text:style-name="P54"><text:tab/>0040a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UTC Date (4)<text:tab/><text:tab/><text:tab/><text:tab/><text:tab/><text:tab/><text:tab/>Base-64</text:p>
      <text:p text:style-name="P54">}</text:p>
      <text:p text:style-name="P54"/>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0"/>
      <text:p text:style-name="P80"><text:soft-page-break/>JUGGERNAUT</text:p>
      <text:p text:style-name="P42">[PK] (1)</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80">3</text:span> (1)<text:tab/><text:tab/><text:tab/><text:tab/><text:tab/><text:tab/><text:tab/><text:tab/>1 Byte</text:p>
      <text:p text:style-name="P42"><text:tab/>A Timestamp (2)<text:tab/><text:tab/><text:tab/><text:tab/><text:tab/><text:tab/><text:tab/>8 Bytes (Base-64)</text:p>
      <text:p text:style-name="P42"><text:tab/><text:span text:style-name="T179">\n</text:span></text:p>
      <text:p text:style-name="P42"><text:tab/><text:span text:style-name="T181">Payload (3)<text:tab/><text:tab/><text:tab/><text:tab/><text:tab/><text:tab/><text:tab/><text:tab/>Variable (Base-64)</text:span></text:p>
      <text:p text:style-name="P42"><text:tab/><text:span text:style-name="T181">\n</text:span></text:p>
      <text:p text:style-name="P42"><text:tab/>[PK Signature] (<text:span text:style-name="T181">4</text:span>)<text:tab/><text:tab/><text:tab/><text:tab/><text:tab/><text:tab/>Variable <text:span text:style-name="T117">(</text:span>Base-64)</text:p>
      <text:p text:style-name="P42"><text:tab/>{</text:p>
      <text:p text:style-name="P42"><text:tab/><text:tab/>[PK] (1) || [AES-256] (1 ... <text:span text:style-name="T181">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2">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7"><text:soft-page-break/></text:p>
      <text:p text:style-name="P70"><text:span text:style-name="T156">MESSAGE</text:span>-<text:span text:style-name="T156">READ</text:span></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58">2</text:span> (1)<text:tab/><text:tab/><text:tab/><text:tab/><text:tab/><text:tab/><text:tab/><text:tab/>1 Byte</text:p>
      <text:p text:style-name="P46"><text:tab/><text:span text:style-name="T158">Message Identity</text:span> (2)<text:tab/><text:tab/><text:tab/><text:tab/><text:tab/><text:tab/><text:span text:style-name="T158">64</text:span> Bytes</text:p>
      <text:p text:style-name="P46"><text:tab/>[PK Signature] (<text:span text:style-name="T159">3</text:span>)<text:tab/><text:tab/><text:tab/><text:tab/><text:tab/><text:tab/>Variable</text:p>
      <text:p text:style-name="P46"><text:tab/>{</text:p>
      <text:p text:style-name="P46"><text:tab/><text:tab/>[PK] (1) || [AES-256] (1 ... <text:span text:style-name="T159">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2">/*</text:p>
      <text:p text:style-name="P32">** The destination is created via the recipient's Smoke <text:span text:style-name="T182">I</text:span>dentity.</text:p>
      <text:p text:style-name="P32">*/</text:p>
      <text:p text:style-name="P32"/>
      <text:p text:style-name="P32">[Destination SHA-512 HMAC] (4)<text:tab/><text:tab/><text:tab/><text:tab/><text:tab/>64 Bytes</text:p>
      <text:p text:style-name="P32">{</text:p>
      <text:p text:style-name="P32"><text:tab/>[PK] || [AES-256] || [SHA-512] (1)</text:p>
      <text:p text:style-name="P32">}</text:p>
      <text:p text:style-name="P68"/>
      <text:p text:style-name="P68"><text:span text:style-name="T287">MESSAGE-READ</text:span> <text:span text:style-name="T129">(Via Ozone)</text:span></text:p>
      <text:p text:style-name="P44"><text:soft-page-break/>[AES-256] (1)</text:p>
      <text:p text:style-name="P44">{</text:p>
      <text:p text:style-name="P44"><text:tab/>0x0<text:span text:style-name="T287">4</text:span> (1)<text:tab/><text:tab/><text:tab/><text:tab/><text:tab/><text:tab/><text:tab/><text:tab/>1 Byte</text:p>
      <text:p text:style-name="P44"><text:tab/>A Timestamp (2)<text:tab/><text:tab/><text:tab/><text:tab/><text:tab/><text:tab/><text:tab/>8 Bytes</text:p>
      <text:p text:style-name="P44"><text:tab/><text:span text:style-name="T287">Message </text:span>Identity <text:span text:style-name="T288">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7">(Via Ozone)</text:span></text:p>
      <text:p text:style-name="P55">[AES-256] (1)</text:p>
      <text:p text:style-name="P55">{</text:p>
      <text:p text:style-name="P55"><text:tab/>0x01 (1)<text:tab/><text:tab/><text:tab/><text:tab/><text:tab/><text:tab/><text:tab/><text:tab/>1 Byte</text:p>
      <text:p text:style-name="P55"><text:tab/>A Timestamp (2)<text:tab/><text:tab/><text:tab/><text:tab/><text:tab/><text:tab/><text:tab/>8 Bytes</text:p>
      <text:p text:style-name="P171"><text:span text:style-name="T282"><text:tab/>Destination Smoke Identity (3)<text:tab/><text:tab/><text:tab/><text:tab/></text:span><text:span text:style-name="T283">Variable</text:span></text:p>
      <text:p text:style-name="P55"><text:tab/>Requested Smoke Identity (4)<text:tab/><text:tab/><text:tab/><text:tab/><text:tab/><text:span text:style-name="T293">Variable</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
      <text:p text:style-name="P78">SHARE-SMOKE-ID <text:span text:style-name="T128">(Via Ozone)</text:span></text:p>
      <text:p text:style-name="P56">[AES-256] (1)</text:p>
      <text:p text:style-name="P56"><text:soft-page-break/>{</text:p>
      <text:p text:style-name="P56"><text:tab/>0x0<text:span text:style-name="T128">2</text:span> (1)<text:tab/><text:tab/><text:tab/><text:tab/><text:tab/><text:tab/><text:tab/><text:tab/>1 Byte</text:p>
      <text:p text:style-name="P56"><text:tab/>A Timestamp (2)<text:tab/><text:tab/><text:tab/><text:tab/><text:tab/><text:tab/><text:tab/>8 Bytes</text:p>
      <text:p text:style-name="P172"><text:span text:style-name="T282"><text:tab/>Smoke Identity (3)<text:tab/><text:tab/><text:tab/><text:tab/><text:tab/><text:tab/></text:span><text:span text:style-name="T283">Variable</text:span></text:p>
      <text:p text:style-name="P56"><text:tab/><text:span text:style-name="T131">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text:span text:style-name="T162">CONFIRMATION</text:span> <text:span text:style-name="T128">(Via Ozone)</text:span></text:p>
      <text:p text:style-name="P57">[AES-256] (1)</text:p>
      <text:p text:style-name="P57">{</text:p>
      <text:p text:style-name="P57"><text:tab/>0x0<text:span text:style-name="T162">3</text:span> (1)<text:tab/><text:tab/><text:tab/><text:tab/><text:tab/><text:tab/><text:tab/><text:tab/>1 Byte</text:p>
      <text:p text:style-name="P57"><text:tab/>A Timestamp (2)<text:tab/><text:tab/><text:tab/><text:tab/><text:tab/><text:tab/><text:tab/>8 Bytes</text:p>
      <text:p text:style-name="P173"><text:span text:style-name="T282"><text:tab/>Smoke Identity (3)<text:tab/><text:tab/><text:tab/><text:tab/><text:tab/><text:tab/></text:span><text:span text:style-name="T283">Variable</text:span></text:p>
      <text:p text:style-name="P57"><text:tab/><text:span text:style-name="T163">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33">/*</text:p>
      <text:p text:style-name="P33">** The destination is created via the recipient's Smoke <text:span text:style-name="T182">I</text:span>dentity.</text:p>
      <text:p text:style-name="P33">*/</text:p>
      <text:p text:style-name="P33"/>
      <text:p text:style-name="P33">[Destination SHA-512 HMAC] (<text:span text:style-name="T164">3</text:span>)<text:tab/><text:tab/><text:tab/><text:tab/><text:tab/>64 Bytes</text:p>
      <text:p text:style-name="P33">{</text:p>
      <text:p text:style-name="P33"><text:tab/>[AES-256] || [SHA-512] (1)</text:p>
      <text:p text:style-name="P33"><text:soft-page-break/>}</text:p>
      <text:p text:style-name="P64"/>
      <text:p text:style-name="P161">STEAM-KEY-EXCHANGE-A</text:p>
      <text:p text:style-name="P40">[PK] (1)</text:p>
      <text:p text:style-name="P47">{</text:p>
      <text:p text:style-name="P40"><text:tab/>AES-256 Key (1)</text:p>
      <text:p text:style-name="P40"><text:tab/>SHA-512 Key (2)</text:p>
      <text:p text:style-name="P47">}</text:p>
      <text:p text:style-name="P47"/>
      <text:p text:style-name="P34">[AES-256] (2)</text:p>
      <text:p text:style-name="P34">{</text:p>
      <text:p text:style-name="P34"><text:tab/>0x0<text:span text:style-name="T240">4</text:span> (1)<text:tab/><text:tab/><text:tab/><text:tab/><text:tab/><text:tab/><text:tab/><text:tab/>1 Byte</text:p>
      <text:p text:style-name="P34"><text:tab/>A Timestamp (2)<text:tab/><text:tab/><text:tab/><text:tab/><text:tab/><text:tab/><text:tab/>8 Bytes <text:span text:style-name="T117">(Base-64)</text:span></text:p>
      <text:p text:style-name="P34"><text:tab/><text:span text:style-name="T177">\n</text:span></text:p>
      <text:p text:style-name="P34"><text:tab/><text:span text:style-name="T118">Ephemeral </text:span>Public Key (3)<text:tab/><text:tab/><text:tab/><text:tab/><text:tab/><text:span text:style-name="T117">Variable (Base-64)</text:span></text:p>
      <text:p text:style-name="P34"><text:tab/><text:span text:style-name="T177">\n</text:span></text:p>
      <text:p text:style-name="P34"><text:tab/><text:span text:style-name="T118">Ephemeral Public Key Type (4)<text:tab/><text:tab/><text:tab/><text:tab/><text:tab/>1 Byte (Base-64)</text:span></text:p>
      <text:p text:style-name="P34"><text:tab/><text:span text:style-name="T177">\n</text:span></text:p>
      <text:p text:style-name="P34"><text:tab/><text:span text:style-name="T264">File Digest (5)<text:tab/><text:tab/><text:tab/><text:tab/><text:tab/><text:tab/><text:tab/></text:span><text:span text:style-name="T286">32</text:span><text:span text:style-name="T264"> Bytes (Base-64)</text:span></text:p>
      <text:p text:style-name="P34"><text:tab/><text:span text:style-name="T264">\n</text:span></text:p>
      <text:p text:style-name="P166"><text:span text:style-name="T266"><text:tab/></text:span><text:span text:style-name="T267">File</text:span><text:span text:style-name="T266"> Identity (</text:span><text:span text:style-name="T268">6</text:span><text:span text:style-name="T266">)<text:tab/><text:tab/><text:tab/><text:tab/><text:tab/><text:tab/><text:tab/></text:span><text:span text:style-name="T269">48</text:span><text:span text:style-name="T270"> Bytes</text:span><text:span text:style-name="T267"> </text:span><text:span text:style-name="T271">(Base-64)</text:span></text:p>
      <text:p text:style-name="P34"><text:tab/><text:span text:style-name="T177">\n</text:span></text:p>
      <text:p text:style-name="P34"><text:tab/><text:span text:style-name="T246">File Name (</text:span><text:span text:style-name="T264">7</text:span><text:span text:style-name="T246">)<text:tab/><text:tab/><text:tab/><text:tab/><text:tab/><text:tab/><text:tab/>Variable (Base-64)</text:span></text:p>
      <text:p text:style-name="P34"><text:tab/><text:span text:style-name="T246">\n</text:span></text:p>
      <text:p text:style-name="P34"><text:tab/><text:span text:style-name="T284">File Size (8)<text:tab/><text:tab/><text:tab/><text:tab/><text:tab/><text:tab/><text:tab/>8 Bytes (Base-64)</text:span></text:p>
      <text:p text:style-name="P34"><text:tab/><text:span text:style-name="T284">\n</text:span></text:p>
      <text:p text:style-name="P34"><text:tab/>Sender's Public Encryption Key SHA-512 Digest (<text:span text:style-name="T284">9</text:span>)<text:tab/>64 Bytes <text:span text:style-name="T117">(Base-64)</text:span></text:p>
      <text:p text:style-name="P34"><text:tab/><text:span text:style-name="T177">\n</text:span></text:p>
      <text:p text:style-name="P34"><text:tab/>[PK Signature] (<text:span text:style-name="T284">10</text:span><text:span text:style-name="T117">)</text:span><text:tab/><text:tab/><text:tab/><text:tab/><text:tab/><text:tab/>Variable <text:span text:style-name="T117">(Base-64)</text:span></text:p>
      <text:p text:style-name="P34"><text:tab/>{</text:p>
      <text:p text:style-name="P34"><text:tab/><text:tab/>[PK] (1 ... 2) || [AES-256] (1 ... <text:span text:style-name="T284">9</text:span>) ||</text:p>
      <text:p text:style-name="P34"><text:tab/><text:tab/>Recipient's Public Encryption Key SHA-512 Digest (1)</text:p>
      <text:p text:style-name="P34"><text:tab/>}</text:p>
      <text:p text:style-name="P34"><text:soft-page-break/>}</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2">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81"/>
      <text:p text:style-name="P81">STEAM-KEY-EXCHANGE-<text:span text:style-name="T242">B</text:span></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41">5</text:span> (1)<text:tab/><text:tab/><text:tab/><text:tab/><text:tab/><text:tab/><text:tab/><text:tab/>1 Byte</text:p>
      <text:p text:style-name="P39"><text:tab/>A Timestamp (2)<text:tab/><text:tab/><text:tab/><text:tab/><text:tab/><text:tab/><text:tab/>8 Bytes <text:span text:style-name="T119">(Base-64)</text:span></text:p>
      <text:p text:style-name="P39"><text:tab/><text:span text:style-name="T178">\n</text:span></text:p>
      <text:p text:style-name="P39"><text:tab/><text:span text:style-name="T122">Ephemeral </text:span>Public Key (3)<text:tab/><text:tab/><text:tab/><text:tab/><text:tab/><text:span text:style-name="T119">Variable (Base-64)</text:span></text:p>
      <text:p text:style-name="P39"><text:tab/>{</text:p>
      <text:p text:style-name="P39"><text:tab/><text:tab/>AES-256 Key (1)</text:p>
      <text:p text:style-name="P39"><text:tab/><text:tab/>SHA-512 Key (2)</text:p>
      <text:p text:style-name="P39"><text:tab/>}</text:p>
      <text:p text:style-name="P39"><text:soft-page-break/><text:tab/><text:span text:style-name="T178">\n</text:span></text:p>
      <text:p text:style-name="P39"><text:tab/><text:span text:style-name="T122">Ephemeral Public Key Type (4)<text:tab/><text:tab/><text:tab/><text:tab/><text:tab/>1 Byte (Base-64)</text:span></text:p>
      <text:p text:style-name="P39"><text:tab/><text:span text:style-name="T178">\n</text:span></text:p>
      <text:p text:style-name="P39"><text:tab/><text:span text:style-name="T265">File Digest (5)<text:tab/><text:tab/><text:tab/><text:tab/><text:tab/><text:tab/><text:tab/></text:span><text:span text:style-name="T286">32</text:span><text:span text:style-name="T265"> Bytes (Base-64)</text:span></text:p>
      <text:p text:style-name="P39"><text:tab/><text:span text:style-name="T265">\n</text:span></text:p>
      <text:p text:style-name="P167"><text:span text:style-name="T272"><text:tab/></text:span><text:span text:style-name="T267">File </text:span><text:span text:style-name="T272">Identity (</text:span><text:span text:style-name="T273">6</text:span><text:span text:style-name="T272">)<text:tab/><text:tab/><text:tab/><text:tab/><text:tab/><text:tab/><text:tab/></text:span><text:span text:style-name="T274">48</text:span><text:span text:style-name="T275"> Bytes </text:span><text:span text:style-name="T276">(Base-64)</text:span></text:p>
      <text:p text:style-name="P58"><text:tab/>\n</text:p>
      <text:p text:style-name="P36"><text:span text:style-name="T246"><text:tab/>File Name </text:span><text:span text:style-name="T262">(Empty) </text:span><text:span text:style-name="T246">(</text:span><text:span text:style-name="T265">7</text:span><text:span text:style-name="T246">)<text:tab/><text:tab/><text:tab/><text:tab/><text:tab/><text:tab/>Variable (Base-64)</text:span></text:p>
      <text:p text:style-name="P36"><text:tab/><text:span text:style-name="T262">\n</text:span></text:p>
      <text:p text:style-name="P36"><text:tab/><text:span text:style-name="T285">File Size (8)<text:tab/><text:tab/><text:tab/><text:tab/><text:tab/><text:tab/><text:tab/>8 Bytes (Base-64)</text:span></text:p>
      <text:p text:style-name="P36"><text:tab/><text:span text:style-name="T285">\n</text:span></text:p>
      <text:p text:style-name="P39"><text:tab/>Sender's Public Encryption Key SHA-512 Digest (<text:span text:style-name="T285">9</text:span>)<text:tab/>64 Bytes <text:span text:style-name="T120">(Base-64)</text:span></text:p>
      <text:p text:style-name="P39"><text:tab/><text:span text:style-name="T178">\n</text:span></text:p>
      <text:p text:style-name="P39"><text:tab/>[PK Signature] (<text:span text:style-name="T285">10</text:span>)<text:tab/><text:tab/><text:tab/><text:tab/><text:tab/><text:tab/>Variable <text:span text:style-name="T120">(Base-64)</text:span></text:p>
      <text:p text:style-name="P39"><text:tab/>{</text:p>
      <text:p text:style-name="P39"><text:tab/><text:tab/>[PK] (1 ... 2) || [AES-256] (1 ... <text:span text:style-name="T285">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2">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60"><text:soft-page-break/></text:p>
      <text:p text:style-name="P160">STEAM-<text:span text:style-name="T243">SHARE-</text:span><text:span text:style-name="T289">A</text:span></text:p>
      <text:p text:style-name="P48">[PK] (1)</text:p>
      <text:p text:style-name="P48">{</text:p>
      <text:p text:style-name="P168"><text:span text:style-name="T277"><text:tab/></text:span><text:span text:style-name="T278">File </text:span><text:span text:style-name="T279">Identity </text:span><text:span text:style-name="T277">(1)<text:tab/><text:tab/><text:tab/><text:tab/><text:tab/><text:tab/><text:tab/></text:span><text:span text:style-name="T280">48</text:span><text:span text:style-name="T277"> Bytes</text:span></text:p>
      <text:p text:style-name="P48">}</text:p>
      <text:p text:style-name="P48"/>
      <text:p text:style-name="P35">[AES-256] (2)</text:p>
      <text:p text:style-name="P35">{</text:p>
      <text:p text:style-name="P35"><text:tab/>0x0<text:span text:style-name="T244">6</text:span> (1)<text:tab/><text:tab/><text:tab/><text:tab/><text:tab/><text:tab/><text:tab/><text:tab/>1 Byte</text:p>
      <text:p text:style-name="P35"><text:tab/>A Timestamp (2)<text:tab/><text:tab/><text:tab/><text:tab/><text:tab/><text:tab/><text:tab/>8 Bytes</text:p>
      <text:p text:style-name="P35"><text:tab/><text:span text:style-name="T291">File </text:span><text:span text:style-name="T245">Offset (3)<text:tab/><text:tab/><text:tab/><text:tab/><text:tab/><text:tab/><text:tab/>8 Bytes</text:span></text:p>
      <text:p text:style-name="P35"><text:tab/><text:span text:style-name="T291">File </text:span><text:span text:style-name="T245">Packet (4)<text:tab/><text:tab/><text:tab/><text:tab/><text:tab/><text:tab/><text:tab/>Variable</text:span></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2">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162">STEAM-<text:span text:style-name="T243">SHARE-</text:span><text:span text:style-name="T290">B</text:span></text:p>
      <text:p text:style-name="P49">[PK] (1)</text:p>
      <text:p text:style-name="P49">{</text:p>
      <text:p text:style-name="P169"><text:span text:style-name="T277"><text:tab/></text:span><text:span text:style-name="T278">File </text:span><text:span text:style-name="T279">Identity </text:span><text:span text:style-name="T277">(1)<text:tab/><text:tab/><text:tab/><text:tab/><text:tab/><text:tab/><text:tab/></text:span><text:span text:style-name="T280">48</text:span><text:span text:style-name="T277"> Bytes</text:span></text:p>
      <text:p text:style-name="P49"><text:soft-page-break/>}</text:p>
      <text:p text:style-name="P49"/>
      <text:p text:style-name="P37">[AES-256] (2)</text:p>
      <text:p text:style-name="P37">{</text:p>
      <text:p text:style-name="P37"><text:tab/>0x0<text:span text:style-name="T290">7</text:span> (1)<text:tab/><text:tab/><text:tab/><text:tab/><text:tab/><text:tab/><text:tab/><text:tab/>1 Byte</text:p>
      <text:p text:style-name="P37"><text:tab/>A Timestamp (2)<text:tab/><text:tab/><text:tab/><text:tab/><text:tab/><text:tab/><text:tab/>8 Bytes</text:p>
      <text:p text:style-name="P37"><text:tab/><text:span text:style-name="T291">File </text:span><text:span text:style-name="T245">Offset (3)<text:tab/><text:tab/><text:tab/><text:tab/><text:tab/><text:tab/><text:tab/>8 Bytes</text:span></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2">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83"/>
      <text:h text:style-name="P244" text:outline-level="1"><text:bookmark-start text:name="__RefHeading___Toc852_1547525695"/>Neighbors<text:bookmark-end text:name="__RefHeading___Toc852_1547525695"/></text:h>
      <text:p text:style-name="P120"><text:span text:style-name="T139">N</text:span>eighbors may be defined via the Settings activity. This page will describe the various nuances of <text:span text:style-name="T82">network peers.</text:span></text:p>
      <text:p text:style-name="P138">Smoke offers infinitely-many <text:span text:style-name="T84">IPv4 and IPv6 </text:span>TCP and UDP client <text:span text:style-name="T85">definitions</text:span>. Each network peer includes dedicated and independent data-<text:span text:style-name="T106">parsing</text:span>, socket-<text:span text:style-name="T106">reading</text:span>, <text:span text:style-name="T140">and </text:span>socket-<text:span text:style-name="T106">writing</text:span> <text:span text:style-name="T161">tasks</text:span>. <text:span text:style-name="T83">TCP neighbors support HTTP and SOCKS proxies. Please note that host translations are not performed via assigned proxies.</text:span></text:p>
      <text:p text:style-name="P139">Initialize Ozone</text:p>
      <text:p text:style-name="P139">If enabled, the Ozone credentials will be generated from the specified neighbor values. For example, <text:span text:style-name="T166">let’s suppose that a SmokeStack is attached to the service bee.service.org:4710. When preparing the neighbor information in Smoke using the aforementioned SmokeStack destination, the Ozone will be initialized to bee.service.org:</text:span>4710:TCP. <text:span text:style-name="T166">In SmokeStack, the Ozone bee.service.org:4710:TCP should also be defined. When completed, the Smoke and SmokeStack instances are artificially paired.</text:span></text:p>
      <text:p text:style-name="P149">Non-TLS</text:p>
      <text:p text:style-name="P149">Allows the neighbor to observe traditional socket operations.</text:p>
      <text:p text:style-name="P149">Passthrough</text:p>
      <text:p text:style-name="P149">Passthrough neighbo<text:span text:style-name="T222">rs are special full-duplex connections which Smoke utilizes for distributing data to non-Smoke destinations. Data which is received on passthrough connections is echoed directly to other non-passthrough neighbors if echoing is enabled.</text:span></text:p>
      <text:p text:style-name="P121">A menu accompanies each defined neighbor.</text:p>
      <text:p text:style-name="P121">Connect</text:p>
      <text:p text:style-name="P192">Instruct Smoke to place the specified neighbor in a connect status. Connection attempts are performed every 2.5 seconds. <text:span text:style-name="T170">A </text:span>TCP socket <text:span text:style-name="T170">is</text:span> required to connect within 10 seconds. After <text:span text:style-name="T170">a </text:span>connection <text:span text:style-name="T170">is</text:span> established, <text:span text:style-name="T170">the </text:span>SSL/TLS handshake must complete within 10 seconds.</text:p>
      <text:p text:style-name="P203">Delete</text:p>
      <text:p text:style-name="P192">Display a confirmation prompt. If confirmed, the specified neighbor is <text:span text:style-name="T87">scheduled for deletion</text:span>.</text:p>
      <text:p text:style-name="P203">Disconnect</text:p>
      <text:p text:style-name="P203"><text:tab/>Instruct Smoke to place the specified neighbor in a disconnect<text:span text:style-name="T214">ed</text:span> status.</text:p>
      <text:p text:style-name="P203">Purge Queue</text:p>
      <text:p text:style-name="P203"><text:tab/>Purge the outbound queue of the specified neighbor.</text:p>
      <text:p text:style-name="P204">Reset SSL/TLS Credentials</text:p>
      <text:p text:style-name="P204"><text:tab/>Reset the locally-stored SSL/TLS credentials of <text:span text:style-name="T215">a </text:span>TCP neighbor.</text:p>
      <text:p text:style-name="P205">A connected neighbor attempts to read <text:span text:style-name="T109">1</text:span> MiB of data from its socket every 100 milliseconds. The read request blocks <text:span text:style-name="T112">indefinitely</text:span>. <text:span text:style-name="T324">Data are </text:span>appended to an internal buffer. The internal buffer may accumulate at most <text:span text:style-name="T169">8</text:span> MiB of data, <text:span text:style-name="T86">with the potential of overflow</text:span>. Parsing of data occurs every 100 milliseconds. Because the parsing and read <text:span text:style-name="T161">tasks</text:span> are independent, it’s possible that the internal buffer may temporarily overflow <text:span text:style-name="T194">by 1024^2 – 1 bytes.</text:span></text:p>
      <text:p text:style-name="P207"><text:soft-page-break/>Each neighbor object includes two internal queues, Echo and real-time queues. Echo queues allow Smoke to <text:span text:style-name="T88">e</text:span>cho internal data from <text:span text:style-name="T88">local </text:span>neighbor to <text:span text:style-name="T88">local </text:span>neighbor. This mechanism must be enabled via the Echo option. Each Echo queue may contain at most 256 messages. <text:span text:style-name="T88">Please note that the Echo mechanism may burden a device. A neighbor will echo data if it discovers that the data </text:span><text:span text:style-name="T324">are</text:span><text:span text:style-name="T88"> not intended for it. Calling, Chat statuses, Fire statuses, and SmokeStack message-retrieval requests utilize real-time queues. Real-time queues are not limited.</text:span></text:p>
      <text:p text:style-name="P206">Various per-neighbor statistics are included in the Settings activity. Also included are per-neighbor descriptive errors.</text:p>
      <text:p text:style-name="P208"/>
      <text:h text:style-name="P245" text:outline-level="1"><text:bookmark-start text:name="__RefHeading___Toc503_1878324060"/>New Installation<text:bookmark-end text:name="__RefHeading___Toc503_1878324060"/></text:h>
      <text:p text:style-name="P96">After launching a new installation of Smoke, some initial settings are required.</text:p>
      <text:p text:style-name="P96">Encryption</text:p>
      <text:p text:style-name="P200">Public-key algorithm. McEliece-Fujisaki, <text:span text:style-name="T320">McEliece-Pointcheval,</text:span> and <text:span text:style-name="T62">3072-bit </text:span>RSA are supported.</text:p>
      <text:p text:style-name="P96">Iteration Count</text:p>
      <text:p text:style-name="P199">Local authentication and encryption keys are generated via Argon2id or PBKDF2. The functions require an iteration count. If the selected value exceeds 10 for Argon2id or 7500 for PBKDF2, a confirmation prompt is displayed.</text:p>
      <text:p text:style-name="P96">Password</text:p>
      <text:p text:style-name="P96"><text:tab/>At least one character is required.</text:p>
      <text:p text:style-name="P96">Signature</text:p>
      <text:p text:style-name="P96"><text:tab/>Public-key digital signatures. <text:span text:style-name="T62">384-bit </text:span>ECDSA and <text:span text:style-name="T62">3072-bit </text:span>RSA are supported.</text:p>
      <text:p text:style-name="P97"/>
      <text:h text:style-name="P246" text:outline-level="1"><text:bookmark-start text:name="__RefHeading___Toc792_1689950355"/>Outbound Queue<text:span text:style-name="T54">s</text:span><text:bookmark-end text:name="__RefHeading___Toc792_1689950355"/></text:h>
      <text:p text:style-name="P147">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7">Please note that peers which are in disconnected status-control states are ignored during the <text:span text:style-name="T107">enqueue </text:span>processes.</text:p>
      <text:p text:style-name="P86"/>
      <text:h text:style-name="P223" text:outline-level="1"><text:bookmark-start text:name="__RefHeading___Toc143_1035930204"/>Ozone Address<text:bookmark-end text:name="__RefHeading___Toc143_1035930204"/></text:h>
      <text:p text:style-name="P175">An Ozone address may be assigned <text:span text:style-name="T93">via</text:span> the Settings activity. <text:span text:style-name="T319">An Ozone address is a pseudo-private string which identifies a virtual entity. Smoke and SmokeStack utilize Ozones as a means of retrieving and storing </text:span><text:span text:style-name="T32">offline </text:span><text:span text:style-name="T319">messages </text:span><text:span text:style-name="T39">and public-key pairs</text:span><text:span text:style-name="T319">. Smoke supports one Ozone </text:span><text:span text:style-name="T33">while</text:span><text:span text:style-name="T319"> SmokeStack supports infinitely many. </text:span><text:span text:style-name="T33">Ozone addresses must be exchanged separately. It is possible for multiple Smoke parties to house distinct Ozones if common SmokeStack instances are aware of the distinct Ozone addresses.</text:span></text:p>
      <text:p text:style-name="P176">If an Ozone address is defined and the network is available, Smoke will request external messages once per minute.</text:p>
      <text:p text:style-name="P59">Please note that public Ozone addresses will introduce denial of service vulnerabilities.</text:p>
      <text:p text:style-name="P59"/>
      <text:h text:style-name="P247" text:outline-level="1"><text:bookmark-start text:name="__RefHeading___Toc749_353659540"/>Participants<text:bookmark-end text:name="__RefHeading___Toc749_353659540"/></text:h>
      <text:p text:style-name="P114">Smoke Identities may be defined within the Participants section of the Settings activity. <text:span text:style-name="T72">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5">Delete (Smoke Identity)</text:p>
      <text:p text:style-name="P191">Delete the selected participant. A confirmation dialog is displayed.</text:p>
      <text:p text:style-name="P134">Delete Fiasco Keys (Smoke Identity)</text:p>
      <text:p text:style-name="P198">Delete all of the recorded Fiasco keys. The current session keys of the selected participant are not deleted. <text:span text:style-name="T165">A confirmation dialog is displayed.</text:span></text:p>
      <text:p text:style-name="P216">Delete Public Keys (Smoke Identity)</text:p>
      <text:p text:style-name="P219">Delete the Fiasco and public keys of the specified participant. A confirmation dialog is displayed.</text:p>
      <text:p text:style-name="P128">New Name <text:span text:style-name="T108">(Smoke Identity)</text:span></text:p>
      <text:p text:style-name="P193">Assign a new name to the selected participant.</text:p>
      <text:p text:style-name="P115">Request Keys via Ozone (Smoke Identity)</text:p>
      <text:p text:style-name="P191">Submit a <text:span text:style-name="T73">public-</text:span>key request to SmokeStack instances via the selected Smoke Identity. An Ozone address must be defined <text:span text:style-name="T74">for this option to be enabled.</text:span></text:p>
      <text:p text:style-name="P202">Share Keys <text:span text:style-name="T146">Of </text:span>(Smoke Identity)</text:p>
      <text:p text:style-name="P195">The selected participant’s public-key pair <text:span text:style-name="T75">is distributed using the specified Smoke Identity. If a public-key pair does not exist for the specified participant, the option is disabled.</text:span></text:p>
      <text:p text:style-name="P214">Share Smoke ID Of (Smoke Identity)</text:p>
      <text:p text:style-name="P217">The selected participant’s Smoke Identity is distributed using the defined Ozone address. An Ozone address must be defined for this option to be enabled.</text:p>
      <text:p text:style-name="P213"><text:bookmark-start text:name="__RefHeading___Toc1692_948962112"/>View Details (Smoke Identity)<text:bookmark-end text:name="__RefHeading___Toc1692_948962112"/></text:p>
      <text:p text:style-name="P194">View details of the selected participant.</text:p>
      <text:p text:style-name="P213"/>
      <text:h text:style-name="P248" text:outline-level="1"><text:bookmark-start text:name="__RefHeading___Toc2421_617709667"/>Performance Considerations<text:bookmark-end text:name="__RefHeading___Toc2421_617709667"/></text:h>
      <text:p text:style-name="P307">Smoke is a multi-tasking process and several of its internal operations are performed in separate tasks, thus allowing the main thread to remain as responsive as possible.</text:p>
      <text:p text:style-name="P308">Chat Activity</text:p>
      <text:list xml:id="list819479166" text:style-name="L10">
        <text:list-item>
          <text:p text:style-name="P314"><text:span text:style-name="T329">Read</text:span><text:span text:style-name="T335">ing of</text:span><text:span text:style-name="T329"> participant </text:span><text:span text:style-name="T347">information</text:span><text:span text:style-name="T329"> </text:span><text:span text:style-name="T335">occurs </text:span><text:span text:style-name="T329">in a separate task. </text:span><text:span text:style-name="T335">U</text:span><text:span text:style-name="T329">I elements </text:span><text:span text:style-name="T335">are </text:span><text:span text:style-name="T337">repainted</text:span><text:span text:style-name="T335"> </text:span><text:span text:style-name="T329">on the main thread.</text:span></text:p>
        </text:list-item>
      </text:list>
      <text:p text:style-name="P309">Database</text:p>
      <text:list xml:id="list3479398327" text:style-name="L11">
        <text:list-item>
          <text:p text:style-name="P311">Record<text:span text:style-name="T334">ing of</text:span> new Steam object<text:span text:style-name="T331">s</text:span> <text:span text:style-name="T336">occurs </text:span>in a separate task <text:span text:style-name="T341">as c</text:span>omputing file digest<text:span text:style-name="T341">s</text:span> is not <text:span text:style-name="T336">necessarily </text:span>timely.</text:p>
        </text:list-item>
        <text:list-item>
          <text:p text:style-name="P310"><text:span text:style-name="T334">Removal of </text:span>neighbor outbound queue data <text:span text:style-name="T334">is performed by</text:span> a separate task.</text:p>
        </text:list-item>
      </text:list>
      <text:p text:style-name="P312">Fire <text:span text:style-name="T345">Activity</text:span></text:p>
      <text:list xml:id="list1962830138" text:style-name="L12">
        <text:list-item>
          <text:p text:style-name="P317"><text:span text:style-name="T342">Each </text:span><text:span text:style-name="T330">channel </text:span><text:span text:style-name="T342">is assigned </text:span><text:span text:style-name="T343">a </text:span><text:span text:style-name="T330">task for </text:span><text:span text:style-name="T348">monitoring</text:span><text:span text:style-name="T330"> participants.</text:span></text:p>
        </text:list-item>
      </text:list>
      <text:p text:style-name="P313">Kernel</text:p>
      <text:list xml:id="list460469526" text:style-name="L3">
        <text:list-item>
          <text:p text:style-name="P268">Automatic requesting of SmokeStack messages is performed <text:span text:style-name="T202">i</text:span>n a separate task.</text:p>
        </text:list-item>
        <text:list-item>
          <text:p text:style-name="P269">Neighbor objects are prepared <text:span text:style-name="T202">i</text:span>n a separate task.</text:p>
        </text:list-item>
        <text:list-item>
          <text:p text:style-name="P273">Network status information is gathered in a separate task and reported to the main thread.</text:p>
        </text:list-item>
        <text:list-item>
          <text:p text:style-name="P275">Outbound messages (Chat, Fire, Juggernaut, Message Retrieval Request, Share Smoke Identity) are prepared <text:span text:style-name="T202">i</text:span>n <text:span text:style-name="T202">a </text:span>separate task.</text:p>
        </text:list-item>
        <text:list-item>
          <text:p text:style-name="P277">Participant calling keys are generated <text:span text:style-name="T202">i</text:span>n <text:span text:style-name="T202">a </text:span>separate t<text:span text:style-name="T200">ask.</text:span></text:p>
        </text:list-item>
        <text:list-item>
          <text:p text:style-name="P279">Participant elements for various interface widgets are gathered in a separate task.</text:p>
        </text:list-item>
        <text:list-item>
          <text:p text:style-name="P281">Public-key <text:span text:style-name="T326">publication is </text:span>performed in a separate task.</text:p>
        </text:list-item>
        <text:list-item>
          <text:p text:style-name="P281">Purging of expired Juggernaut credentials, <text:span text:style-name="T201">congestion control data, and participant key streams</text:span> is performed <text:span text:style-name="T202">i</text:span>n a separate task.</text:p>
        </text:list-item>
        <text:list-item>
          <text:p text:style-name="P283">Purging of expired temporary identifiers is performed <text:span text:style-name="T203">i</text:span>n a separate task.</text:p>
        </text:list-item>
        <text:list-item>
          <text:p text:style-name="P285">Purging of malformed outbound data and participants is performed in a separate task.</text:p>
        </text:list-item>
        <text:list-item>
          <text:p text:style-name="P287">Purging of neighbor queues is performed in a separate task.</text:p>
        </text:list-item>
        <text:list-item>
          <text:p text:style-name="P289">Status message broadcasting is performed <text:span text:style-name="T203">i</text:span>n a separate task.</text:p>
        </text:list-item>
      </text:list>
      <text:p text:style-name="P327">Member Activity</text:p>
      <text:list xml:id="list3349505051" text:style-name="L19">
        <text:list-item>
          <text:p text:style-name="P328"><text:span text:style-name="T346">Network status information is gathered in a separate task and presented to the UI via the main thread.</text:span></text:p>
        </text:list-item>
      </text:list>
      <text:p text:style-name="P322">Miscellaneous</text:p>
      <text:list xml:id="list223736287643540" text:continue-list="list460469526" text:style-name="L3">
        <text:list-item>
          <text:p text:style-name="P267">A special database cursor is maintained for rapid access to data for the Member Chat activity. The cursor is synchronized in various logical regions.</text:p>
        </text:list-item>
      </text:list>
      <text:p text:style-name="P329">Neighbor</text:p>
      <text:list xml:id="list223734597050028" text:continue-numbering="true" text:style-name="L3">
        <text:list-item>
          <text:p text:style-name="P266"><text:soft-page-break/><text:span text:style-name="T200">Accumulated data are parsed </text:span><text:span text:style-name="T300">in</text:span><text:span text:style-name="T200"> a separate task.</text:span></text:p>
        </text:list-item>
        <text:list-item>
          <text:p text:style-name="P326">Data are written to the network in a separate task.</text:p>
        </text:list-item>
        <text:list-item>
          <text:p text:style-name="P271">Neighbor statistics <text:span text:style-name="T204">and statuses</text:span> are <text:span text:style-name="T204">prepared </text:span>in a separate task.</text:p>
        </text:list-item>
        <text:list-item>
          <text:p text:style-name="P267"><text:span text:style-name="T200">Network data are read in a separate task.</text:span></text:p>
        </text:list-item>
      </text:list>
      <text:p text:style-name="P319"><text:span text:style-name="T332">Steam Activity</text:span></text:p>
      <text:list xml:id="list378178231" text:style-name="L15">
        <text:list-item>
          <text:p text:style-name="P320"><text:span text:style-name="T333">Task for notifying adapter.</text:span></text:p>
        </text:list-item>
      </text:list>
      <text:p text:style-name="P318">Steam Key Exchange</text:p>
      <text:list xml:id="list1870164950" text:style-name="L16">
        <text:list-item>
          <text:p text:style-name="P321">A separate task is responsible for distributing and parsing key data.</text:p>
        </text:list-item>
        <text:list-item>
          <text:p text:style-name="P305"><text:span text:style-name="T340">P</text:span>ublic-key pairs are generated in a separate task.</text:p>
        </text:list-item>
      </text:list>
      <text:p text:style-name="P316">Steam Reader</text:p>
      <text:list xml:id="list3691931509" text:style-name="L13">
        <text:list-item>
          <text:p text:style-name="P291"><text:span text:style-name="T340">F</text:span>iles are <text:span text:style-name="T328">read and </text:span>distributed <text:span text:style-name="T327">i</text:span>n separate tasks.</text:p>
        </text:list-item>
      </text:list>
      <text:p text:style-name="P315">Steam Writer</text:p>
      <text:list xml:id="list223734812389976" text:continue-list="list223734597050028" text:style-name="L3">
        <text:list-item>
          <text:p text:style-name="P265"><text:span text:style-name="T301">A single writer </text:span><text:span text:style-name="T303">records </text:span><text:span text:style-name="T301">packet</text:span><text:span text:style-name="T303">s</text:span><text:span text:style-name="T301"> to respective files. The writer contains a separate task for </text:span><text:span text:style-name="T339">recording</text:span><text:span text:style-name="T302"> status information.</text:span></text:p>
        </text:list-item>
      </text:list>
      <text:p text:style-name="P323">Time</text:p>
      <text:list xml:id="list223735251690875" text:continue-numbering="true" text:style-name="L3">
        <text:list-item>
          <text:p text:style-name="P306">Time server is querie<text:span text:style-name="T325">d</text:span> in a separate task.</text:p>
        </text:list-item>
      </text:list>
      <text:p text:style-name="P290"/>
      <text:h text:style-name="P223"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40">pairs </text:span>of participants. Participants may request public-key pairs of specific participants via Ozone addresses.</text:p>
      <text:p text:style-name="P60"/>
      <text:h text:style-name="P249" text:outline-level="1"><text:bookmark-start text:name="__RefHeading___Toc1804_1127017888"/>Private Servers<text:bookmark-end text:name="__RefHeading___Toc1804_1127017888"/></text:h>
      <text:p text:style-name="P137">SmokeStack supports the concept of private servers <text:span text:style-name="T151">for TCP clients</text:span>. A private server <text:span text:style-name="T220">will disregard non-authentication </text:span>data <text:span text:style-name="T220">until a </text:span>remote peer has been authenticated. <text:span text:style-name="T152">The a</text:span>uthentication process is as follows:</text:p>
      <text:list xml:id="list3487842518" text:style-name="L4">
        <text:list-item>
          <text:p text:style-name="P292"><text:span text:style-name="T153">A private s</text:span>erver generates a 64-byte stream of random data <text:span text:style-name="T160">and concatenates the data with the current system time.</text:span></text:p>
        </text:list-item>
        <text:list-item>
          <text:p text:style-name="P292"><text:span text:style-name="T160">The server</text:span> submits the <text:span text:style-name="T160">SHA-512 hash of the information generated in the previous step</text:span> to the remote peer after the SSL/TLS handshake has been completed. <text:span text:style-name="T216">The server will repeatedly submit unique information every 10 seconds until the peer has authenticated itself.</text:span></text:p>
        </text:list-item>
        <text:list-item>
          <text:p text:style-name="P293"><text:span text:style-name="T205">The remote peer retrieves a stream of 64 random bytes as well as its signature key digest. It d</text:span>igitally signs the <text:span text:style-name="T207">64 random bytes, the signature key digest, and the original </text:span>stream of <text:span text:style-name="T206">random </text:span>data and submits the <text:span text:style-name="T207">64 random bytes, the signature key digest, and the </text:span>digital signature to the remote server. <text:span text:style-name="T217">Please note that SmokeStack servers are conceptually indistinguishable from one another. Therefore, remote peers do not provide SmokeStack identifiers during this step.</text:span></text:p>
        </text:list-item>
        <text:list-item>
          <text:p text:style-name="P294">The server <text:span text:style-name="T208">reviews the two random-byte streams for uniqueness. If the two byte streams are dissimilar, it validates</text:span> the digital signature. <text:span text:style-name="T207">If the digital signature is valid and the two random-byte streams are dissimilar, t</text:span>he remote peer is authenticated.</text:p>
        </text:list-item>
      </text:list>
      <text:p text:style-name="P142">Please define private servers after the desired participants have been completely defined in SmokeStac<text:span text:style-name="T218">k. This is required because SmokeStack instances must be in possession of public-key pairs.</text:span></text:p>
      <text:p text:style-name="P148">Please note that multiple devices may contain identical Smoke instances. Thus, several identical Smoke instances may authenticate themselves with a given SmokeStack instance.</text:p>
      <text:p text:style-name="P152"/>
      <text:h text:style-name="P250"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4184678644" text:style-name="L5">
        <text:list-item>
          <text:p text:style-name="P258"><text:bookmark-start text:name="__RefHeading___Toc2040_1416438090"/>Participant <text:span text:style-name="T263">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58"><text:bookmark-start text:name="__RefHeading___Toc2042_1416438090"/>Notified participants define <text:span text:style-name="T263">vanya@nasa.gov</text:span> within the Participants section of the Settings activity. The Smoke Alias option must be enabled.<text:bookmark-end text:name="__RefHeading___Toc2042_1416438090"/></text:p>
        </text:list-item>
        <text:list-item>
          <text:p text:style-name="P258"><text:bookmark-start text:name="__RefHeading___Toc2044_1416438090"/>Participants notify <text:span text:style-name="T263">vanya@nasa.gov</text:span> of their aliases.<text:bookmark-end text:name="__RefHeading___Toc2044_1416438090"/></text:p>
        </text:list-item>
        <text:list-item>
          <text:p text:style-name="P258"><text:bookmark-start text:name="__RefHeading___Toc2046_1416438090"/>Within new instances, the pairing <text:span text:style-name="T219">process</text:span> is automatically initiated once the participants are online. Pairing may also be performed via the Share Keys mechanism.<text:bookmark-end text:name="__RefHeading___Toc2046_1416438090"/></text:p>
        </text:list-item>
      </text:list>
      <text:p text:style-name="P144">Please note that a Smoke instance must synchronize itself with a remote server after a new Smoke Alias is assigned within Public Data. Synchronization generally completes in approximately 15 seconds.</text:p>
      <text:p text:style-name="P145">A Smoke identity is generated as follows:</text:p>
      <text:p text:style-name="P26"><text:span text:style-name="T196">i</text:span>d := siphash(<text:span text:style-name="T196">alias</text:span>,</text:p>
      <text:p text:style-name="P26"><text:s text:c="14"/>pbkdf2(sha512(<text:span text:style-name="T197">alias</text:span>), // Salt</text:p>
      <text:p text:style-name="P26"><text:s text:c="28"/><text:span text:style-name="T197">alias</text:span>,</text:p>
      <text:p text:style-name="P26"><text:s text:c="28"/>4096, // Iteration Count</text:p>
      <text:p text:style-name="P26"><text:s text:c="28"/>128)) // Bits (16 Bytes)</text:p>
      <text:p text:style-name="P26"/>
      <text:h text:style-name="P223"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to simplify the process. The SipHash function generates outputs of </text:span><text:span text:style-name="T294">128 bits (16 bytes)</text:span><text:span text:style-name="T4">. A Smoke identity is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text:span text:style-name="T198">a </text:span>Smoke identit<text:span text:style-name="T198">y</text:span> <text:span text:style-name="T41">are generated as follows (elongate the first key stream)</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text:span text:style-name="T193">base64(</text:span>keystream1<text:span text:style-name="T193">)</text:span>,</text:p>
      <text:p text:style-name="P22"><text:s text:c="21"/>1, <text:s text:c="9"/>// Iteration Count</text:p>
      <text:p text:style-name="P22"><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27">It is impossible to avoid <text:span text:style-name="T42">SipHash </text:span>collisions <text:span text:style-name="T35">as there are infinitely-many inputs and a limited number of outputs.</text:span></text:p>
      <text:p text:style-name="P127"/>
      <text:h text:style-name="P251" text:outline-level="1"><text:bookmark-start text:name="__RefHeading___Toc2547_3236038107"/>Smoke Pipes (<text:span text:style-name="T224">Simple Steams)</text:span><text:bookmark-end text:name="__RefHeading___Toc2547_3236038107"/></text:h>
      <text:p text:style-name="Text_20_body"><text:bookmark-start text:name="__RefHeading___Toc2549_3236038107"/>Piping through Smoke allows for the <text:span text:style-name="T221">transfer</text:span> of data from Smoke devices to network-capable, non-Smoke devices. The process is as follows:<text:bookmark-end text:name="__RefHeading___Toc2549_3236038107"/></text:p>
      <text:list xml:id="list2748252509" text:style-name="L6">
        <text:list-item>
          <text:p text:style-name="P295"><text:bookmark-start text:name="__RefHeading___Toc2551_3236038107"/>Define a passthrough network interface in <text:span text:style-name="T318">the </text:span>Settings <text:span text:style-name="T318">activity</text:span>. Optionally, disable or enable TLS. <text:span text:style-name="T223">If TLS is enabled, it is expected that the defined endpoint supports TLS.</text:span><text:bookmark-end text:name="__RefHeading___Toc2551_3236038107"/></text:p>
        </text:list-item>
        <text:list-item>
          <text:p text:style-name="P295"><text:bookmark-start text:name="__RefHeading___Toc2553_3236038107"/>Prepare the endpoint service on the destination device. In this example: nc -l 192.168.178.15 4710 &gt; output.<text:bookmark-end text:name="__RefHeading___Toc2553_3236038107"/></text:p>
        </text:list-item>
        <text:list-item>
          <text:p text:style-name="P295"><text:bookmark-start text:name="__RefHeading___Toc2555_3236038107"/>In the Steam activity, select a single file and specify the destination as Other (Non-Smoke). <text:span text:style-name="T224">Tag the file for transfer.</text:span> <text:span text:style-name="T224">Repeat as often as desired.</text:span><text:bookmark-end text:name="__RefHeading___Toc2555_3236038107"/></text:p>
        </text:list-item>
        <text:list-item>
          <text:p text:style-name="P296"><text:bookmark-start text:name="__RefHeading___Toc2557_3236038107"/>Resume each file.<text:bookmark-end text:name="__RefHeading___Toc2557_3236038107"/></text:p>
        </text:list-item>
        <text:list-item>
          <text:p text:style-name="P297">The first file to be tagged is the first file to be transferred.</text:p>
        </text:list-item>
      </text:list>
      <text:p text:style-name="P150"><text:span text:style-name="T224">Using commands such as head and tail, it’s possible to partition the output file into separate files. Data may also be</text:span> pip<text:span text:style-name="T221">ed</text:span> <text:span text:style-name="T221">to </text:span>multiple endpoints.</text:p>
      <text:p text:style-name="P151"><text:span text:style-name="T228">A c</text:span>oncrete example follows.</text:p>
      <text:list xml:id="list1747368397" text:style-name="L7">
        <text:list-item>
          <text:p text:style-name="P298">In a console: “nc -k -l 192.168.178.15 4710 &gt; output”. <text:span text:style-name="T225">If necessary, disable the firewall or prepare specific firewall rules on the destination device.</text:span></text:p>
        </text:list-item>
        <text:list-item>
          <text:p text:style-name="P298">Define the non-TLS passthrough 192.168.178.15:4710 in Smoke’<text:span text:style-name="T226">s Settings activity.</text:span></text:p>
        </text:list-item>
        <text:list-item>
          <text:p text:style-name="P299">Prepare 3 image files for distribution in Smoke.</text:p>
        </text:list-item>
        <text:list-item>
          <text:p text:style-name="P299">Activate the Rewind &amp; Resume All Steams context-<text:span text:style-name="T225">menu option </text:span>in the Steam activity.</text:p>
        </text:list-item>
        <text:list-item>
          <text:p text:style-name="P300">Once the 3 files have been transferred, observe the file sizes of each Steam.</text:p>
        </text:list-item>
        <text:list-item>
          <text:p text:style-name="P300">In a console: “head -c <text:span text:style-name="T227">sizeof(file a)</text:span> output &gt; file1”.</text:p>
        </text:list-item>
        <text:list-item>
          <text:p text:style-name="P300">In a console: “sha256 file1”. The digest must match the digest provided by Smoke.</text:p>
        </text:list-item>
        <text:list-item>
          <text:p text:style-name="P300">In a console: “<text:span text:style-name="T227">tail -c “$((sizeof(file a) + sizeof(file b)))” output | head -c sizeof(file a) &gt; file2”.</text:span></text:p>
        </text:list-item>
        <text:list-item>
          <text:p text:style-name="P301">In a consol<text:span text:style-name="T228">e:</text:span> “sha256 file2”. The digest must match the digest provided by Smoke.</text:p>
        </text:list-item>
        <text:list-item>
          <text:p text:style-name="P302">In a console: “tail -c sizeof(file c) output &gt; file3”.</text:p>
        </text:list-item>
        <text:list-item>
          <text:p text:style-name="P302">Finally: “sha256 file3”. The digest must match the digest provided by Smoke.</text:p>
        </text:list-item>
      </text:list>
      <text:p text:style-name="P159"><text:span text:style-name="T236">The Scripts directory contains a program for partitioning a </text:span><text:span text:style-name="T238">received</text:span><text:span text:style-name="T236"> </text:span><text:span text:style-name="T239">aggregate</text:span><text:span text:style-name="T238"> </text:span><text:span text:style-name="T236">into individual components.</text:span></text:p>
      <text:p text:style-name="P158"/>
      <text:h text:style-name="P252" text:outline-level="1"><text:bookmark-start text:name="__RefHeading___Toc1545_532530284"/><text:span text:style-name="T99">Software </text:span>Distribution<text:bookmark-end text:name="__RefHeading___Toc1545_532530284"/></text:h>
      <text:p text:style-name="P92">Smoke is distributed in debug (smoke-debug.apk) <text:span text:style-name="T130">form. Sometimes, a r</text:span>elease (smoke.apk) form <text:span text:style-name="T130">is also distributed</text:span>. The release bundle is signed and <text:span text:style-name="T219">may </text:span>include the source.</text:p>
      <text:p text:style-name="P93"/>
      <text:h text:style-name="P253"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6">recorded.</text:span></text:p>
      <text:list xml:id="list579083939" text:style-name="L8">
        <text:list-item>
          <text:p text:style-name="P303">Generate an ephemeral public-key pair. A public-key pair is generated per file. Do not generate a public-key pair if one already exists or if private keys (4) have been recorded.</text:p>
        </text:list-item>
        <text:list-item>
          <text:p text:style-name="P303">Locally record the ephemeral public-key pair.</text:p>
        </text:list-item>
        <text:list-item>
          <text:p text:style-name="P303">Transfer <text:span text:style-name="T310">the </text:span>ephemeral public key to <text:span text:style-name="T295">the </text:span>destination participant.</text:p>
        </text:list-item>
        <text:list-item>
          <text:p text:style-name="P303">Destination receives <text:span text:style-name="T309">the </text:span>ephemeral public key and generates private keys. Do not generate private keys if private keys already exist.</text:p>
        </text:list-item>
        <text:list-item>
          <text:p text:style-name="P303">Locally record <text:span text:style-name="T311">the </text:span>private keys, unless <text:span text:style-name="T312">the </text:span>private keys exist.</text:p>
        </text:list-item>
        <text:list-item>
          <text:p text:style-name="P303">Destination encrypts <text:span text:style-name="T313">the </text:span>private keys via the ephemeral public key and submits the results to the source participant.</text:p>
        </text:list-item>
        <text:list-item>
          <text:p text:style-name="P303">Source participant receives <text:span text:style-name="T314">the </text:span>bundle and deciphers the private keys via the ephemeral private key.</text:p>
        </text:list-item>
        <text:list-item>
          <text:p text:style-name="P303">Source participant records <text:span text:style-name="T316">the </text:span>private keys (4).</text:p>
        </text:list-item>
        <text:list-item>
          <text:p text:style-name="P303">Source participant deletes <text:span text:style-name="T315">the </text:span>ephemeral public-key pair from the local SQLite database.</text:p>
        </text:list-item>
        <text:list-item>
          <text:p text:style-name="P303">Destination participant <text:span text:style-name="T317">the </text:span>deletes ephemeral public key after the first packet of the Steam is <text:span text:style-name="T297">recorded.</text:span></text:p>
        </text:list-item>
      </text:list>
      <text:p text:style-name="Text_20_body"/>
      <text:h text:style-name="P223" text:outline-level="1"><text:bookmark-start text:name="__RefHeading___Toc226_1901209788"/>TCP, UDP Protocols<text:bookmark-end text:name="__RefHeading___Toc226_1901209788"/></text:h>
      <text:p text:style-name="P117">Smoke supports both the TCP and UDP network protocols. Multicast and unicast UDP <text:span text:style-name="T27">varieties</text:span> <text:span text:style-name="T27">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8"><text:span text:style-name="T10">E</text:span><text:span text:style-name="T9">xample UDP multicast address: 239.255.43.21.</text:span></text:p>
      <text:p text:style-name="P8"/>
      <text:h text:style-name="P254" text:outline-level="1"><text:bookmark-start text:name="__RefHeading___Toc857_1547525695"/><text:span text:style-name="T161">Task</text:span> Utilization<text:bookmark-end text:name="__RefHeading___Toc857_1547525695"/></text:h>
      <text:p text:style-name="P174"><text:span text:style-name="T299">Smoke is an extremely </text:span><text:span text:style-name="T161">task-oriented</text:span><text:span text:style-name="T299"> application. For example, the Kernel object utilizes </text:span><text:span text:style-name="T298">10</text:span><text:span text:style-name="T299"> </text:span><text:span text:style-name="T161">tasks</text:span><text:span text:style-name="T299"> while a single Neighbor object </text:span><text:span text:style-name="T90">spawns</text:span><text:span text:style-name="T299"> </text:span><text:span text:style-name="T298">4</text:span><text:span text:style-name="T299"> </text:span><text:span text:style-name="T161">tasks</text:span><text:span text:style-name="T299">. Various </text:span><text:span text:style-name="T161">tasks</text:span><text:span text:style-name="T299"> are also </text:span><text:span text:style-name="T90">defined</text:span><text:span text:style-name="T299"> in the acti</text:span><text:span text:style-name="T89">vities.</text:span></text:p>
      <text:p text:style-name="P122"/>
      <text:h text:style-name="P255" text:outline-level="1"><text:bookmark-start text:name="__RefHeading__1732_663878714"/>Time<text:bookmark-end text:name="__RefHeading__1732_663878714"/></text:h>
      <text:p text:style-name="P133">Time references are included in various message structures. Therefore, it is important that <text:span text:style-name="T132">a device’s</text:span> local clock is correct. Smoke also performs numerous internal processes which are time-sensitive.</text:p>
      <text:p text:style-name="P163">Smoke shall notify the operator if the device’s Unix time differs from the Unix time of an external source <text:span text:style-name="T248">by approximately five seconds</text:span>. Notifications, <text:span text:style-name="T308">if enabled,</text:span> will occur every thirty seconds.</text:p>
      <text:p text:style-name="P163"/>
      <text:h text:style-name="P256" text:outline-level="1"><text:bookmark-start text:name="__RefHeading___Toc789_736866454"/>UDP Datagrams<text:bookmark-end text:name="__RefHeading___Toc789_736866454"/></text:h>
      <text:p text:style-name="P116">Outbound UDP messages are partitioned into 576-byte datagrams. For example, a 15000-byte message will be partitioned into 27 datagrams.</text:p>
      <text:p text:style-name="P116"/>
      <text:h text:style-name="P257" text:outline-level="1"><text:bookmark-start text:name="__RefHeading___Toc785_736866454"/>Verifying Public-Key Ownership<text:bookmark-end text:name="__RefHeading___Toc785_736866454"/></text:h>
      <text:p text:style-name="P157"><text:span text:style-name="T237">Before initiating an exchange of public-key pairs, Smoke generates digital signatures using the private keys of the encryption and signature public keys. </text:span><text:span text:style-name="T147">The digital signatures are composed of the concatenation of the public encryption and signature keys. The signatures are included in the EPKS bundle. </text:span><text:span text:style-name="T237">A </text:span><text:span text:style-name="T236">recipient</text:span><text:span text:style-name="T237"> verifies the signatures and accepts the public-key pairs if the signatures are valid. McEliece signatures are not included and are therefore not verified. </text:span><text:span text:style-name="T148">Summary:</text:span></text:p>
      <text:list xml:id="list1432135801" text:style-name="L9">
        <text:list-item>
          <text:p text:style-name="P304">Concatenate the <text:span text:style-name="T149">encoded forms of the </text:span>encryption and <text:span text:style-name="T149">the </text:span>signature public keys.</text:p>
        </text:list-item>
        <text:list-item>
          <text:p text:style-name="P304">Digitally sign the <text:span text:style-name="T149">concatenated product u</text:span>sing the private encryption key.</text:p>
        </text:list-item>
        <text:list-item>
          <text:p text:style-name="P304">Digitally sign the <text:span text:style-name="T149">concatenated product</text:span> using the private signature key.</text:p>
        </text:list-item>
        <text:list-item>
          <text:p text:style-name="P304">Bundle the two digital signatures.</text:p>
        </text:list-item>
      </text:list>
      <text:p text:style-name="P1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11-18T20:08:23.846220852</dc:date>
    <meta:editing-duration>P11DT16H58M43S</meta:editing-duration>
    <meta:editing-cycles>1411</meta:editing-cycles>
    <meta:generator>LibreOffice/6.4.6.2$Linux_X86_64 LibreOffice_project/40$Build-2</meta:generator>
    <meta:document-statistic meta:table-count="0" meta:image-count="0" meta:object-count="0" meta:page-count="64" meta:paragraph-count="860" meta:word-count="6452" meta:character-count="42887" meta:non-whitespace-character-count="35600"/>
  </office:meta>
</office:document-meta>
</file>